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New" svg:font-family="CourierNew" style:font-pitch="variable"/>
    <style:font-face style:name="CourierNew1" svg:font-family="CourierNew"/>
    <style:font-face style:name="CourierNewPS" svg:font-family="CourierNewPS" style:font-pitch="variable"/>
    <style:font-face style:name="CourierNewPS1" svg:font-family="CourierNewPS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fffbcc"/>
    </style:style>
    <style:style style:name="gr3" style:family="graphic" style:parent-style-name="standard">
      <style:graphic-properties draw:stroke="none" draw:fill="solid" draw:fill-color="#808080"/>
    </style:style>
    <style:style style:name="gr4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30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7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7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13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4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4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42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3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5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09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3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6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21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8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4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7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4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74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61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4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97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77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92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9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69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01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88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7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7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0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7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6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8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8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3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86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23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51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solid" draw:fill-color="#000000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6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25cm"/>
    </style:style>
    <style:style style:name="gr66" style:family="graphic" style:parent-style-name="objectwithoutfill">
      <style:graphic-properties svg:stroke-color="#000000" draw:fill="none" draw:textarea-horizontal-align="center" draw:textarea-vertical-align="middle"/>
    </style:style>
    <style:style style:name="gr67" style:family="graphic" style:parent-style-name="objectwithoutfill">
      <style:graphic-properties draw:fill="none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85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12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01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7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54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5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6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63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7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45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9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20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6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7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8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0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1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2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6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37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68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01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9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8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0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405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86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4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2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22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5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06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3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50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5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9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1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88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3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73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3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4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9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94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3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2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3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6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8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6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0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7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3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70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3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3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solid" draw:fill-color="#dddddd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89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1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1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1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4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33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8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1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74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8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83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42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7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5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6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78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34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7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99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9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31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13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3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97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9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99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3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63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08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9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058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9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6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9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54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17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13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217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167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16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46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93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93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70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399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fffbcc"/>
    </style:style>
    <style:style style:name="P3" style:family="paragraph">
      <loext:graphic-properties draw:fill="solid" draw:fill-color="#808080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2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dddddd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 draw:fill-color="#ffffff"/>
    </style:style>
    <style:style style:name="T1" style:family="text">
      <style:text-properties fo:color="#000000" loext:opacity="100%" style:font-name="DejaVuSans1" fo:font-size="14pt" fo:font-weight="bold" style:font-size-asian="14pt" style:font-name-complex="DejaVuSans1" style:font-size-complex="14pt" style:font-weight-complex="bold"/>
    </style:style>
    <style:style style:name="T2" style:family="text">
      <style:text-properties fo:color="#000000" loext:opacity="100%" style:font-name="DejaVuSans1" fo:font-size="12pt" fo:font-weight="bold" style:font-size-asian="12pt" style:font-name-complex="DejaVuSans1" style:font-size-complex="12pt" style:font-weight-complex="bold"/>
    </style:style>
    <style:style style:name="T3" style:family="text">
      <style:text-properties fo:color="#000000" loext:opacity="100%" style:font-name="DejaVuSans1" fo:font-size="10pt" fo:font-weight="bold" style:font-size-asian="10pt" style:font-name-complex="DejaVuSans1" style:font-size-complex="10pt" style:font-weight-complex="bold"/>
    </style:style>
    <style:style style:name="T4" style:family="text">
      <style:text-properties fo:color="#000000" loext:opacity="100%" style:font-name="DejaVuSans1" fo:font-size="10pt" style:font-size-asian="10pt" style:font-name-complex="DejaVuSans1" style:font-size-complex="10pt"/>
    </style:style>
    <style:style style:name="T5" style:family="text">
      <style:text-properties fo:color="#000000" loext:opacity="100%" style:font-name="DejaVuSans1" fo:font-size="10pt" fo:font-style="italic" style:font-size-asian="10pt" style:font-name-complex="DejaVuSans1" style:font-size-complex="10pt" style:font-style-complex="italic"/>
    </style:style>
    <style:style style:name="T6" style:family="text">
      <style:text-properties fo:color="#000000" loext:opacity="100%" style:font-name="CourierNewPS1" fo:font-size="9pt" fo:font-weight="bold" style:font-size-asian="9pt" style:font-name-complex="CourierNewPS1" style:font-size-complex="9pt" style:font-weight-complex="bold"/>
    </style:style>
    <style:style style:name="T7" style:family="text">
      <style:text-properties fo:color="#000000" loext:opacity="100%" style:font-name="CourierNewPS1" fo:font-size="8pt" fo:font-weight="bold" style:font-size-asian="8pt" style:font-name-complex="CourierNewPS1" style:font-size-complex="8pt" style:font-weight-complex="bold"/>
    </style:style>
    <style:style style:name="T8" style:family="text">
      <style:text-properties fo:color="#000000" loext:opacity="100%" style:font-name="CourierNew1" fo:font-size="10pt" style:font-size-asian="10pt" style:font-name-complex="CourierNew1" style:font-size-complex="10pt"/>
    </style:style>
    <style:style style:name="T9" style:family="text">
      <style:text-properties fo:color="#000000" loext:opacity="100%" style:font-name="CourierNew1" fo:font-size="11pt" style:font-size-asian="11pt" style:font-name-complex="CourierNew1" style:font-size-complex="11pt"/>
    </style:style>
    <style:style style:name="T10" style:family="text">
      <style:text-properties fo:color="#000000" loext:opacity="100%" style:font-name="DejaVuSans1" fo:font-size="5.80000019073486pt" style:font-size-asian="5.80000019073486pt" style:font-name-complex="DejaVuSans1" style:font-size-complex="5.80000019073486pt"/>
    </style:style>
    <style:style style:name="T11" style:family="text">
      <style:text-properties fo:color="#000000" loext:opacity="100%" style:font-name="CourierNewPS1" fo:font-size="10pt" fo:font-weight="bold" style:font-size-asian="10pt" style:font-name-complex="CourierNewPS1" style:font-size-complex="10pt" style:font-weight-complex="bold"/>
    </style:style>
    <style:style style:name="T12" style:family="text">
      <style:text-properties fo:color="#000000" loext:opacity="100%" style:font-name="OpenSymbol1" fo:font-size="10pt" style:font-size-asian="10pt" style:font-name-complex="OpenSymbol1" style:font-size-complex="10pt"/>
    </style:style>
    <style:style style:name="T13" style:family="text">
      <style:text-properties fo:color="#000000" loext:opacity="100%" style:font-name="DejaVuSans1" fo:font-size="8pt" style:font-size-asian="8pt" style:font-name-complex="DejaVuSans1" style:font-size-complex="8pt"/>
    </style:style>
    <style:style style:name="T14" style:family="text">
      <style:text-properties fo:color="#000000" loext:opacity="100%" style:font-name="DejaVuSans1" fo:font-size="8pt" fo:font-weight="bold" style:font-size-asian="8pt" style:font-name-complex="DejaVuSans1" style:font-size-complex="8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673604" loext:opacity="100%" style:font-name="CourierNewPS1" fo:font-size="10pt" fo:font-style="italic" fo:font-weight="bold" style:font-size-asian="10pt" style:font-name-complex="CourierNewPS1" style:font-size-complex="10pt" style:font-style-complex="italic" style:font-weight-complex="bold"/>
    </style:style>
    <style:style style:name="T17" style:family="text">
      <style:text-properties fo:color="#673604" loext:opacity="100%" style:font-name="CourierNewPS1" fo:font-size="10pt" fo:font-style="italic" style:font-size-asian="10pt" style:font-name-complex="CourierNewPS1" style:font-size-complex="10pt" style:font-style-complex="italic"/>
    </style:style>
    <style:style style:name="T18" style:family="text">
      <style:text-properties fo:color="#673604" loext:opacity="100%" style:font-name="CourierNewPS1" fo:font-size="5.80000019073486pt" fo:font-style="italic" style:font-size-asian="5.80000019073486pt" style:font-name-complex="CourierNewPS1" style:font-size-complex="5.80000019073486pt" style:font-style-complex="italic"/>
    </style:style>
    <style:style style:name="T19" style:family="text">
      <style:text-properties fo:color="#673604" loext:opacity="100%" style:font-name="OpenSymbol1" fo:font-size="10pt" style:font-size-asian="10pt" style:font-name-complex="OpenSymbol1" style:font-size-complex="10pt"/>
    </style:style>
    <style:style style:name="T20" style:family="text">
      <style:text-properties fo:color="#000000" loext:opacity="100%" style:font-name="CourierNew1" fo:font-size="5.80000019073486pt" style:font-size-asian="5.80000019073486pt" style:font-name-complex="CourierNew1" style:font-size-complex="5.80000019073486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847cm" svg:height="0.61cm" svg:x="5.288cm" svg:y="4.836cm" svg:viewBox="0 0 4848 611" draw:points="0,611 4848,611 4848,0 0,0">
          <text:p/>
        </draw:polygon>
        <draw:polygon draw:style-name="gr1" draw:text-style-name="P1" draw:layer="layout" svg:width="0.709cm" svg:height="1.39cm" svg:x="8.858cm" svg:y="5.446cm" svg:viewBox="0 0 710 1391" draw:points="0,1391 710,1391 710,0 0,0">
          <text:p/>
        </draw:polygon>
        <draw:polygon draw:style-name="gr1" draw:text-style-name="P1" draw:layer="layout" svg:width="0.709cm" svg:height="0.685cm" svg:x="8.858cm" svg:y="6.836cm" svg:viewBox="0 0 710 686" draw:points="0,686 710,686 710,0 0,0">
          <text:p/>
        </draw:polygon>
        <draw:polygon draw:style-name="gr1" draw:text-style-name="P1" draw:layer="layout" svg:width="0.709cm" svg:height="0.628cm" svg:x="8.858cm" svg:y="7.521cm" svg:viewBox="0 0 710 629" draw:points="0,629 710,629 710,0 0,0">
          <text:p/>
        </draw:polygon>
        <draw:polygon draw:style-name="gr1" draw:text-style-name="P1" draw:layer="layout" svg:width="0.709cm" svg:height="0.599cm" svg:x="8.858cm" svg:y="8.149cm" svg:viewBox="0 0 710 600" draw:points="0,600 710,600 710,0 0,0">
          <text:p/>
        </draw:polygon>
        <draw:polygon draw:style-name="gr1" draw:text-style-name="P1" draw:layer="layout" svg:width="0.709cm" svg:height="0.604cm" svg:x="8.858cm" svg:y="8.748cm" svg:viewBox="0 0 710 605" draw:points="0,605 710,605 710,0 0,0">
          <text:p/>
        </draw:polygon>
        <draw:polygon draw:style-name="gr1" draw:text-style-name="P1" draw:layer="layout" svg:width="1.976cm" svg:height="1.221cm" svg:x="18.707cm" svg:y="8.272cm" svg:viewBox="0 0 1977 1222" draw:points="0,1222 1977,1222 1977,0 0,0">
          <text:p/>
        </draw:polygon>
        <draw:polygon draw:style-name="gr2" draw:text-style-name="P2" draw:layer="layout" svg:width="0.945cm" svg:height="0.6cm" svg:x="20.683cm" svg:y="8.272cm" svg:viewBox="0 0 946 601" draw:points="0,601 946,601 946,0 0,0">
          <text:p/>
        </draw:polygon>
        <draw:polygon draw:style-name="gr1" draw:text-style-name="P1" draw:layer="layout" svg:width="0.985cm" svg:height="0.6cm" svg:x="21.628cm" svg:y="8.272cm" svg:viewBox="0 0 986 601" draw:points="0,601 986,601 986,0 0,0">
          <text:p/>
        </draw:polygon>
        <draw:polygon draw:style-name="gr1" draw:text-style-name="P1" draw:layer="layout" svg:width="0.814cm" svg:height="0.6cm" svg:x="22.613cm" svg:y="8.272cm" svg:viewBox="0 0 815 601" draw:points="0,601 815,601 815,0 0,0">
          <text:p/>
        </draw:polygon>
        <draw:polygon draw:style-name="gr1" draw:text-style-name="P1" draw:layer="layout" svg:width="0.981cm" svg:height="0.6cm" svg:x="23.427cm" svg:y="8.272cm" svg:viewBox="0 0 982 601" draw:points="0,601 982,601 982,0 0,0">
          <text:p/>
        </draw:polygon>
        <draw:polygon draw:style-name="gr2" draw:text-style-name="P2" draw:layer="layout" svg:width="0.945cm" svg:height="0.621cm" svg:x="20.683cm" svg:y="8.872cm" svg:viewBox="0 0 946 622" draw:points="0,622 946,622 946,0 0,0">
          <text:p/>
        </draw:polygon>
        <draw:polygon draw:style-name="gr1" draw:text-style-name="P1" draw:layer="layout" svg:width="1.976cm" svg:height="0.599cm" svg:x="18.707cm" svg:y="9.493cm" svg:viewBox="0 0 1977 600" draw:points="0,600 1977,600 1977,0 0,0">
          <text:p/>
        </draw:polygon>
        <draw:polygon draw:style-name="gr2" draw:text-style-name="P2" draw:layer="layout" svg:width="0.945cm" svg:height="0.599cm" svg:x="20.683cm" svg:y="9.493cm" svg:viewBox="0 0 946 600" draw:points="0,600 946,600 946,0 0,0">
          <text:p/>
        </draw:polygon>
        <draw:polygon draw:style-name="gr1" draw:text-style-name="P1" draw:layer="layout" svg:width="2.007cm" svg:height="1.221cm" svg:x="17.014cm" svg:y="10.886cm" svg:viewBox="0 0 2008 1222" draw:points="0,1222 2008,1222 2008,0 0,0">
          <text:p/>
        </draw:polygon>
        <draw:polygon draw:style-name="gr2" draw:text-style-name="P2" draw:layer="layout" svg:width="0.847cm" svg:height="0.6cm" svg:x="19.021cm" svg:y="10.886cm" svg:viewBox="0 0 848 601" draw:points="0,601 848,601 848,0 0,0">
          <text:p/>
        </draw:polygon>
        <draw:polygon draw:style-name="gr1" draw:text-style-name="P1" draw:layer="layout" svg:width="0.875cm" svg:height="0.6cm" svg:x="19.868cm" svg:y="10.886cm" svg:viewBox="0 0 876 601" draw:points="0,601 876,601 876,0 0,0">
          <text:p/>
        </draw:polygon>
        <draw:polygon draw:style-name="gr1" draw:text-style-name="P1" draw:layer="layout" svg:width="0.741cm" svg:height="0.6cm" svg:x="20.743cm" svg:y="10.886cm" svg:viewBox="0 0 742 601" draw:points="0,601 742,601 742,0 0,0">
          <text:p/>
        </draw:polygon>
        <draw:polygon draw:style-name="gr1" draw:text-style-name="P1" draw:layer="layout" svg:width="0.765cm" svg:height="0.6cm" svg:x="21.484cm" svg:y="10.886cm" svg:viewBox="0 0 766 601" draw:points="0,601 766,601 766,0 0,0">
          <text:p/>
        </draw:polygon>
        <draw:polygon draw:style-name="gr1" draw:text-style-name="P1" draw:layer="layout" svg:width="0.741cm" svg:height="0.6cm" svg:x="22.249cm" svg:y="10.886cm" svg:viewBox="0 0 742 601" draw:points="0,601 742,601 742,0 0,0">
          <text:p/>
        </draw:polygon>
        <draw:polygon draw:style-name="gr1" draw:text-style-name="P1" draw:layer="layout" svg:width="0.981cm" svg:height="0.6cm" svg:x="22.99cm" svg:y="10.886cm" svg:viewBox="0 0 982 601" draw:points="0,601 982,601 982,0 0,0">
          <text:p/>
        </draw:polygon>
        <draw:polygon draw:style-name="gr1" draw:text-style-name="P1" draw:layer="layout" svg:width="0.765cm" svg:height="0.6cm" svg:x="23.971cm" svg:y="10.886cm" svg:viewBox="0 0 766 601" draw:points="0,601 766,601 766,0 0,0">
          <text:p/>
        </draw:polygon>
        <draw:polygon draw:style-name="gr1" draw:text-style-name="P1" draw:layer="layout" svg:width="0.745cm" svg:height="0.6cm" svg:x="24.736cm" svg:y="10.886cm" svg:viewBox="0 0 746 601" draw:points="0,601 746,601 746,0 0,0">
          <text:p/>
        </draw:polygon>
        <draw:polygon draw:style-name="gr2" draw:text-style-name="P2" draw:layer="layout" svg:width="0.847cm" svg:height="0.621cm" svg:x="19.021cm" svg:y="11.486cm" svg:viewBox="0 0 848 622" draw:points="0,622 848,622 848,0 0,0">
          <text:p/>
        </draw:polygon>
        <draw:polygon draw:style-name="gr1" draw:text-style-name="P1" draw:layer="layout" svg:width="2.007cm" svg:height="0.6cm" svg:x="17.014cm" svg:y="12.107cm" svg:viewBox="0 0 2008 601" draw:points="0,601 2008,601 2008,0 0,0">
          <text:p/>
        </draw:polygon>
        <draw:polygon draw:style-name="gr2" draw:text-style-name="P2" draw:layer="layout" svg:width="0.847cm" svg:height="0.6cm" svg:x="19.021cm" svg:y="12.107cm" svg:viewBox="0 0 848 601" draw:points="0,601 848,601 848,0 0,0">
          <text:p/>
        </draw:polygon>
        <draw:polygon draw:style-name="gr2" draw:text-style-name="P2" draw:layer="layout" svg:width="11.116cm" svg:height="0.853cm" svg:x="16.538cm" svg:y="17.794cm" svg:viewBox="0 0 11117 854" draw:points="0,854 11117,854 11117,0 0,0">
          <text:p/>
        </draw:polygon>
        <draw:polygon draw:style-name="gr3" draw:text-style-name="P3" draw:layer="layout" svg:width="13.363cm" svg:height="0.18cm" svg:x="1.178cm" svg:y="2.924cm" svg:viewBox="0 0 13364 181" draw:points="0,181 13364,181 13364,0 0,0">
          <text:p/>
        </draw:polygon>
        <draw:polygon draw:style-name="gr3" draw:text-style-name="P3" draw:layer="layout" svg:width="0.18cm" svg:height="1.75cm" svg:x="14.361cm" svg:y="1.178cm" svg:viewBox="0 0 181 1751" draw:points="0,1751 181,1751 181,0 0,0">
          <text:p/>
        </draw:polygon>
        <draw:polygon draw:style-name="gr4" draw:text-style-name="P4" draw:layer="layout" svg:width="1.803cm" svg:height="0.018cm" svg:x="0.994cm" svg:y="1.001cm" svg:viewBox="0 0 1804 19" draw:points="0,0 1804,0 1804,19 0,19">
          <text:p/>
        </draw:polygon>
        <draw:polygon draw:style-name="gr4" draw:text-style-name="P4" draw:layer="layout" svg:width="10.001cm" svg:height="0.018cm" svg:x="2.797cm" svg:y="1.001cm" svg:viewBox="0 0 10002 19" draw:points="0,0 10002,0 10002,19 0,19">
          <text:p/>
        </draw:polygon>
        <draw:polygon draw:style-name="gr4" draw:text-style-name="P4" draw:layer="layout" svg:width="1.574cm" svg:height="0.018cm" svg:x="12.798cm" svg:y="1.001cm" svg:viewBox="0 0 1575 19" draw:points="0,0 1575,0 1575,19 0,19">
          <text:p/>
        </draw:polygon>
        <draw:polygon draw:style-name="gr4" draw:text-style-name="P4" draw:layer="layout" svg:width="9.983cm" svg:height="0.017cm" svg:x="2.808cm" svg:y="2.201cm" svg:viewBox="0 0 9984 18" draw:points="0,0 9984,0 9984,18 0,18">
          <text:p/>
        </draw:polygon>
        <draw:polygon draw:style-name="gr4" draw:text-style-name="P4" draw:layer="layout" svg:width="1.803cm" svg:height="0.018cm" svg:x="0.994cm" svg:y="2.906cm" svg:viewBox="0 0 1804 19" draw:points="0,0 1804,0 1804,19 0,19">
          <text:p/>
        </draw:polygon>
        <draw:polygon draw:style-name="gr4" draw:text-style-name="P4" draw:layer="layout" svg:width="10.001cm" svg:height="0.018cm" svg:x="2.797cm" svg:y="2.906cm" svg:viewBox="0 0 10002 19" draw:points="0,0 10002,0 10002,19 0,19">
          <text:p/>
        </draw:polygon>
        <draw:polygon draw:style-name="gr4" draw:text-style-name="P4" draw:layer="layout" svg:width="1.574cm" svg:height="0.018cm" svg:x="12.798cm" svg:y="2.906cm" svg:viewBox="0 0 1575 19" draw:points="0,0 1575,0 1575,19 0,19">
          <text:p/>
        </draw:polygon>
        <draw:polygon draw:style-name="gr4" draw:text-style-name="P4" draw:layer="layout" svg:width="0.019cm" svg:height="1.923cm" svg:x="0.994cm" svg:y="1.001cm" svg:viewBox="0 0 20 1924" draw:points="0,0 0,1924 20,1924 20,0">
          <text:p/>
        </draw:polygon>
        <draw:polygon draw:style-name="gr4" draw:text-style-name="P4" draw:layer="layout" svg:width="0.018cm" svg:height="1.182cm" svg:x="2.79cm" svg:y="1.019cm" svg:viewBox="0 0 19 1183" draw:points="0,0 0,1183 19,1183 19,0">
          <text:p/>
        </draw:polygon>
        <draw:polygon draw:style-name="gr4" draw:text-style-name="P4" draw:layer="layout" svg:width="0.018cm" svg:height="0.705cm" svg:x="2.79cm" svg:y="2.201cm" svg:viewBox="0 0 19 706" draw:points="0,0 0,706 19,706 19,0">
          <text:p/>
        </draw:polygon>
        <draw:polygon draw:style-name="gr4" draw:text-style-name="P4" draw:layer="layout" svg:width="0.018cm" svg:height="1.182cm" svg:x="12.791cm" svg:y="1.019cm" svg:viewBox="0 0 19 1183" draw:points="0,0 0,1183 19,1183 19,0">
          <text:p/>
        </draw:polygon>
        <draw:polygon draw:style-name="gr4" draw:text-style-name="P4" draw:layer="layout" svg:width="0.018cm" svg:height="0.705cm" svg:x="12.791cm" svg:y="2.201cm" svg:viewBox="0 0 19 706" draw:points="0,0 0,706 19,706 19,0">
          <text:p/>
        </draw:polygon>
        <draw:polygon draw:style-name="gr4" draw:text-style-name="P4" draw:layer="layout" svg:width="0.018cm" svg:height="1.923cm" svg:x="14.354cm" svg:y="1.001cm" svg:viewBox="0 0 19 1924" draw:points="0,0 0,1924 19,1924 19,0">
          <text:p/>
        </draw:polygon>
        <draw:frame draw:style-name="gr5" draw:text-style-name="P6" draw:layer="layout" svg:width="1.302cm" svg:height="0.581cm" svg:x="1.256cm" svg:y="1.676cm">
          <draw:text-box>
            <text:p text:style-name="P5"><text:span text:style-name="T1">1NSI</text:span></text:p>
          </draw:text-box>
        </draw:frame>
        <draw:frame draw:style-name="gr6" draw:text-style-name="P7" draw:layer="layout" svg:width="8.93cm" svg:height="0.497cm" svg:x="3.337cm" svg:y="1.117cm">
          <draw:text-box>
            <text:p text:style-name="P5"><text:span text:style-name="T2">A - REPRÉSENTATION DES DONNÉES -</text:span></text:p>
          </draw:text-box>
        </draw:frame>
        <draw:frame draw:style-name="gr7" draw:text-style-name="P7" draw:layer="layout" svg:width="6.729cm" svg:height="0.497cm" svg:x="4.434cm" svg:y="1.611cm">
          <draw:text-box>
            <text:p text:style-name="P5"><text:span text:style-name="T2">TYPES ET VALEURS DE BASE</text:span></text:p>
          </draw:text-box>
        </draw:frame>
        <draw:frame draw:style-name="gr8" draw:text-style-name="P6" draw:layer="layout" svg:width="0.493cm" svg:height="0.581cm" svg:x="13.395cm" svg:y="1.676cm">
          <draw:text-box>
            <text:p text:style-name="P5"><text:span text:style-name="T1">R</text:span></text:p>
          </draw:text-box>
        </draw:frame>
        <draw:frame draw:style-name="gr9" draw:text-style-name="P7" draw:layer="layout" svg:width="4.972cm" svg:height="0.497cm" svg:x="5.316cm" svg:y="2.316cm">
          <draw:text-box>
            <text:p text:style-name="P5"><text:span text:style-name="T2">Arithmétique binaire</text:span></text:p>
          </draw:text-box>
        </draw:frame>
        <draw:frame draw:style-name="gr10" draw:text-style-name="P8" draw:layer="layout" svg:width="4.439cm" svg:height="0.412cm" svg:x="1.005cm" svg:y="3.405cm">
          <draw:text-box>
            <text:p text:style-name="P5"><text:span text:style-name="T3">I- L’ADDITION BINAIRE</text:span></text:p>
          </draw:text-box>
        </draw:frame>
        <draw:frame draw:style-name="gr11" draw:text-style-name="P8" draw:layer="layout" svg:width="13.139cm" svg:height="0.412cm" svg:x="1.005cm" svg:y="3.917cm">
          <draw:text-box>
            <text:p text:style-name="P5"><text:span text:style-name="T4">Les <text:s/></text:span><text:span text:style-name="T5">additions binaires</text:span><text:span text:style-name="T4"> <text:s/>fondamentales entre bits sont récapitulées dans le</text:span></text:p>
          </draw:text-box>
        </draw:frame>
        <draw:polygon draw:style-name="gr3" draw:text-style-name="P3" draw:layer="layout" svg:width="4.851cm" svg:height="0.18cm" svg:x="5.464cm" svg:y="9.352cm" svg:viewBox="0 0 4852 181" draw:points="0,181 4852,181 4852,0 0,0">
          <text:p/>
        </draw:polygon>
        <draw:polygon draw:style-name="gr3" draw:text-style-name="P3" draw:layer="layout" svg:width="0.18cm" svg:height="4.343cm" svg:x="10.135cm" svg:y="5.012cm" svg:viewBox="0 0 181 4344" draw:points="0,4344 181,4344 181,0 0,0">
          <text:p/>
        </draw:polygon>
        <draw:frame draw:style-name="gr12" draw:text-style-name="P8" draw:layer="layout" svg:width="13.448cm" svg:height="0.412cm" svg:x="1.005cm" svg:y="4.326cm">
          <draw:text-box>
            <text:p text:style-name="P5"><text:span text:style-name="T4">tableau ci-contre. </text:span><text:span text:style-name="T3">L’addition binaire</text:span><text:span text:style-name="T4"> fait apparaître la notion de </text:span><text:span text:style-name="T3">retenue</text:span><text:span text:style-name="T4"> :</text:span></text:p>
          </draw:text-box>
        </draw:frame>
        <draw:frame draw:style-name="gr13" draw:text-style-name="P9" draw:layer="layout" svg:width="3.05cm" svg:height="0.361cm" svg:x="6.191cm" svg:y="4.96cm">
          <draw:text-box>
            <text:p text:style-name="P5"><text:span text:style-name="T6">Addition binaire</text:span></text:p>
          </draw:text-box>
        </draw:frame>
        <draw:frame draw:style-name="gr14" draw:text-style-name="P10" draw:layer="layout" svg:width="1.187cm" svg:height="0.323cm" draw:transform="rotate (1.5707963267949) translate (9.057cm 6.735cm)">
          <draw:text-box>
            <text:p text:style-name="P5"><text:span text:style-name="T7">Retenue</text:span></text:p>
          </draw:text-box>
        </draw:frame>
        <draw:frame draw:style-name="gr15" draw:text-style-name="P8" draw:layer="layout" svg:width="0.352cm" svg:height="0.399cm" svg:x="5.634cm" svg:y="6.98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6.526cm" svg:y="6.98cm">
          <draw:text-box>
            <text:p text:style-name="P5"><text:span text:style-name="T8">+</text:span></text:p>
          </draw:text-box>
        </draw:frame>
        <draw:frame draw:style-name="gr15" draw:text-style-name="P8" draw:layer="layout" svg:width="0.352cm" svg:height="0.399cm" svg:x="7.419cm" svg:y="6.98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8.311cm" svg:y="6.98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9.694cm" svg:y="6.98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5.634cm" svg:y="7.637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6.526cm" svg:y="7.637cm">
          <draw:text-box>
            <text:p text:style-name="P5"><text:span text:style-name="T8">+</text:span></text:p>
          </draw:text-box>
        </draw:frame>
        <draw:frame draw:style-name="gr15" draw:text-style-name="P8" draw:layer="layout" svg:width="0.352cm" svg:height="0.399cm" svg:x="7.419cm" svg:y="7.637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8.311cm" svg:y="7.637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9.694cm" svg:y="7.637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5.634cm" svg:y="8.25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6.526cm" svg:y="8.25cm">
          <draw:text-box>
            <text:p text:style-name="P5"><text:span text:style-name="T8">+</text:span></text:p>
          </draw:text-box>
        </draw:frame>
        <draw:frame draw:style-name="gr15" draw:text-style-name="P8" draw:layer="layout" svg:width="0.352cm" svg:height="0.399cm" svg:x="7.419cm" svg:y="8.2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8.311cm" svg:y="8.25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9.694cm" svg:y="8.25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5.634cm" svg:y="8.85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6.526cm" svg:y="8.85cm">
          <draw:text-box>
            <text:p text:style-name="P5"><text:span text:style-name="T8">+</text:span></text:p>
          </draw:text-box>
        </draw:frame>
        <draw:frame draw:style-name="gr15" draw:text-style-name="P8" draw:layer="layout" svg:width="0.352cm" svg:height="0.399cm" svg:x="7.419cm" svg:y="8.85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8.311cm" svg:y="8.85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8.961cm" svg:y="8.85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9.694cm" svg:y="8.85cm">
          <draw:text-box>
            <text:p text:style-name="P5"><text:span text:style-name="T8">0</text:span></text:p>
          </draw:text-box>
        </draw:frame>
        <draw:frame draw:style-name="gr16" draw:text-style-name="P8" draw:layer="layout" svg:width="7.359cm" svg:height="0.412cm" svg:x="1.005cm" svg:y="9.632cm">
          <draw:text-box>
            <text:p text:style-name="P5"><text:span text:style-name="T3">Calculer</text:span><text:span text:style-name="T4"> les additions binaires suivantes.</text:span></text:p>
          </draw:text-box>
        </draw:frame>
        <draw:frame draw:style-name="gr17" draw:text-style-name="P11" draw:layer="layout" svg:width="3.495cm" svg:height="0.446cm" svg:x="2.254cm" svg:y="10.144cm">
          <draw:text-box>
            <text:p text:style-name="P5"><text:span text:style-name="T9">1 + 1 + 1 = ………</text:span></text:p>
          </draw:text-box>
        </draw:frame>
        <draw:frame draw:style-name="gr18" draw:text-style-name="P11" draw:layer="layout" svg:width="4.426cm" svg:height="0.446cm" svg:x="2.254cm" svg:y="10.683cm">
          <draw:text-box>
            <text:p text:style-name="P5"><text:span text:style-name="T9">1 + 1 + 1 + 1 = ………</text:span></text:p>
          </draw:text-box>
        </draw:frame>
        <draw:frame draw:style-name="gr19" draw:text-style-name="P11" draw:layer="layout" svg:width="5.357cm" svg:height="0.446cm" svg:x="2.254cm" svg:y="11.223cm">
          <draw:text-box>
            <text:p text:style-name="P5"><text:span text:style-name="T9">1 + 1 + 1 + 1 + 1 = ………</text:span></text:p>
          </draw:text-box>
        </draw:frame>
        <draw:polygon draw:style-name="gr3" draw:text-style-name="P3" draw:layer="layout" svg:width="10.431cm" svg:height="0.18cm" svg:x="2.674cm" svg:y="14.848cm" svg:viewBox="0 0 10432 181" draw:points="0,181 10432,181 10432,0 0,0">
          <text:p/>
        </draw:polygon>
        <draw:polygon draw:style-name="gr3" draw:text-style-name="P3" draw:layer="layout" svg:width="0.18cm" svg:height="2.402cm" svg:x="12.925cm" svg:y="12.449cm" svg:viewBox="0 0 181 2403" draw:points="0,2403 181,2403 181,0 0,0">
          <text:p/>
        </draw:polygon>
        <draw:polygon draw:style-name="gr4" draw:text-style-name="P4" draw:layer="layout" svg:width="10.446cm" svg:height="0.017cm" svg:x="2.49cm" svg:y="12.273cm" svg:viewBox="0 0 10447 18" draw:points="0,0 10447,0 10447,18 0,18">
          <text:p/>
        </draw:polygon>
        <draw:polygon draw:style-name="gr4" draw:text-style-name="P4" draw:layer="layout" svg:width="10.41cm" svg:height="0.018cm" svg:x="2.508cm" svg:y="13.126cm" svg:viewBox="0 0 10411 19" draw:points="0,0 10411,0 10411,19 0,19">
          <text:p/>
        </draw:polygon>
        <draw:polygon draw:style-name="gr4" draw:text-style-name="P4" draw:layer="layout" svg:width="10.41cm" svg:height="0.017cm" svg:x="2.508cm" svg:y="13.977cm" svg:viewBox="0 0 10411 18" draw:points="0,0 10411,0 10411,18 0,18">
          <text:p/>
        </draw:polygon>
        <draw:polygon draw:style-name="gr4" draw:text-style-name="P4" draw:layer="layout" svg:width="10.446cm" svg:height="0.018cm" svg:x="2.49cm" svg:y="14.83cm" svg:viewBox="0 0 10447 19" draw:points="0,0 10447,0 10447,19 0,19">
          <text:p/>
        </draw:polygon>
        <draw:polygon draw:style-name="gr4" draw:text-style-name="P4" draw:layer="layout" svg:width="0.019cm" svg:height="0.853cm" svg:x="2.49cm" svg:y="12.273cm" svg:viewBox="0 0 20 854" draw:points="0,0 0,854 20,854 20,0">
          <text:p/>
        </draw:polygon>
        <draw:polygon draw:style-name="gr4" draw:text-style-name="P4" draw:layer="layout" svg:width="0.019cm" svg:height="0.851cm" svg:x="2.49cm" svg:y="13.126cm" svg:viewBox="0 0 20 852" draw:points="0,0 0,852 20,852 20,0">
          <text:p/>
        </draw:polygon>
        <draw:polygon draw:style-name="gr4" draw:text-style-name="P4" draw:layer="layout" svg:width="0.019cm" svg:height="0.871cm" svg:x="2.49cm" svg:y="13.977cm" svg:viewBox="0 0 20 872" draw:points="0,0 0,872 20,872 20,0">
          <text:p/>
        </draw:polygon>
        <draw:polygon draw:style-name="gr4" draw:text-style-name="P4" draw:layer="layout" svg:width="0.018cm" svg:height="0.853cm" svg:x="12.918cm" svg:y="12.273cm" svg:viewBox="0 0 19 854" draw:points="0,0 0,854 19,854 19,0">
          <text:p/>
        </draw:polygon>
        <draw:polygon draw:style-name="gr4" draw:text-style-name="P4" draw:layer="layout" svg:width="0.018cm" svg:height="0.851cm" svg:x="12.918cm" svg:y="13.126cm" svg:viewBox="0 0 19 852" draw:points="0,0 0,852 19,852 19,0">
          <text:p/>
        </draw:polygon>
        <draw:polygon draw:style-name="gr4" draw:text-style-name="P4" draw:layer="layout" svg:width="0.018cm" svg:height="0.871cm" svg:x="12.918cm" svg:y="13.977cm" svg:viewBox="0 0 19 872" draw:points="0,0 0,872 19,872 19,0">
          <text:p/>
        </draw:polygon>
        <draw:frame draw:style-name="gr20" draw:text-style-name="P8" draw:layer="layout" svg:width="11.567cm" svg:height="0.412cm" svg:x="1.005cm" svg:y="11.762cm">
          <draw:text-box>
            <text:p text:style-name="P5"><text:span text:style-name="T3">Effectuer</text:span><text:span text:style-name="T4"> les additions binaires des nombres décimaux suivants.</text:span></text:p>
          </draw:text-box>
        </draw:frame>
        <draw:frame draw:style-name="gr21" draw:text-style-name="P11" draw:layer="layout" svg:width="2.098cm" svg:height="0.446cm" svg:x="2.596cm" svg:y="12.49cm">
          <draw:text-box>
            <text:p text:style-name="P5"><text:span text:style-name="T9">6 + 3 = <text:s/></text:span></text:p>
          </draw:text-box>
        </draw:frame>
        <draw:frame draw:style-name="gr22" draw:text-style-name="P11" draw:layer="layout" svg:width="2.33cm" svg:height="0.446cm" svg:x="2.596cm" svg:y="13.34cm">
          <draw:text-box>
            <text:p text:style-name="P5"><text:span text:style-name="T9">9 + 15 = <text:s/></text:span></text:p>
          </draw:text-box>
        </draw:frame>
        <draw:frame draw:style-name="gr21" draw:text-style-name="P11" draw:layer="layout" svg:width="2.098cm" svg:height="0.446cm" svg:x="2.596cm" svg:y="14.194cm">
          <draw:text-box>
            <text:p text:style-name="P5"><text:span text:style-name="T9">7 + 4 = <text:s/></text:span></text:p>
          </draw:text-box>
        </draw:frame>
        <draw:frame draw:style-name="gr23" draw:text-style-name="P8" draw:layer="layout" svg:width="4.663cm" svg:height="0.412cm" svg:x="1.104cm" svg:y="15.329cm">
          <draw:text-box>
            <text:p text:style-name="P5"><text:span text:style-name="T3">II- RAPPELS D’ALGÈBRE</text:span></text:p>
          </draw:text-box>
        </draw:frame>
        <draw:frame draw:style-name="gr24" draw:text-style-name="P8" draw:layer="layout" svg:width="4.236cm" svg:height="0.399cm" svg:x="2.254cm" svg:y="15.839cm">
          <draw:text-box>
            <text:p text:style-name="P5"><text:span text:style-name="T8"><text:s/></text:span><text:span text:style-name="T8">a + b = (+a) + (+b)</text:span></text:p>
          </draw:text-box>
        </draw:frame>
        <draw:frame draw:style-name="gr24" draw:text-style-name="P8" draw:layer="layout" svg:width="4.236cm" svg:height="0.399cm" svg:x="2.254cm" svg:y="16.34cm">
          <draw:text-box>
            <text:p text:style-name="P5"><text:span text:style-name="T8"><text:s/></text:span><text:span text:style-name="T8">a - b = (+a) + (-b)</text:span></text:p>
          </draw:text-box>
        </draw:frame>
        <draw:frame draw:style-name="gr25" draw:text-style-name="P8" draw:layer="layout" svg:width="4.235cm" svg:height="0.399cm" svg:x="2.254cm" svg:y="16.841cm">
          <draw:text-box>
            <text:p text:style-name="P5"><text:span text:style-name="T8">-a - b = (-a) + (-b)</text:span></text:p>
          </draw:text-box>
        </draw:frame>
        <draw:frame draw:style-name="gr25" draw:text-style-name="P8" draw:layer="layout" svg:width="4.235cm" svg:height="0.399cm" svg:x="2.254cm" svg:y="17.341cm">
          <draw:text-box>
            <text:p text:style-name="P5"><text:span text:style-name="T8">-a + b = (-a) + (+b)</text:span></text:p>
          </draw:text-box>
        </draw:frame>
        <draw:frame draw:style-name="gr26" draw:text-style-name="P8" draw:layer="layout" svg:width="9.214cm" svg:height="0.412cm" svg:x="1.005cm" svg:y="17.844cm">
          <draw:text-box>
            <text:p text:style-name="P5"><text:span text:style-name="T4">En <text:s text:c="2"/>généralisant, <text:s text:c="2"/>on <text:s text:c="2"/>peut <text:s text:c="2"/>dire <text:s text:c="2"/>que <text:s/></text:span><text:span text:style-name="T3">l’addition</text:span><text:span text:style-name="T4"> </text:span></text:p>
          </draw:text-box>
        </draw:frame>
        <draw:frame draw:style-name="gr27" draw:text-style-name="P8" draw:layer="layout" svg:width="3.888cm" svg:height="0.412cm" svg:x="10.121cm" svg:y="17.844cm">
          <draw:text-box>
            <text:p text:style-name="P5"><text:span text:style-name="T4">ou <text:s text:c="2"/>la <text:s/></text:span><text:span text:style-name="T3">soustraction</text:span><text:span text:style-name="T4"> </text:span></text:p>
          </draw:text-box>
        </draw:frame>
        <draw:frame draw:style-name="gr28" draw:text-style-name="P8" draw:layer="layout" svg:width="0.442cm" svg:height="0.412cm" svg:x="14.16cm" svg:y="17.844cm">
          <draw:text-box>
            <text:p text:style-name="P5"><text:span text:style-name="T4">de</text:span></text:p>
          </draw:text-box>
        </draw:frame>
        <draw:frame draw:style-name="gr29" draw:text-style-name="P8" draw:layer="layout" svg:width="9.73cm" svg:height="0.412cm" svg:x="1.005cm" svg:y="18.253cm">
          <draw:text-box>
            <text:p text:style-name="P5"><text:span text:style-name="T4">nombres se résument à une seule et même opération :</text:span></text:p>
          </draw:text-box>
        </draw:frame>
        <draw:frame draw:style-name="gr30" draw:text-style-name="P8" draw:layer="layout" svg:width="5.641cm" svg:height="0.412cm" svg:x="4.964cm" svg:y="18.765cm">
          <draw:text-box>
            <text:p text:style-name="P5"><text:span text:style-name="T4">L’</text:span><text:span text:style-name="T3">addition</text:span><text:span text:style-name="T4"> de nombres </text:span><text:span text:style-name="T3">signés</text:span><text:span text:style-name="T4">.</text:span></text:p>
          </draw:text-box>
        </draw:frame>
        <draw:frame draw:style-name="gr31" draw:text-style-name="P8" draw:layer="layout" svg:width="8.63cm" svg:height="0.412cm" svg:x="15.205cm" svg:y="1.003cm">
          <draw:text-box>
            <text:p text:style-name="P5"><text:span text:style-name="T3">III- ÉCRITURE D’UN NOMBRE BINAIRE SIGNÉ</text:span></text:p>
          </draw:text-box>
        </draw:frame>
        <draw:frame draw:style-name="gr32" draw:text-style-name="P8" draw:layer="layout" svg:width="12.744cm" svg:height="0.412cm" svg:x="15.102cm" svg:y="1.514cm">
          <draw:text-box>
            <text:p text:style-name="P5"><text:span text:style-name="T4">Les symboles du signe positif (</text:span><text:span text:style-name="T3">+</text:span><text:span text:style-name="T4">) et du signe négatif (</text:span><text:span text:style-name="T3">-</text:span><text:span text:style-name="T4">) ne pouvant être</text:span></text:p>
          </draw:text-box>
        </draw:frame>
        <draw:frame draw:style-name="gr33" draw:text-style-name="P8" draw:layer="layout" svg:width="13.612cm" svg:height="0.412cm" svg:x="15.102cm" svg:y="1.923cm">
          <draw:text-box>
            <text:p text:style-name="P5"><text:span text:style-name="T4">utilisés <text:s text:c="2"/>directement <text:s text:c="2"/>en <text:s text:c="2"/>logique <text:s text:c="2"/>booléenne, <text:s text:c="2"/>il <text:s text:c="2"/>existe <text:s text:c="2"/>une <text:s text:c="2"/>convention</text:span></text:p>
          </draw:text-box>
        </draw:frame>
        <draw:frame draw:style-name="gr34" draw:text-style-name="P8" draw:layer="layout" svg:width="13.227cm" svg:height="0.412cm" svg:x="15.102cm" svg:y="2.336cm">
          <draw:text-box>
            <text:p text:style-name="P5"><text:span text:style-name="T4">d’écriture permettant de tenir compte du signe d’un nombre binaire signé.</text:span></text:p>
          </draw:text-box>
        </draw:frame>
        <draw:frame draw:style-name="gr35" draw:text-style-name="P8" draw:layer="layout" svg:width="8.249cm" svg:height="0.412cm" svg:x="15.102cm" svg:y="2.848cm">
          <draw:text-box>
            <text:p text:style-name="P5"><text:span text:style-name="T4">Cette convention se résume à </text:span><text:span text:style-name="T3">deux critères</text:span><text:span text:style-name="T4"> :</text:span></text:p>
          </draw:text-box>
        </draw:frame>
        <draw:frame draw:style-name="gr36" draw:text-style-name="P8" draw:layer="layout" svg:width="0.352cm" svg:height="0.412cm" svg:x="15.737cm" svg:y="3.359cm">
          <draw:text-box>
            <text:p text:style-name="P5"><text:span text:style-name="T4">1.</text:span></text:p>
          </draw:text-box>
        </draw:frame>
        <draw:frame draw:style-name="gr37" draw:text-style-name="P8" draw:layer="layout" svg:width="11.978cm" svg:height="0.412cm" svg:x="16.372cm" svg:y="3.359cm">
          <draw:text-box>
            <text:p text:style-name="P5"><text:span text:style-name="T4">Le </text:span><text:span text:style-name="T3">bit de poids fort</text:span><text:span text:style-name="T4"> du format est réservé pour exprimer le signe :</text:span></text:p>
          </draw:text-box>
        </draw:frame>
        <draw:frame draw:style-name="gr38" draw:text-style-name="P8" draw:layer="layout" svg:width="0.353cm" svg:height="0.412cm" svg:x="16.372cm" svg:y="3.871cm">
          <draw:text-box>
            <text:p text:style-name="P5"><text:span text:style-name="T4">a)</text:span></text:p>
          </draw:text-box>
        </draw:frame>
        <draw:frame draw:style-name="gr39" draw:text-style-name="P8" draw:layer="layout" svg:width="10.772cm" svg:height="0.412cm" svg:x="17.007cm" svg:y="3.871cm">
          <draw:text-box>
            <text:p text:style-name="P5"><text:span text:style-name="T4">Si le </text:span><text:span text:style-name="T3">bit de poids fort</text:span><text:span text:style-name="T4"> vaut </text:span><text:span text:style-name="T3">0</text:span><text:span text:style-name="T4">, le nombre binaire est </text:span><text:span text:style-name="T3">positif</text:span><text:span text:style-name="T4">,</text:span></text:p>
          </draw:text-box>
        </draw:frame>
        <draw:frame draw:style-name="gr40" draw:text-style-name="P8" draw:layer="layout" svg:width="0.362cm" svg:height="0.412cm" svg:x="16.372cm" svg:y="4.382cm">
          <draw:text-box>
            <text:p text:style-name="P5"><text:span text:style-name="T4">b)</text:span></text:p>
          </draw:text-box>
        </draw:frame>
        <draw:frame draw:style-name="gr41" draw:text-style-name="P8" draw:layer="layout" svg:width="10.929cm" svg:height="0.412cm" svg:x="17.007cm" svg:y="4.382cm">
          <draw:text-box>
            <text:p text:style-name="P5"><text:span text:style-name="T4">Si le </text:span><text:span text:style-name="T3">bit de poids fort</text:span><text:span text:style-name="T4"> vaut </text:span><text:span text:style-name="T3">1</text:span><text:span text:style-name="T4">, le nombre binaire est </text:span><text:span text:style-name="T3">négatif</text:span><text:span text:style-name="T4">.</text:span></text:p>
          </draw:text-box>
        </draw:frame>
        <draw:frame draw:style-name="gr36" draw:text-style-name="P8" draw:layer="layout" svg:width="0.352cm" svg:height="0.412cm" svg:x="15.737cm" svg:y="4.894cm">
          <draw:text-box>
            <text:p text:style-name="P5"><text:span text:style-name="T4">2.</text:span></text:p>
          </draw:text-box>
        </draw:frame>
        <draw:frame draw:style-name="gr42" draw:text-style-name="P8" draw:layer="layout" svg:width="11.991cm" svg:height="0.412cm" svg:x="16.372cm" svg:y="4.894cm">
          <draw:text-box>
            <text:p text:style-name="P5"><text:span text:style-name="T4">Le </text:span><text:span text:style-name="T3">format</text:span><text:span text:style-name="T4"> d’un nombre binaire signé doit donc être spécifié (4 bits,</text:span></text:p>
          </draw:text-box>
        </draw:frame>
        <draw:frame draw:style-name="gr43" draw:text-style-name="P8" draw:layer="layout" svg:width="1.577cm" svg:height="0.412cm" svg:x="16.372cm" svg:y="5.303cm">
          <draw:text-box>
            <text:p text:style-name="P5"><text:span text:style-name="T4">8 bits…).</text:span></text:p>
          </draw:text-box>
        </draw:frame>
        <draw:frame draw:style-name="gr44" draw:text-style-name="P8" draw:layer="layout" svg:width="6.699cm" svg:height="0.412cm" svg:x="15.102cm" svg:y="5.814cm">
          <draw:text-box>
            <text:p text:style-name="P5"><text:span text:style-name="T3">III.A- Nombre binaire signé positif</text:span></text:p>
          </draw:text-box>
        </draw:frame>
        <draw:frame draw:style-name="gr45" draw:text-style-name="P8" draw:layer="layout" svg:width="13.014cm" svg:height="0.412cm" svg:x="15.102cm" svg:y="6.326cm">
          <draw:text-box>
            <text:p text:style-name="P5"><text:span text:style-name="T4">Sachant que le </text:span><text:span text:style-name="T3">bit</text:span><text:span text:style-name="T4"> de </text:span><text:span text:style-name="T3">poids fort</text:span><text:span text:style-name="T4"> est égal à </text:span><text:span text:style-name="T3">zéro</text:span><text:span text:style-name="T4">, la </text:span><text:span text:style-name="T3">valeur décimale</text:span><text:span text:style-name="T4"> du</text:span></text:p>
          </draw:text-box>
        </draw:frame>
        <draw:frame draw:style-name="gr46" draw:text-style-name="P8" draw:layer="layout" svg:width="8.884cm" svg:height="0.412cm" svg:x="15.102cm" svg:y="6.739cm">
          <draw:text-box>
            <text:p text:style-name="P5"><text:span text:style-name="T4">nombre est déduite directement des bits restants.</text:span></text:p>
          </draw:text-box>
        </draw:frame>
        <draw:frame draw:style-name="gr47" draw:text-style-name="P8" draw:layer="layout" svg:width="1.678cm" svg:height="0.412cm" svg:x="15.102cm" svg:y="7.25cm">
          <draw:text-box>
            <text:p text:style-name="P5"><text:span text:style-name="T3">Exemple</text:span></text:p>
          </draw:text-box>
        </draw:frame>
        <draw:frame draw:style-name="gr48" draw:text-style-name="P8" draw:layer="layout" svg:width="3.177cm" svg:height="0.412cm" svg:x="15.102cm" svg:y="7.762cm">
          <draw:text-box>
            <text:p text:style-name="P5"><text:span text:style-name="T4">Avec 4 bits, 0.101</text:span></text:p>
          </draw:text-box>
        </draw:frame>
        <draw:frame draw:style-name="gr49" draw:text-style-name="P12" draw:layer="layout" svg:width="0.204cm" svg:height="0.239cm" svg:x="18.292cm" svg:y="7.935cm">
          <draw:text-box>
            <text:p text:style-name="P5"><text:span text:style-name="T10">2</text:span></text:p>
          </draw:text-box>
        </draw:frame>
        <draw:frame draw:style-name="gr50" draw:text-style-name="P8" draw:layer="layout" svg:width="4.777cm" svg:height="0.412cm" svg:x="18.422cm" svg:y="7.762cm">
          <draw:text-box>
            <text:p text:style-name="P5"><text:span text:style-name="T4"><text:s/></text:span><text:span text:style-name="T4">correspond au décimal +5</text:span></text:p>
          </draw:text-box>
        </draw:frame>
        <draw:frame draw:style-name="gr51" draw:text-style-name="P12" draw:layer="layout" svg:width="0.264cm" svg:height="0.239cm" svg:x="23.206cm" svg:y="7.935cm">
          <draw:text-box>
            <text:p text:style-name="P5"><text:span text:style-name="T10">10</text:span></text:p>
          </draw:text-box>
        </draw:frame>
        <draw:polygon draw:style-name="gr3" draw:text-style-name="P3" draw:layer="layout" svg:width="5.704cm" svg:height="0.18cm" svg:x="18.884cm" svg:y="10.092cm" svg:viewBox="0 0 5705 181" draw:points="0,181 5705,181 5705,0 0,0">
          <text:p/>
        </draw:polygon>
        <draw:polygon draw:style-name="gr3" draw:text-style-name="P3" draw:layer="layout" svg:width="0.18cm" svg:height="1.647cm" svg:x="24.408cm" svg:y="8.449cm" svg:viewBox="0 0 181 1648" draw:points="0,1648 181,1648 181,0 0,0">
          <text:p/>
        </draw:polygon>
        <draw:polygon draw:style-name="gr4" draw:text-style-name="P4" draw:layer="layout" svg:width="0.945cm" svg:height="0.018cm" svg:x="20.683cm" svg:y="8.872cm" svg:viewBox="0 0 946 19" draw:points="0,0 946,0 946,19 0,19">
          <text:p/>
        </draw:polygon>
        <draw:polygon draw:style-name="gr4" draw:text-style-name="P4" draw:layer="layout" svg:width="0.985cm" svg:height="0.018cm" svg:x="21.628cm" svg:y="8.872cm" svg:viewBox="0 0 986 19" draw:points="0,0 986,0 986,19 0,19">
          <text:p/>
        </draw:polygon>
        <draw:polygon draw:style-name="gr4" draw:text-style-name="P4" draw:layer="layout" svg:width="0.814cm" svg:height="0.018cm" svg:x="22.613cm" svg:y="8.872cm" svg:viewBox="0 0 815 19" draw:points="0,0 815,0 815,19 0,19">
          <text:p/>
        </draw:polygon>
        <draw:polygon draw:style-name="gr4" draw:text-style-name="P4" draw:layer="layout" svg:width="0.981cm" svg:height="0.018cm" svg:x="23.427cm" svg:y="8.872cm" svg:viewBox="0 0 982 19" draw:points="0,0 982,0 982,19 0,19">
          <text:p/>
        </draw:polygon>
        <draw:frame draw:style-name="gr36" draw:text-style-name="P8" draw:layer="layout" svg:width="0.352cm" svg:height="0.412cm" svg:x="23.467cm" svg:y="7.762cm">
          <draw:text-box>
            <text:p text:style-name="P5"><text:span text:style-name="T4"><text:s/></text:span><text:span text:style-name="T4">:</text:span></text:p>
          </draw:text-box>
        </draw:frame>
        <draw:frame draw:style-name="gr52" draw:text-style-name="P8" draw:layer="layout" svg:width="1.484cm" svg:height="0.399cm" svg:x="18.958cm" svg:y="8.681cm">
          <draw:text-box>
            <text:p text:style-name="P5"><text:span text:style-name="T11">Binaire</text:span></text:p>
          </draw:text-box>
        </draw:frame>
        <draw:frame draw:style-name="gr53" draw:text-style-name="P8" draw:layer="layout" svg:width="0.425cm" svg:height="0.399cm" svg:x="20.948cm" svg:y="8.374cm">
          <draw:text-box>
            <text:p text:style-name="P5"><text:span text:style-name="T11">b3</text:span></text:p>
          </draw:text-box>
        </draw:frame>
        <draw:frame draw:style-name="gr53" draw:text-style-name="P8" draw:layer="layout" svg:width="0.425cm" svg:height="0.399cm" svg:x="21.915cm" svg:y="8.374cm">
          <draw:text-box>
            <text:p text:style-name="P5"><text:span text:style-name="T11">b2</text:span></text:p>
          </draw:text-box>
        </draw:frame>
        <draw:frame draw:style-name="gr53" draw:text-style-name="P8" draw:layer="layout" svg:width="0.425cm" svg:height="0.399cm" svg:x="22.814cm" svg:y="8.374cm">
          <draw:text-box>
            <text:p text:style-name="P5"><text:span text:style-name="T11">b1</text:span></text:p>
          </draw:text-box>
        </draw:frame>
        <draw:frame draw:style-name="gr53" draw:text-style-name="P8" draw:layer="layout" svg:width="0.425cm" svg:height="0.399cm" svg:x="23.71cm" svg:y="8.374cm">
          <draw:text-box>
            <text:p text:style-name="P5"><text:span text:style-name="T11">b0</text:span></text:p>
          </draw:text-box>
        </draw:frame>
        <draw:frame draw:style-name="gr15" draw:text-style-name="P8" draw:layer="layout" svg:width="0.352cm" svg:height="0.399cm" svg:x="21.054cm" svg:y="8.991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2.02cm" svg:y="8.991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2.92cm" svg:y="8.991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3.816cm" svg:y="8.991cm">
          <draw:text-box>
            <text:p text:style-name="P5"><text:span text:style-name="T8">1</text:span></text:p>
          </draw:text-box>
        </draw:frame>
        <draw:frame draw:style-name="gr52" draw:text-style-name="P8" draw:layer="layout" svg:width="1.484cm" svg:height="0.399cm" svg:x="18.958cm" svg:y="9.594cm">
          <draw:text-box>
            <text:p text:style-name="P5"><text:span text:style-name="T11">Décimal</text:span></text:p>
          </draw:text-box>
        </draw:frame>
        <draw:frame draw:style-name="gr15" draw:text-style-name="P8" draw:layer="layout" svg:width="0.352cm" svg:height="0.399cm" svg:x="21.054cm" svg:y="9.594cm">
          <draw:text-box>
            <text:p text:style-name="P5"><text:span text:style-name="T8">+</text:span></text:p>
          </draw:text-box>
        </draw:frame>
        <draw:frame draw:style-name="gr15" draw:text-style-name="P8" draw:layer="layout" svg:width="0.352cm" svg:height="0.399cm" svg:x="22.916cm" svg:y="9.594cm">
          <draw:text-box>
            <text:p text:style-name="P5"><text:span text:style-name="T8">5</text:span></text:p>
          </draw:text-box>
        </draw:frame>
        <draw:frame draw:style-name="gr54" draw:text-style-name="P8" draw:layer="layout" svg:width="4.185cm" svg:height="0.412cm" svg:x="15.102cm" svg:y="10.376cm">
          <draw:text-box>
            <text:p text:style-name="P5"><text:span text:style-name="T4">Avec 8 bits, 0.000.0101</text:span></text:p>
          </draw:text-box>
        </draw:frame>
        <draw:frame draw:style-name="gr49" draw:text-style-name="P12" draw:layer="layout" svg:width="0.204cm" svg:height="0.239cm" svg:x="19.3cm" svg:y="10.549cm">
          <draw:text-box>
            <text:p text:style-name="P5"><text:span text:style-name="T10">2</text:span></text:p>
          </draw:text-box>
        </draw:frame>
        <draw:frame draw:style-name="gr55" draw:text-style-name="P8" draw:layer="layout" svg:width="5.789cm" svg:height="0.412cm" svg:x="19.431cm" svg:y="10.376cm">
          <draw:text-box>
            <text:p text:style-name="P5"><text:span text:style-name="T4"><text:s/></text:span><text:span text:style-name="T4">correspond aussi au décimal +5</text:span></text:p>
          </draw:text-box>
        </draw:frame>
        <draw:frame draw:style-name="gr51" draw:text-style-name="P12" draw:layer="layout" svg:width="0.264cm" svg:height="0.239cm" svg:x="25.234cm" svg:y="10.549cm">
          <draw:text-box>
            <text:p text:style-name="P5"><text:span text:style-name="T10">10</text:span></text:p>
          </draw:text-box>
        </draw:frame>
        <draw:polygon draw:style-name="gr3" draw:text-style-name="P3" draw:layer="layout" svg:width="8.471cm" svg:height="0.179cm" svg:x="17.19cm" svg:y="12.707cm" svg:viewBox="0 0 8472 180" draw:points="0,180 8472,180 8472,0 0,0">
          <text:p/>
        </draw:polygon>
        <draw:polygon draw:style-name="gr3" draw:text-style-name="P3" draw:layer="layout" svg:width="0.18cm" svg:height="1.647cm" svg:x="25.481cm" svg:y="11.063cm" svg:viewBox="0 0 181 1648" draw:points="0,1648 181,1648 181,0 0,0">
          <text:p/>
        </draw:polygon>
        <draw:polygon draw:style-name="gr4" draw:text-style-name="P4" draw:layer="layout" svg:width="0.847cm" svg:height="0.018cm" svg:x="19.021cm" svg:y="11.486cm" svg:viewBox="0 0 848 19" draw:points="0,0 848,0 848,19 0,19">
          <text:p/>
        </draw:polygon>
        <draw:polygon draw:style-name="gr4" draw:text-style-name="P4" draw:layer="layout" svg:width="0.875cm" svg:height="0.018cm" svg:x="19.868cm" svg:y="11.486cm" svg:viewBox="0 0 876 19" draw:points="0,0 876,0 876,19 0,19">
          <text:p/>
        </draw:polygon>
        <draw:polygon draw:style-name="gr4" draw:text-style-name="P4" draw:layer="layout" svg:width="0.741cm" svg:height="0.018cm" svg:x="20.743cm" svg:y="11.486cm" svg:viewBox="0 0 742 19" draw:points="0,0 742,0 742,19 0,19">
          <text:p/>
        </draw:polygon>
        <draw:polygon draw:style-name="gr4" draw:text-style-name="P4" draw:layer="layout" svg:width="0.765cm" svg:height="0.018cm" svg:x="21.484cm" svg:y="11.486cm" svg:viewBox="0 0 766 19" draw:points="0,0 766,0 766,19 0,19">
          <text:p/>
        </draw:polygon>
        <draw:polygon draw:style-name="gr4" draw:text-style-name="P4" draw:layer="layout" svg:width="0.741cm" svg:height="0.018cm" svg:x="22.249cm" svg:y="11.486cm" svg:viewBox="0 0 742 19" draw:points="0,0 742,0 742,19 0,19">
          <text:p/>
        </draw:polygon>
        <draw:polygon draw:style-name="gr4" draw:text-style-name="P4" draw:layer="layout" svg:width="0.981cm" svg:height="0.018cm" svg:x="22.99cm" svg:y="11.486cm" svg:viewBox="0 0 982 19" draw:points="0,0 982,0 982,19 0,19">
          <text:p/>
        </draw:polygon>
        <draw:polygon draw:style-name="gr4" draw:text-style-name="P4" draw:layer="layout" svg:width="0.765cm" svg:height="0.018cm" svg:x="23.971cm" svg:y="11.486cm" svg:viewBox="0 0 766 19" draw:points="0,0 766,0 766,19 0,19">
          <text:p/>
        </draw:polygon>
        <draw:polygon draw:style-name="gr4" draw:text-style-name="P4" draw:layer="layout" svg:width="0.745cm" svg:height="0.018cm" svg:x="24.736cm" svg:y="11.486cm" svg:viewBox="0 0 746 19" draw:points="0,0 746,0 746,19 0,19">
          <text:p/>
        </draw:polygon>
        <draw:frame draw:style-name="gr36" draw:text-style-name="P8" draw:layer="layout" svg:width="0.352cm" svg:height="0.412cm" svg:x="25.495cm" svg:y="10.376cm">
          <draw:text-box>
            <text:p text:style-name="P5"><text:span text:style-name="T4"><text:s/></text:span><text:span text:style-name="T4">:</text:span></text:p>
          </draw:text-box>
        </draw:frame>
        <draw:frame draw:style-name="gr52" draw:text-style-name="P8" draw:layer="layout" svg:width="1.484cm" svg:height="0.399cm" svg:x="17.283cm" svg:y="11.295cm">
          <draw:text-box>
            <text:p text:style-name="P5"><text:span text:style-name="T11">Binaire</text:span></text:p>
          </draw:text-box>
        </draw:frame>
        <draw:frame draw:style-name="gr53" draw:text-style-name="P8" draw:layer="layout" svg:width="0.425cm" svg:height="0.399cm" svg:x="19.237cm" svg:y="10.988cm">
          <draw:text-box>
            <text:p text:style-name="P5"><text:span text:style-name="T11">b7</text:span></text:p>
          </draw:text-box>
        </draw:frame>
        <draw:frame draw:style-name="gr53" draw:text-style-name="P8" draw:layer="layout" svg:width="0.425cm" svg:height="0.399cm" svg:x="20.098cm" svg:y="10.988cm">
          <draw:text-box>
            <text:p text:style-name="P5"><text:span text:style-name="T11">b6</text:span></text:p>
          </draw:text-box>
        </draw:frame>
        <draw:frame draw:style-name="gr53" draw:text-style-name="P8" draw:layer="layout" svg:width="0.425cm" svg:height="0.399cm" svg:x="20.906cm" svg:y="10.988cm">
          <draw:text-box>
            <text:p text:style-name="P5"><text:span text:style-name="T11">b5</text:span></text:p>
          </draw:text-box>
        </draw:frame>
        <draw:frame draw:style-name="gr53" draw:text-style-name="P8" draw:layer="layout" svg:width="0.425cm" svg:height="0.399cm" svg:x="21.661cm" svg:y="10.988cm">
          <draw:text-box>
            <text:p text:style-name="P5"><text:span text:style-name="T11">b4</text:span></text:p>
          </draw:text-box>
        </draw:frame>
        <draw:frame draw:style-name="gr53" draw:text-style-name="P8" draw:layer="layout" svg:width="0.425cm" svg:height="0.399cm" svg:x="22.412cm" svg:y="10.988cm">
          <draw:text-box>
            <text:p text:style-name="P5"><text:span text:style-name="T11">b3</text:span></text:p>
          </draw:text-box>
        </draw:frame>
        <draw:frame draw:style-name="gr53" draw:text-style-name="P8" draw:layer="layout" svg:width="0.425cm" svg:height="0.399cm" svg:x="23.273cm" svg:y="10.988cm">
          <draw:text-box>
            <text:p text:style-name="P5"><text:span text:style-name="T11">b2</text:span></text:p>
          </draw:text-box>
        </draw:frame>
        <draw:frame draw:style-name="gr53" draw:text-style-name="P8" draw:layer="layout" svg:width="0.425cm" svg:height="0.399cm" svg:x="24.148cm" svg:y="10.988cm">
          <draw:text-box>
            <text:p text:style-name="P5"><text:span text:style-name="T11">b1</text:span></text:p>
          </draw:text-box>
        </draw:frame>
        <draw:frame draw:style-name="gr53" draw:text-style-name="P8" draw:layer="layout" svg:width="0.425cm" svg:height="0.399cm" svg:x="24.903cm" svg:y="10.988cm">
          <draw:text-box>
            <text:p text:style-name="P5"><text:span text:style-name="T11">b0</text:span></text:p>
          </draw:text-box>
        </draw:frame>
        <draw:frame draw:style-name="gr15" draw:text-style-name="P8" draw:layer="layout" svg:width="0.352cm" svg:height="0.399cm" svg:x="19.343cm" svg:y="11.60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0.204cm" svg:y="11.60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1.011cm" svg:y="11.60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1.766cm" svg:y="11.60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2.518cm" svg:y="11.60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3.379cm" svg:y="11.605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4.253cm" svg:y="11.60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5.008cm" svg:y="11.605cm">
          <draw:text-box>
            <text:p text:style-name="P5"><text:span text:style-name="T8">1</text:span></text:p>
          </draw:text-box>
        </draw:frame>
        <draw:frame draw:style-name="gr52" draw:text-style-name="P8" draw:layer="layout" svg:width="1.484cm" svg:height="0.399cm" svg:x="17.283cm" svg:y="12.209cm">
          <draw:text-box>
            <text:p text:style-name="P5"><text:span text:style-name="T11">Décimal</text:span></text:p>
          </draw:text-box>
        </draw:frame>
        <draw:frame draw:style-name="gr15" draw:text-style-name="P8" draw:layer="layout" svg:width="0.352cm" svg:height="0.399cm" svg:x="19.343cm" svg:y="12.209cm">
          <draw:text-box>
            <text:p text:style-name="P5"><text:span text:style-name="T8">+</text:span></text:p>
          </draw:text-box>
        </draw:frame>
        <draw:frame draw:style-name="gr15" draw:text-style-name="P8" draw:layer="layout" svg:width="0.352cm" svg:height="0.399cm" svg:x="22.574cm" svg:y="12.209cm">
          <draw:text-box>
            <text:p text:style-name="P5"><text:span text:style-name="T8">5</text:span></text:p>
          </draw:text-box>
        </draw:frame>
        <draw:frame draw:style-name="gr56" draw:text-style-name="P8" draw:layer="layout" svg:width="0.352cm" svg:height="0.352cm" svg:x="15.737cm" svg:y="13.108cm">
          <draw:text-box>
            <text:p text:style-name="P5"><text:span text:style-name="T12">•</text:span></text:p>
          </draw:text-box>
        </draw:frame>
        <draw:polygon draw:style-name="gr3" draw:text-style-name="P3" draw:layer="layout" svg:width="11.12cm" svg:height="0.18cm" svg:x="16.714cm" svg:y="18.665cm" svg:viewBox="0 0 11121 181" draw:points="0,181 11121,181 11121,0 0,0">
          <text:p/>
        </draw:polygon>
        <draw:polygon draw:style-name="gr3" draw:text-style-name="P3" draw:layer="layout" svg:width="0.18cm" svg:height="4.957cm" svg:x="27.654cm" svg:y="13.712cm" svg:viewBox="0 0 181 4958" draw:points="0,4958 181,4958 181,0 0,0">
          <text:p/>
        </draw:polygon>
        <draw:polygon draw:style-name="gr4" draw:text-style-name="P4" draw:layer="layout" svg:width="11.133cm" svg:height="0.017cm" svg:x="16.531cm" svg:y="13.536cm" svg:viewBox="0 0 11134 18" draw:points="0,0 11134,0 11134,18 0,18">
          <text:p/>
        </draw:polygon>
        <draw:polygon draw:style-name="gr4" draw:text-style-name="P4" draw:layer="layout" svg:width="11.099cm" svg:height="0.017cm" svg:x="16.548cm" svg:y="14.386cm" svg:viewBox="0 0 11100 18" draw:points="0,0 11100,0 11100,18 0,18">
          <text:p/>
        </draw:polygon>
        <draw:polygon draw:style-name="gr4" draw:text-style-name="P4" draw:layer="layout" svg:width="11.099cm" svg:height="0.017cm" svg:x="16.548cm" svg:y="15.24cm" svg:viewBox="0 0 11100 18" draw:points="0,0 11100,0 11100,18 0,18">
          <text:p/>
        </draw:polygon>
        <draw:polygon draw:style-name="gr4" draw:text-style-name="P4" draw:layer="layout" svg:width="11.099cm" svg:height="0.017cm" svg:x="16.548cm" svg:y="16.09cm" svg:viewBox="0 0 11100 18" draw:points="0,0 11100,0 11100,18 0,18">
          <text:p/>
        </draw:polygon>
        <draw:polygon draw:style-name="gr4" draw:text-style-name="P4" draw:layer="layout" svg:width="11.099cm" svg:height="0.018cm" svg:x="16.548cm" svg:y="16.943cm" svg:viewBox="0 0 11100 19" draw:points="0,0 11100,0 11100,19 0,19">
          <text:p/>
        </draw:polygon>
        <draw:polygon draw:style-name="gr4" draw:text-style-name="P4" draw:layer="layout" svg:width="11.099cm" svg:height="0.017cm" svg:x="16.548cm" svg:y="17.794cm" svg:viewBox="0 0 11100 18" draw:points="0,0 11100,0 11100,18 0,18">
          <text:p/>
        </draw:polygon>
        <draw:polygon draw:style-name="gr4" draw:text-style-name="P4" draw:layer="layout" svg:width="11.133cm" svg:height="0.018cm" svg:x="16.531cm" svg:y="18.647cm" svg:viewBox="0 0 11134 19" draw:points="0,0 11134,0 11134,19 0,19">
          <text:p/>
        </draw:polygon>
        <draw:polygon draw:style-name="gr4" draw:text-style-name="P4" draw:layer="layout" svg:width="0.017cm" svg:height="0.85cm" svg:x="16.531cm" svg:y="13.536cm" svg:viewBox="0 0 18 851" draw:points="0,0 0,851 18,851 18,0">
          <text:p/>
        </draw:polygon>
        <draw:polygon draw:style-name="gr4" draw:text-style-name="P4" draw:layer="layout" svg:width="0.017cm" svg:height="0.854cm" svg:x="16.531cm" svg:y="14.386cm" svg:viewBox="0 0 18 855" draw:points="0,0 0,855 18,855 18,0">
          <text:p/>
        </draw:polygon>
        <draw:polygon draw:style-name="gr4" draw:text-style-name="P4" draw:layer="layout" svg:width="0.017cm" svg:height="0.85cm" svg:x="16.531cm" svg:y="15.24cm" svg:viewBox="0 0 18 851" draw:points="0,0 0,851 18,851 18,0">
          <text:p/>
        </draw:polygon>
        <draw:polygon draw:style-name="gr4" draw:text-style-name="P4" draw:layer="layout" svg:width="0.017cm" svg:height="0.853cm" svg:x="16.531cm" svg:y="16.09cm" svg:viewBox="0 0 18 854" draw:points="0,0 0,854 18,854 18,0">
          <text:p/>
        </draw:polygon>
        <draw:polygon draw:style-name="gr4" draw:text-style-name="P4" draw:layer="layout" svg:width="0.017cm" svg:height="0.851cm" svg:x="16.531cm" svg:y="16.943cm" svg:viewBox="0 0 18 852" draw:points="0,0 0,852 18,852 18,0">
          <text:p/>
        </draw:polygon>
        <draw:polygon draw:style-name="gr4" draw:text-style-name="P4" draw:layer="layout" svg:width="0.017cm" svg:height="0.871cm" svg:x="16.531cm" svg:y="17.794cm" svg:viewBox="0 0 18 872" draw:points="0,0 0,872 18,872 18,0">
          <text:p/>
        </draw:polygon>
        <draw:polygon draw:style-name="gr4" draw:text-style-name="P4" draw:layer="layout" svg:width="0.017cm" svg:height="0.85cm" svg:x="27.647cm" svg:y="13.536cm" svg:viewBox="0 0 18 851" draw:points="0,0 0,851 18,851 18,0">
          <text:p/>
        </draw:polygon>
        <draw:polygon draw:style-name="gr4" draw:text-style-name="P4" draw:layer="layout" svg:width="0.017cm" svg:height="0.854cm" svg:x="27.647cm" svg:y="14.386cm" svg:viewBox="0 0 18 855" draw:points="0,0 0,855 18,855 18,0">
          <text:p/>
        </draw:polygon>
        <draw:polygon draw:style-name="gr4" draw:text-style-name="P4" draw:layer="layout" svg:width="0.017cm" svg:height="0.85cm" svg:x="27.647cm" svg:y="15.24cm" svg:viewBox="0 0 18 851" draw:points="0,0 0,851 18,851 18,0">
          <text:p/>
        </draw:polygon>
        <draw:polygon draw:style-name="gr4" draw:text-style-name="P4" draw:layer="layout" svg:width="0.017cm" svg:height="0.853cm" svg:x="27.647cm" svg:y="16.09cm" svg:viewBox="0 0 18 854" draw:points="0,0 0,854 18,854 18,0">
          <text:p/>
        </draw:polygon>
        <draw:polygon draw:style-name="gr4" draw:text-style-name="P4" draw:layer="layout" svg:width="0.017cm" svg:height="0.851cm" svg:x="27.647cm" svg:y="16.943cm" svg:viewBox="0 0 18 852" draw:points="0,0 0,852 18,852 18,0">
          <text:p/>
        </draw:polygon>
        <draw:polygon draw:style-name="gr4" draw:text-style-name="P4" draw:layer="layout" svg:width="0.017cm" svg:height="0.871cm" svg:x="27.647cm" svg:y="17.794cm" svg:viewBox="0 0 18 872" draw:points="0,0 0,872 18,872 18,0">
          <text:p/>
        </draw:polygon>
        <draw:frame draw:style-name="gr57" draw:text-style-name="P8" draw:layer="layout" svg:width="11.398cm" svg:height="0.412cm" svg:x="16.372cm" svg:y="13.025cm">
          <draw:text-box>
            <text:p text:style-name="P5"><text:span text:style-name="T3">Transcoder</text:span><text:span text:style-name="T4"> les décimaux suivants en binaires signés sur 8 bits.</text:span></text:p>
          </draw:text-box>
        </draw:frame>
        <draw:frame draw:style-name="gr58" draw:text-style-name="P11" draw:layer="layout" svg:width="1.865cm" svg:height="0.446cm" svg:x="16.637cm" svg:y="13.749cm">
          <draw:text-box>
            <text:p text:style-name="P5"><text:span text:style-name="T9">+17 = <text:s text:c="2"/></text:span></text:p>
          </draw:text-box>
        </draw:frame>
        <draw:frame draw:style-name="gr58" draw:text-style-name="P11" draw:layer="layout" svg:width="1.865cm" svg:height="0.446cm" svg:x="16.637cm" svg:y="14.603cm">
          <draw:text-box>
            <text:p text:style-name="P5"><text:span text:style-name="T9">+56 = <text:s text:c="2"/></text:span></text:p>
          </draw:text-box>
        </draw:frame>
        <draw:frame draw:style-name="gr58" draw:text-style-name="P11" draw:layer="layout" svg:width="1.865cm" svg:height="0.446cm" svg:x="16.637cm" svg:y="15.453cm">
          <draw:text-box>
            <text:p text:style-name="P5"><text:span text:style-name="T9">+92 = <text:s text:c="2"/></text:span></text:p>
          </draw:text-box>
        </draw:frame>
        <draw:frame draw:style-name="gr58" draw:text-style-name="P11" draw:layer="layout" svg:width="1.865cm" svg:height="0.446cm" svg:x="16.637cm" svg:y="16.307cm">
          <draw:text-box>
            <text:p text:style-name="P5"><text:span text:style-name="T9">+110 = <text:s/></text:span></text:p>
          </draw:text-box>
        </draw:frame>
        <draw:frame draw:style-name="gr58" draw:text-style-name="P11" draw:layer="layout" svg:width="1.865cm" svg:height="0.446cm" svg:x="16.637cm" svg:y="17.157cm">
          <draw:text-box>
            <text:p text:style-name="P5"><text:span text:style-name="T9">+127 = <text:s/></text:span></text:p>
          </draw:text-box>
        </draw:frame>
        <draw:frame draw:style-name="gr58" draw:text-style-name="P11" draw:layer="layout" svg:width="1.865cm" svg:height="0.446cm" svg:x="16.637cm" svg:y="18.011cm">
          <draw:text-box>
            <text:p text:style-name="P5"><text:span text:style-name="T9">+128 = <text:s/></text:span></text:p>
          </draw:text-box>
        </draw:frame>
        <draw:frame draw:style-name="gr59" draw:text-style-name="P10" draw:layer="layout" svg:width="4.231cm" svg:height="0.331cm" svg:x="1.005cm" svg:y="19.656cm">
          <draw:text-box>
            <text:p text:style-name="P5"><text:span text:style-name="T13">Lycée P. PICASSO PERPIGNAN</text:span></text:p>
          </draw:text-box>
        </draw:frame>
        <draw:frame draw:style-name="gr60" draw:text-style-name="P10" draw:layer="layout" svg:width="6.517cm" svg:height="0.331cm" svg:x="11.465cm" svg:y="19.656cm">
          <draw:text-box>
            <text:p text:style-name="P5"><text:span text:style-name="T13">P. BOURLON – M. CENTELLES – P. STEININGER</text:span></text:p>
          </draw:text-box>
        </draw:frame>
        <draw:polygon draw:style-name="gr61" draw:text-style-name="P4" draw:layer="layout" svg:width="27.701cm" svg:height="0.014cm" svg:x="1.001cm" svg:y="19.639cm" svg:viewBox="0 0 27702 15" draw:points="0,15 27702,15 27702,0 0,0">
          <text:p/>
        </draw:polygon>
        <draw:polygon draw:style-name="gr61" draw:text-style-name="P4" draw:layer="layout" svg:width="27.701cm" svg:height="0.014cm" svg:x="1.001cm" svg:y="19.988cm" svg:viewBox="0 0 27702 15" draw:points="0,15 27702,15 27702,0 0,0">
          <text:p/>
        </draw:polygon>
        <draw:polygon draw:style-name="gr61" draw:text-style-name="P4" draw:layer="layout" svg:width="0.011cm" svg:height="18.303cm" svg:x="14.848cm" svg:y="1.001cm" svg:viewBox="0 0 12 18304" draw:points="0,18304 12,18304 12,0 0,0">
          <text:p/>
        </draw:polygon>
        <draw:frame draw:style-name="gr62" draw:text-style-name="P10" draw:layer="layout" svg:width="1.264cm" svg:height="0.331cm" svg:x="26.945cm" svg:y="19.656cm">
          <draw:text-box>
            <text:p text:style-name="P5"><text:span text:style-name="T13">Page</text:span><text:span text:style-name="T14"> </text:span><text:span text:style-name="T13">1</text:span><text:span text:style-name="T14">/</text:span><text:span text:style-name="T13">4</text:span></text:p>
          </draw:text-box>
        </draw:frame>
        <draw:frame draw:style-name="gr63" draw:text-style-name="P13" draw:layer="layout" svg:width="0.75cm" svg:height="0.721cm" svg:x="5cm" svg:y="10cm">
          <draw:text-box>
            <text:p><text:span text:style-name="T15">11</text:span></text:p>
          </draw:text-box>
        </draw:frame>
        <draw:frame draw:style-name="gr64" draw:text-style-name="P13" draw:layer="layout" svg:width="1.5cm" svg:height="0.5cm" svg:x="6cm" svg:y="10.5cm">
          <draw:text-box>
            <text:p><text:span text:style-name="T15">100</text:span></text:p>
          </draw:text-box>
        </draw:frame>
        <draw:frame draw:style-name="gr64" draw:text-style-name="P13" draw:layer="layout" svg:width="1cm" svg:height="0.5cm" svg:x="7cm" svg:y="11cm">
          <draw:text-box>
            <text:p><text:span text:style-name="T15">101</text:span></text:p>
          </draw:text-box>
        </draw:frame>
        <draw:custom-shape draw:style-name="gr65" draw:text-style-name="P14" draw:layer="layout" svg:width="5.25cm" svg:height="0.75cm" svg:x="8.25cm" svg:y="10cm">
          <text:p/>
          <draw:enhanced-geometry svg:viewBox="0 0 21600 21600" draw:type="rectangle" draw:enhanced-path="M 0 0 L 21600 0 21600 21600 0 21600 0 0 Z N"/>
        </draw:custom-shape>
        <draw:line draw:style-name="gr66" draw:text-style-name="P15" draw:layer="layout" svg:x1="9.25cm" svg:y1="10.75cm" svg:x2="9.25cm" svg:y2="10cm">
          <text:p/>
        </draw:line>
        <draw:line draw:style-name="gr67" draw:text-style-name="P15" draw:layer="layout" svg:x1="10.25cm" svg:y1="10.75cm" svg:x2="10.25cm" svg:y2="10cm">
          <text:p/>
        </draw:line>
        <draw:frame draw:style-name="gr64" draw:text-style-name="P13" draw:layer="layout" svg:width="6cm" svg:height="0.5cm" svg:x="4.5cm" svg:y="12.5cm">
          <draw:text-box>
            <text:p><text:span text:style-name="T15">0110 + 0011 = 1001</text:span></text:p>
          </draw:text-box>
        </draw:frame>
        <draw:frame draw:style-name="gr64" draw:text-style-name="P13" draw:layer="layout" svg:width="7cm" svg:height="0.5cm" svg:x="4.5cm" svg:y="13.25cm">
          <draw:text-box>
            <text:p><text:span text:style-name="T15">1001 + 1111= 11000</text:span></text:p>
          </draw:text-box>
        </draw:frame>
        <draw:frame draw:style-name="gr68" draw:text-style-name="P13" draw:layer="layout" svg:width="7.5cm" svg:height="0.471cm" svg:x="4.5cm" svg:y="14.25cm">
          <draw:text-box>
            <text:p><text:span text:style-name="T15">0111 + 0100= 1011</text:span></text:p>
          </draw:text-box>
        </draw:frame>
        <draw:line draw:style-name="gr67" draw:text-style-name="P15" draw:layer="layout" svg:x1="11.25cm" svg:y1="10cm" svg:x2="11.25cm" svg:y2="10.75cm">
          <text:p/>
        </draw:line>
        <draw:line draw:style-name="gr67" draw:text-style-name="P15" draw:layer="layout" svg:x1="12.25cm" svg:y1="10cm" svg:x2="12.25cm" svg:y2="10.75cm">
          <text:p/>
        </draw:line>
        <draw:frame draw:style-name="gr64" draw:text-style-name="P13" draw:layer="layout" svg:width="8.25cm" svg:height="0.5cm" svg:x="18cm" svg:y="13.75cm">
          <draw:text-box>
            <text:p><text:span text:style-name="T15">0001 0001 </text:span></text:p>
          </draw:text-box>
        </draw:frame>
        <draw:frame draw:style-name="gr69" draw:text-style-name="P13" draw:layer="layout" svg:width="7cm" svg:height="0.75cm" svg:x="18cm" svg:y="14.5cm">
          <draw:text-box>
            <text:p><text:span text:style-name="T15">0011 1000</text:span></text:p>
          </draw:text-box>
        </draw:frame>
        <draw:frame draw:style-name="gr68" draw:text-style-name="P13" draw:layer="layout" svg:width="6.25cm" svg:height="0.471cm" svg:x="18cm" svg:y="15.5cm">
          <draw:text-box>
            <text:p><text:span text:style-name="T15">0101 1100</text:span></text:p>
          </draw:text-box>
        </draw:frame>
        <draw:frame draw:style-name="gr64" draw:text-style-name="P13" draw:layer="layout" svg:width="4.5cm" svg:height="0.5cm" svg:x="18.25cm" svg:y="16.25cm">
          <draw:text-box>
            <text:p><text:span text:style-name="T15">0110 1110</text:span></text:p>
          </draw:text-box>
        </draw:frame>
        <draw:frame draw:style-name="gr69" draw:text-style-name="P13" draw:layer="layout" svg:width="4.75cm" svg:height="0.75cm" svg:x="18.25cm" svg:y="17cm">
          <draw:text-box>
            <text:p><text:span text:style-name="T15">0111 1111</text:span></text:p>
          </draw:text-box>
        </draw:frame>
        <draw:frame draw:style-name="gr70" draw:text-style-name="P13" draw:layer="layout" svg:width="6.75cm" svg:height="0.941cm" svg:x="18.25cm" svg:y="18cm">
          <draw:text-box>
            <text:p><text:span text:style-name="T15">1000 0000 = 0 (valeur négative)</text:span></text:p>
          </draw:text-box>
        </draw:frame>
      </draw:page>
      <draw:page draw:name="page2" draw:style-name="dp1" draw:master-page-name="master-page64">
        <draw:polygon draw:style-name="gr2" draw:text-style-name="P2" draw:layer="layout" svg:width="12.122cm" svg:height="0.85cm" svg:x="15.691cm" svg:y="7.891cm" svg:viewBox="0 0 12123 851" draw:points="0,851 12123,851 12123,0 0,0">
          <text:p/>
        </draw:polygon>
        <draw:frame draw:style-name="gr71" draw:text-style-name="P8" draw:layer="layout" svg:width="6.852cm" svg:height="0.412cm" svg:x="1.005cm" svg:y="1.003cm">
          <draw:text-box>
            <text:p text:style-name="P5"><text:span text:style-name="T3">III.B- Nombre binaire signé négatif</text:span></text:p>
          </draw:text-box>
        </draw:frame>
        <draw:frame draw:style-name="gr72" draw:text-style-name="P8" draw:layer="layout" svg:width="14.122cm" svg:height="0.412cm" svg:x="1.005cm" svg:y="1.514cm">
          <draw:text-box>
            <text:p text:style-name="P5"><text:span text:style-name="T4">Sachant <text:s text:c="2"/>que <text:s text:c="2"/>le <text:s/></text:span><text:span text:style-name="T3">bit</text:span><text:span text:style-name="T4"> <text:s/>de <text:s/></text:span><text:span text:style-name="T3">poids <text:s text:c="2"/>fort</text:span><text:span text:style-name="T4"> <text:s/>est <text:s text:c="2"/>égal <text:s text:c="2"/>à <text:s/></text:span><text:span text:style-name="T3">un</text:span><text:span text:style-name="T4">, <text:s text:c="2"/>la <text:s text:c="2"/>valeur <text:s text:c="2"/>décimale</text:span></text:p>
          </draw:text-box>
        </draw:frame>
        <draw:frame draw:style-name="gr73" draw:text-style-name="P8" draw:layer="layout" svg:width="13.019cm" svg:height="0.412cm" svg:x="1.005cm" svg:y="1.923cm">
          <draw:text-box>
            <text:p text:style-name="P5"><text:span text:style-name="T4">(absolue) est déduite du </text:span><text:span text:style-name="T3">complément à deux</text:span><text:span text:style-name="T4"> du nombre binaire négatif</text:span></text:p>
          </draw:text-box>
        </draw:frame>
        <draw:frame draw:style-name="gr74" draw:text-style-name="P8" draw:layer="layout" svg:width="1.776cm" svg:height="0.412cm" svg:x="1.005cm" svg:y="2.336cm">
          <draw:text-box>
            <text:p text:style-name="P5"><text:span text:style-name="T4">lui-même.</text:span></text:p>
          </draw:text-box>
        </draw:frame>
        <draw:frame draw:style-name="gr75" draw:text-style-name="P8" draw:layer="layout" svg:width="13.544cm" svg:height="0.412cm" svg:x="1.005cm" svg:y="2.848cm">
          <draw:text-box>
            <text:p text:style-name="P5"><text:span text:style-name="T4">La méthode de calcul de la valeur binaire absolue d’un nombre binaire signé</text:span></text:p>
          </draw:text-box>
        </draw:frame>
        <draw:frame draw:style-name="gr76" draw:text-style-name="P8" draw:layer="layout" svg:width="4.159cm" svg:height="0.412cm" svg:x="1.005cm" svg:y="3.257cm">
          <draw:text-box>
            <text:p text:style-name="P5"><text:span text:style-name="T4">négatif est la suivante :</text:span></text:p>
          </draw:text-box>
        </draw:frame>
        <draw:frame draw:style-name="gr56" draw:text-style-name="P8" draw:layer="layout" svg:width="0.352cm" svg:height="0.352cm" svg:x="2.141cm" svg:y="3.887cm">
          <draw:text-box>
            <text:p text:style-name="P5"><text:span text:style-name="T12">•</text:span></text:p>
          </draw:text-box>
        </draw:frame>
        <draw:frame draw:style-name="gr77" draw:text-style-name="P8" draw:layer="layout" svg:width="10.869cm" svg:height="0.412cm" svg:x="2.776cm" svg:y="3.804cm">
          <draw:text-box>
            <text:p text:style-name="P5"><text:span text:style-name="T3">Complémenter bit par bit</text:span><text:span text:style-name="T4"> le nombre binaire signé négatif :</text:span></text:p>
          </draw:text-box>
        </draw:frame>
        <draw:frame draw:style-name="gr56" draw:text-style-name="P8" draw:layer="layout" svg:width="0.352cm" svg:height="0.352cm" svg:x="2.776cm" svg:y="4.433cm">
          <draw:text-box>
            <text:p text:style-name="P5"><text:span text:style-name="T12">◦</text:span></text:p>
          </draw:text-box>
        </draw:frame>
        <draw:frame draw:style-name="gr78" draw:text-style-name="P8" draw:layer="layout" svg:width="3.63cm" svg:height="0.412cm" svg:x="3.411cm" svg:y="4.35cm">
          <draw:text-box>
            <text:p text:style-name="P5"><text:span text:style-name="T3">Complémenter à 1</text:span></text:p>
          </draw:text-box>
        </draw:frame>
        <draw:frame draw:style-name="gr56" draw:text-style-name="P8" draw:layer="layout" svg:width="0.352cm" svg:height="0.352cm" svg:x="2.141cm" svg:y="4.98cm">
          <draw:text-box>
            <text:p text:style-name="P5"><text:span text:style-name="T12">•</text:span></text:p>
          </draw:text-box>
        </draw:frame>
        <draw:frame draw:style-name="gr79" draw:text-style-name="P8" draw:layer="layout" svg:width="10.632cm" svg:height="0.412cm" svg:x="2.776cm" svg:y="4.897cm">
          <draw:text-box>
            <text:p text:style-name="P5"><text:span text:style-name="T3">Rajouter 1</text:span><text:span text:style-name="T4"> au résultat de la complémentation précédente :</text:span></text:p>
          </draw:text-box>
        </draw:frame>
        <draw:frame draw:style-name="gr56" draw:text-style-name="P8" draw:layer="layout" svg:width="0.352cm" svg:height="0.352cm" svg:x="2.776cm" svg:y="5.527cm">
          <draw:text-box>
            <text:p text:style-name="P5"><text:span text:style-name="T12">◦</text:span></text:p>
          </draw:text-box>
        </draw:frame>
        <draw:frame draw:style-name="gr80" draw:text-style-name="P8" draw:layer="layout" svg:width="3.74cm" svg:height="0.412cm" svg:x="3.411cm" svg:y="5.444cm">
          <draw:text-box>
            <text:p text:style-name="P5"><text:span text:style-name="T3">Complémenter à 2</text:span><text:span text:style-name="T4">.</text:span></text:p>
          </draw:text-box>
        </draw:frame>
        <draw:frame draw:style-name="gr81" draw:text-style-name="P8" draw:layer="layout" svg:width="13.455cm" svg:height="0.412cm" svg:x="1.005cm" svg:y="5.956cm">
          <draw:text-box>
            <text:p text:style-name="P5"><text:span text:style-name="T4">Cette méthode utilise donc les notions de </text:span><text:span text:style-name="T3">complémentation</text:span><text:span text:style-name="T4"> et d’</text:span><text:span text:style-name="T3">addition</text:span></text:p>
          </draw:text-box>
        </draw:frame>
        <draw:frame draw:style-name="gr82" draw:text-style-name="P8" draw:layer="layout" svg:width="1.496cm" svg:height="0.412cm" svg:x="1.005cm" svg:y="6.368cm">
          <draw:text-box>
            <text:p text:style-name="P5"><text:span text:style-name="T3">binaire</text:span><text:span text:style-name="T4">.</text:span></text:p>
          </draw:text-box>
        </draw:frame>
        <draw:frame draw:style-name="gr83" draw:text-style-name="P8" draw:layer="layout" svg:width="2.754cm" svg:height="0.399cm" svg:x="1.005cm" svg:y="6.878cm">
          <draw:text-box>
            <text:p text:style-name="P5"><text:span text:style-name="T16">Démonstration</text:span></text:p>
          </draw:text-box>
        </draw:frame>
        <draw:frame draw:style-name="gr84" draw:text-style-name="P8" draw:layer="layout" svg:width="12.279cm" svg:height="0.399cm" svg:x="1.005cm" svg:y="7.379cm">
          <draw:text-box>
            <text:p text:style-name="P5"><text:span text:style-name="T17">Soit X un binaire codé sur n bits et X’ son complémentaire</text:span></text:p>
          </draw:text-box>
        </draw:frame>
        <draw:frame draw:style-name="gr52" draw:text-style-name="P8" draw:layer="layout" svg:width="1.484cm" svg:height="0.399cm" svg:x="1.005cm" svg:y="7.781cm">
          <draw:text-box>
            <text:p text:style-name="P5"><text:span text:style-name="T17">alors :</text:span></text:p>
          </draw:text-box>
        </draw:frame>
        <draw:frame draw:style-name="gr85" draw:text-style-name="P8" draw:layer="layout" svg:width="2.119cm" svg:height="0.399cm" svg:x="1.005cm" svg:y="8.282cm">
          <draw:text-box>
            <text:p text:style-name="P5"><text:span text:style-name="T17">X + X’ = 2</text:span></text:p>
          </draw:text-box>
        </draw:frame>
        <draw:frame draw:style-name="gr86" draw:text-style-name="P12" draw:layer="layout" svg:width="0.204cm" svg:height="0.23cm" svg:x="3.122cm" svg:y="8.282cm">
          <draw:text-box>
            <text:p text:style-name="P5"><text:span text:style-name="T18">n</text:span></text:p>
          </draw:text-box>
        </draw:frame>
        <draw:frame draw:style-name="gr87" draw:text-style-name="P8" draw:layer="layout" svg:width="0.849cm" svg:height="0.399cm" svg:x="3.246cm" svg:y="8.282cm">
          <draw:text-box>
            <text:p text:style-name="P5"><text:span text:style-name="T17"><text:s/></text:span><text:span text:style-name="T17">- 1</text:span></text:p>
          </draw:text-box>
        </draw:frame>
        <draw:frame draw:style-name="gr88" draw:text-style-name="P8" draw:layer="layout" svg:width="1.272cm" svg:height="0.399cm" svg:x="1.005cm" svg:y="8.783cm">
          <draw:text-box>
            <text:p text:style-name="P5"><text:span text:style-name="T17">avec 2</text:span></text:p>
          </draw:text-box>
        </draw:frame>
        <draw:frame draw:style-name="gr86" draw:text-style-name="P12" draw:layer="layout" svg:width="0.204cm" svg:height="0.23cm" svg:x="2.275cm" svg:y="8.783cm">
          <draw:text-box>
            <text:p text:style-name="P5"><text:span text:style-name="T18">n</text:span></text:p>
          </draw:text-box>
        </draw:frame>
        <draw:frame draw:style-name="gr87" draw:text-style-name="P8" draw:layer="layout" svg:width="0.849cm" svg:height="0.399cm" svg:x="2.399cm" svg:y="8.783cm">
          <draw:text-box>
            <text:p text:style-name="P5"><text:span text:style-name="T17"><text:s/>≡ </text:span><text:span text:style-name="T17">0</text:span></text:p>
          </draw:text-box>
        </draw:frame>
        <draw:frame draw:style-name="gr89" draw:text-style-name="P8" draw:layer="layout" svg:width="6.564cm" svg:height="0.399cm" svg:x="1.005cm" svg:y="9.284cm">
          <draw:text-box>
            <text:p text:style-name="P5"><text:span text:style-name="T17">donc X + X’ = -1 et -X = X’ + 1</text:span></text:p>
          </draw:text-box>
        </draw:frame>
        <draw:frame draw:style-name="gr56" draw:text-style-name="P8" draw:layer="layout" svg:width="0.352cm" svg:height="0.352cm" svg:x="1.64cm" svg:y="9.901cm">
          <draw:text-box>
            <text:p text:style-name="P5"><text:span text:style-name="T19">•</text:span></text:p>
          </draw:text-box>
        </draw:frame>
        <draw:frame draw:style-name="gr90" draw:text-style-name="P8" draw:layer="layout" svg:width="4.447cm" svg:height="0.399cm" svg:x="2.275cm" svg:y="9.852cm">
          <draw:text-box>
            <text:p text:style-name="P5"><text:span text:style-name="T17">X’ : complément (à 1)</text:span></text:p>
          </draw:text-box>
        </draw:frame>
        <draw:frame draw:style-name="gr56" draw:text-style-name="P8" draw:layer="layout" svg:width="0.352cm" svg:height="0.352cm" svg:x="1.64cm" svg:y="10.473cm">
          <draw:text-box>
            <text:p text:style-name="P5"><text:span text:style-name="T19">•</text:span></text:p>
          </draw:text-box>
        </draw:frame>
        <draw:frame draw:style-name="gr91" draw:text-style-name="P8" draw:layer="layout" svg:width="4.87cm" svg:height="0.399cm" svg:x="2.275cm" svg:y="10.424cm">
          <draw:text-box>
            <text:p text:style-name="P5"><text:span text:style-name="T17">X’ + 1 : complément à 2</text:span></text:p>
          </draw:text-box>
        </draw:frame>
        <draw:frame draw:style-name="gr92" draw:text-style-name="P8" draw:layer="layout" svg:width="3.6cm" svg:height="0.399cm" svg:x="1.005cm" svg:y="10.924cm">
          <draw:text-box>
            <text:p text:style-name="P5"><text:span text:style-name="T17">En généralisant :</text:span></text:p>
          </draw:text-box>
        </draw:frame>
        <draw:frame draw:style-name="gr25" draw:text-style-name="P8" draw:layer="layout" svg:width="4.235cm" svg:height="0.399cm" svg:x="5.673cm" svg:y="11.425cm">
          <draw:text-box>
            <text:p text:style-name="P5"><text:span text:style-name="T16">X – Y = X + (Y’ + 1)</text:span></text:p>
          </draw:text-box>
        </draw:frame>
        <draw:frame draw:style-name="gr93" draw:text-style-name="P8" draw:layer="layout" svg:width="8.372cm" svg:height="0.412cm" svg:x="1.005cm" svg:y="12.436cm">
          <draw:text-box>
            <text:p text:style-name="P5"><text:span text:style-name="T3">Exemple : </text:span><text:span text:style-name="T4">Soit le nombre binaire signé 1.101 :</text:span></text:p>
          </draw:text-box>
        </draw:frame>
        <draw:frame draw:style-name="gr94" draw:text-style-name="P8" draw:layer="layout" svg:width="8.786cm" svg:height="0.412cm" svg:x="1.005cm" svg:y="12.948cm">
          <draw:text-box>
            <text:p text:style-name="P5"><text:span text:style-name="T4">Il est négatif car son bit de poids fort est égal à 1.</text:span></text:p>
          </draw:text-box>
        </draw:frame>
        <draw:frame draw:style-name="gr95" draw:text-style-name="P8" draw:layer="layout" svg:width="8.02cm" svg:height="0.412cm" svg:x="1.005cm" svg:y="13.459cm">
          <draw:text-box>
            <text:p text:style-name="P5"><text:span text:style-name="T4">Son complément à 1 est : C1(1.101) = 0.010.</text:span></text:p>
          </draw:text-box>
        </draw:frame>
        <draw:frame draw:style-name="gr96" draw:text-style-name="P8" draw:layer="layout" svg:width="13.18cm" svg:height="0.412cm" svg:x="1.005cm" svg:y="13.971cm">
          <draw:text-box>
            <text:p text:style-name="P5"><text:span text:style-name="T4">Son complément à 2 est : C2(1.101) = C1(1.101) + 1 = 0.010 + 1 = 0.011</text:span></text:p>
          </draw:text-box>
        </draw:frame>
        <draw:frame draw:style-name="gr97" draw:text-style-name="P8" draw:layer="layout" svg:width="0.929cm" svg:height="0.412cm" svg:x="1.005cm" svg:y="14.383cm">
          <draw:text-box>
            <text:p text:style-name="P5"><text:span text:style-name="T4">= +3</text:span></text:p>
          </draw:text-box>
        </draw:frame>
        <draw:frame draw:style-name="gr51" draw:text-style-name="P12" draw:layer="layout" svg:width="0.264cm" svg:height="0.239cm" svg:x="1.933cm" svg:y="14.556cm">
          <draw:text-box>
            <text:p text:style-name="P5"><text:span text:style-name="T10">10</text:span></text:p>
          </draw:text-box>
        </draw:frame>
        <draw:frame draw:style-name="gr36" draw:text-style-name="P8" draw:layer="layout" svg:width="0.352cm" svg:height="0.412cm" svg:x="2.194cm" svg:y="14.383cm">
          <draw:text-box>
            <text:p text:style-name="P5"><text:span text:style-name="T4">.</text:span></text:p>
          </draw:text-box>
        </draw:frame>
        <draw:frame draw:style-name="gr98" draw:text-style-name="P8" draw:layer="layout" svg:width="2.144cm" svg:height="0.412cm" svg:x="1.005cm" svg:y="14.895cm">
          <draw:text-box>
            <text:p text:style-name="P5"><text:span text:style-name="T3">Conclusion</text:span></text:p>
          </draw:text-box>
        </draw:frame>
        <draw:frame draw:style-name="gr56" draw:text-style-name="P8" draw:layer="layout" svg:width="0.352cm" svg:height="0.352cm" svg:x="1.64cm" svg:y="15.525cm">
          <draw:text-box>
            <text:p text:style-name="P5"><text:span text:style-name="T12">•</text:span></text:p>
          </draw:text-box>
        </draw:frame>
        <draw:frame draw:style-name="gr99" draw:text-style-name="P8" draw:layer="layout" svg:width="1.767cm" svg:height="0.412cm" svg:x="2.275cm" svg:y="15.442cm">
          <draw:text-box>
            <text:p text:style-name="P5"><text:span text:style-name="T4">1.101= -3</text:span></text:p>
          </draw:text-box>
        </draw:frame>
        <draw:frame draw:style-name="gr51" draw:text-style-name="P12" draw:layer="layout" svg:width="0.264cm" svg:height="0.239cm" svg:x="4.043cm" svg:y="15.615cm">
          <draw:text-box>
            <text:p text:style-name="P5"><text:span text:style-name="T10">10</text:span></text:p>
          </draw:text-box>
        </draw:frame>
        <draw:frame draw:style-name="gr100" draw:text-style-name="P8" draw:layer="layout" svg:width="9.379cm" svg:height="0.412cm" svg:x="1.005cm" svg:y="16.052cm">
          <draw:text-box>
            <text:p text:style-name="P5"><text:span text:style-name="T3">Exemple : </text:span><text:span text:style-name="T4">Soit le nombre binaire signé 1.000.0101 :</text:span></text:p>
          </draw:text-box>
        </draw:frame>
        <draw:frame draw:style-name="gr94" draw:text-style-name="P8" draw:layer="layout" svg:width="8.786cm" svg:height="0.412cm" svg:x="1.005cm" svg:y="16.564cm">
          <draw:text-box>
            <text:p text:style-name="P5"><text:span text:style-name="T4">Il est négatif car son bit de poids fort est égal à 1.</text:span></text:p>
          </draw:text-box>
        </draw:frame>
        <draw:frame draw:style-name="gr101" draw:text-style-name="P8" draw:layer="layout" svg:width="10.687cm" svg:height="0.412cm" svg:x="1.005cm" svg:y="17.075cm">
          <draw:text-box>
            <text:p text:style-name="P5"><text:span text:style-name="T4">Son « complément à 1 » est : C1(1.000.0101) = 0.111.1010.</text:span></text:p>
          </draw:text-box>
        </draw:frame>
        <draw:frame draw:style-name="gr102" draw:text-style-name="P8" draw:layer="layout" svg:width="13.015cm" svg:height="0.412cm" svg:x="1.005cm" svg:y="17.587cm">
          <draw:text-box>
            <text:p text:style-name="P5"><text:span text:style-name="T4">Son <text:s/>« complément <text:s/>à 2 » <text:s/>est : C2(1.000.0101) <text:s/>= C1(1.000.0101) + <text:s/>1 =</text:span></text:p>
          </draw:text-box>
        </draw:frame>
        <draw:frame draw:style-name="gr103" draw:text-style-name="P8" draw:layer="layout" svg:width="6.796cm" svg:height="0.412cm" svg:x="1.005cm" svg:y="17.999cm">
          <draw:text-box>
            <text:p text:style-name="P5"><text:span text:style-name="T4">0.111.1010 + 1 = </text:span><text:span text:style-name="T3">0</text:span><text:span text:style-name="T4">.111.1011 = </text:span><text:span text:style-name="T3">+</text:span><text:span text:style-name="T4">123</text:span></text:p>
          </draw:text-box>
        </draw:frame>
        <draw:frame draw:style-name="gr51" draw:text-style-name="P12" draw:layer="layout" svg:width="0.264cm" svg:height="0.239cm" svg:x="7.818cm" svg:y="18.172cm">
          <draw:text-box>
            <text:p text:style-name="P5"><text:span text:style-name="T10">10</text:span></text:p>
          </draw:text-box>
        </draw:frame>
        <draw:frame draw:style-name="gr36" draw:text-style-name="P8" draw:layer="layout" svg:width="0.352cm" svg:height="0.412cm" svg:x="8.079cm" svg:y="17.999cm">
          <draw:text-box>
            <text:p text:style-name="P5"><text:span text:style-name="T4">.</text:span></text:p>
          </draw:text-box>
        </draw:frame>
        <draw:frame draw:style-name="gr98" draw:text-style-name="P8" draw:layer="layout" svg:width="2.144cm" svg:height="0.412cm" svg:x="1.005cm" svg:y="18.511cm">
          <draw:text-box>
            <text:p text:style-name="P5"><text:span text:style-name="T3">Conclusion</text:span></text:p>
          </draw:text-box>
        </draw:frame>
        <draw:frame draw:style-name="gr56" draw:text-style-name="P8" draw:layer="layout" svg:width="0.352cm" svg:height="0.352cm" svg:x="15.737cm" svg:y="1.121cm">
          <draw:text-box>
            <text:p text:style-name="P5"><text:span text:style-name="T12">•</text:span></text:p>
          </draw:text-box>
        </draw:frame>
        <draw:frame draw:style-name="gr104" draw:text-style-name="P8" draw:layer="layout" svg:width="3.482cm" svg:height="0.412cm" svg:x="16.372cm" svg:y="1.038cm">
          <draw:text-box>
            <text:p text:style-name="P5"><text:span text:style-name="T3">1</text:span><text:span text:style-name="T4">.000.0101 = </text:span><text:span text:style-name="T3">-</text:span><text:span text:style-name="T4"> 123</text:span></text:p>
          </draw:text-box>
        </draw:frame>
        <draw:frame draw:style-name="gr51" draw:text-style-name="P12" draw:layer="layout" svg:width="0.264cm" svg:height="0.239cm" svg:x="19.865cm" svg:y="1.211cm">
          <draw:text-box>
            <text:p text:style-name="P5"><text:span text:style-name="T10">10</text:span></text:p>
          </draw:text-box>
        </draw:frame>
        <draw:frame draw:style-name="gr105" draw:text-style-name="P8" draw:layer="layout" svg:width="7.902cm" svg:height="0.412cm" svg:x="15.102cm" svg:y="1.549cm">
          <draw:text-box>
            <text:p text:style-name="P5"><text:span text:style-name="T3">Exemple : </text:span><text:span text:style-name="T4">Soit le nombre décimal signé </text:span><text:span text:style-name="T3">-</text:span><text:span text:style-name="T4">7 :</text:span></text:p>
          </draw:text-box>
        </draw:frame>
        <draw:frame draw:style-name="gr106" draw:text-style-name="P8" draw:layer="layout" svg:width="8.405cm" svg:height="0.412cm" svg:x="15.102cm" svg:y="2.061cm">
          <draw:text-box>
            <text:p text:style-name="P5"><text:span text:style-name="T4">Il est négatif. Son équivalent binaire est C2(+7)</text:span></text:p>
          </draw:text-box>
        </draw:frame>
        <draw:frame draw:style-name="gr107" draw:text-style-name="P8" draw:layer="layout" svg:width="4.865cm" svg:height="0.412cm" svg:x="15.102cm" svg:y="2.572cm">
          <draw:text-box>
            <text:p text:style-name="P5"><text:span text:style-name="T4">Sur 4 bits par exemple : </text:span><text:span text:style-name="T3">+</text:span><text:span text:style-name="T4">7</text:span></text:p>
          </draw:text-box>
        </draw:frame>
        <draw:frame draw:style-name="gr51" draw:text-style-name="P12" draw:layer="layout" svg:width="0.264cm" svg:height="0.239cm" svg:x="19.988cm" svg:y="2.745cm">
          <draw:text-box>
            <text:p text:style-name="P5"><text:span text:style-name="T10">10</text:span></text:p>
          </draw:text-box>
        </draw:frame>
        <draw:frame draw:style-name="gr108" draw:text-style-name="P8" draw:layer="layout" svg:width="1.547cm" svg:height="0.412cm" svg:x="20.249cm" svg:y="2.572cm">
          <draw:text-box>
            <text:p text:style-name="P5"><text:span text:style-name="T4"><text:s/></text:span><text:span text:style-name="T4">= </text:span><text:span text:style-name="T3">0</text:span><text:span text:style-name="T4">.111</text:span></text:p>
          </draw:text-box>
        </draw:frame>
        <draw:frame draw:style-name="gr49" draw:text-style-name="P12" draw:layer="layout" svg:width="0.204cm" svg:height="0.239cm" svg:x="21.798cm" svg:y="2.745cm">
          <draw:text-box>
            <text:p text:style-name="P5"><text:span text:style-name="T10">2</text:span></text:p>
          </draw:text-box>
        </draw:frame>
        <draw:frame draw:style-name="gr109" draw:text-style-name="P8" draw:layer="layout" svg:width="7.423cm" svg:height="0.412cm" svg:x="15.102cm" svg:y="3.084cm">
          <draw:text-box>
            <text:p text:style-name="P5"><text:span text:style-name="T4">Son complément à 1 est : C1(+7) = 1.000</text:span></text:p>
          </draw:text-box>
        </draw:frame>
        <draw:frame draw:style-name="gr49" draw:text-style-name="P12" draw:layer="layout" svg:width="0.204cm" svg:height="0.239cm" svg:x="22.546cm" svg:y="3.257cm">
          <draw:text-box>
            <text:p text:style-name="P5"><text:span text:style-name="T10">2</text:span></text:p>
          </draw:text-box>
        </draw:frame>
        <draw:frame draw:style-name="gr36" draw:text-style-name="P8" draw:layer="layout" svg:width="0.352cm" svg:height="0.412cm" svg:x="22.677cm" svg:y="3.084cm">
          <draw:text-box>
            <text:p text:style-name="P5"><text:span text:style-name="T4">.</text:span></text:p>
          </draw:text-box>
        </draw:frame>
        <draw:frame draw:style-name="gr110" draw:text-style-name="P8" draw:layer="layout" svg:width="12.228cm" svg:height="0.412cm" svg:x="15.102cm" svg:y="3.596cm">
          <draw:text-box>
            <text:p text:style-name="P5"><text:span text:style-name="T4">Son complément à 2 est : C2(+7) = C1(+7) + 1 = 1.000 + 1 = </text:span><text:span text:style-name="T3">1</text:span><text:span text:style-name="T4">.001</text:span></text:p>
          </draw:text-box>
        </draw:frame>
        <draw:frame draw:style-name="gr49" draw:text-style-name="P12" draw:layer="layout" svg:width="0.204cm" svg:height="0.239cm" svg:x="27.369cm" svg:y="3.768cm">
          <draw:text-box>
            <text:p text:style-name="P5"><text:span text:style-name="T10">2</text:span></text:p>
          </draw:text-box>
        </draw:frame>
        <draw:frame draw:style-name="gr36" draw:text-style-name="P8" draw:layer="layout" svg:width="0.352cm" svg:height="0.412cm" svg:x="27.499cm" svg:y="3.596cm">
          <draw:text-box>
            <text:p text:style-name="P5"><text:span text:style-name="T4">.</text:span></text:p>
          </draw:text-box>
        </draw:frame>
        <draw:frame draw:style-name="gr111" draw:text-style-name="P8" draw:layer="layout" svg:width="2.254cm" svg:height="0.412cm" svg:x="15.102cm" svg:y="4.107cm">
          <draw:text-box>
            <text:p text:style-name="P5"><text:span text:style-name="T3">Conclusion</text:span><text:span text:style-name="T4"> </text:span></text:p>
          </draw:text-box>
        </draw:frame>
        <draw:frame draw:style-name="gr112" draw:text-style-name="P8" draw:layer="layout" svg:width="0.37cm" svg:height="0.412cm" svg:x="16.355cm" svg:y="4.619cm">
          <draw:text-box>
            <text:p text:style-name="P5"><text:span text:style-name="T3">-</text:span><text:span text:style-name="T4">7</text:span></text:p>
          </draw:text-box>
        </draw:frame>
        <draw:frame draw:style-name="gr51" draw:text-style-name="P12" draw:layer="layout" svg:width="0.264cm" svg:height="0.239cm" svg:x="16.725cm" svg:y="4.791cm">
          <draw:text-box>
            <text:p text:style-name="P5"><text:span text:style-name="T10">10</text:span></text:p>
          </draw:text-box>
        </draw:frame>
        <draw:frame draw:style-name="gr108" draw:text-style-name="P8" draw:layer="layout" svg:width="1.547cm" svg:height="0.412cm" svg:x="16.986cm" svg:y="4.619cm">
          <draw:text-box>
            <text:p text:style-name="P5"><text:span text:style-name="T4"><text:s/></text:span><text:span text:style-name="T4">= </text:span><text:span text:style-name="T3">1</text:span><text:span text:style-name="T4">.001</text:span></text:p>
          </draw:text-box>
        </draw:frame>
        <draw:frame draw:style-name="gr49" draw:text-style-name="P12" draw:layer="layout" svg:width="0.204cm" svg:height="0.239cm" svg:x="18.535cm" svg:y="4.791cm">
          <draw:text-box>
            <text:p text:style-name="P5"><text:span text:style-name="T10">2</text:span></text:p>
          </draw:text-box>
        </draw:frame>
        <draw:frame draw:style-name="gr56" draw:text-style-name="P8" draw:layer="layout" svg:width="0.352cm" svg:height="0.352cm" svg:x="15.737cm" svg:y="5.76cm">
          <draw:text-box>
            <text:p text:style-name="P5"><text:span text:style-name="T12">•</text:span></text:p>
          </draw:text-box>
        </draw:frame>
        <draw:polygon draw:style-name="gr3" draw:text-style-name="P3" draw:layer="layout" svg:width="12.125cm" svg:height="0.18cm" svg:x="15.867cm" svg:y="8.759cm" svg:viewBox="0 0 12126 181" draw:points="0,181 12126,181 12126,0 0,0">
          <text:p/>
        </draw:polygon>
        <draw:polygon draw:style-name="gr3" draw:text-style-name="P3" draw:layer="layout" svg:width="0.179cm" svg:height="2.399cm" svg:x="27.813cm" svg:y="6.364cm" svg:viewBox="0 0 180 2400" draw:points="0,2400 180,2400 180,0 0,0">
          <text:p/>
        </draw:polygon>
        <draw:polygon draw:style-name="gr4" draw:text-style-name="P4" draw:layer="layout" svg:width="12.139cm" svg:height="0.018cm" svg:x="15.684cm" svg:y="6.187cm" svg:viewBox="0 0 12140 19" draw:points="0,0 12140,0 12140,19 0,19">
          <text:p/>
        </draw:polygon>
        <draw:polygon draw:style-name="gr4" draw:text-style-name="P4" draw:layer="layout" svg:width="12.103cm" svg:height="0.018cm" svg:x="15.702cm" svg:y="7.037cm" svg:viewBox="0 0 12104 19" draw:points="0,0 12104,0 12104,19 0,19">
          <text:p/>
        </draw:polygon>
        <draw:polygon draw:style-name="gr4" draw:text-style-name="P4" draw:layer="layout" svg:width="12.103cm" svg:height="0.018cm" svg:x="15.702cm" svg:y="7.891cm" svg:viewBox="0 0 12104 19" draw:points="0,0 12104,0 12104,19 0,19">
          <text:p/>
        </draw:polygon>
        <draw:polygon draw:style-name="gr4" draw:text-style-name="P4" draw:layer="layout" svg:width="12.139cm" svg:height="0.018cm" svg:x="15.684cm" svg:y="8.741cm" svg:viewBox="0 0 12140 19" draw:points="0,0 12140,0 12140,19 0,19">
          <text:p/>
        </draw:polygon>
        <draw:polygon draw:style-name="gr4" draw:text-style-name="P4" draw:layer="layout" svg:width="0.018cm" svg:height="0.85cm" svg:x="15.684cm" svg:y="6.187cm" svg:viewBox="0 0 19 851" draw:points="0,0 0,851 19,851 19,0">
          <text:p/>
        </draw:polygon>
        <draw:polygon draw:style-name="gr4" draw:text-style-name="P4" draw:layer="layout" svg:width="0.018cm" svg:height="0.854cm" svg:x="15.684cm" svg:y="7.037cm" svg:viewBox="0 0 19 855" draw:points="0,0 0,855 19,855 19,0">
          <text:p/>
        </draw:polygon>
        <draw:polygon draw:style-name="gr4" draw:text-style-name="P4" draw:layer="layout" svg:width="0.018cm" svg:height="0.868cm" svg:x="15.684cm" svg:y="7.891cm" svg:viewBox="0 0 19 869" draw:points="0,0 0,869 19,869 19,0">
          <text:p/>
        </draw:polygon>
        <draw:polygon draw:style-name="gr4" draw:text-style-name="P4" draw:layer="layout" svg:width="0.018cm" svg:height="0.85cm" svg:x="27.805cm" svg:y="6.187cm" svg:viewBox="0 0 19 851" draw:points="0,0 0,851 19,851 19,0">
          <text:p/>
        </draw:polygon>
        <draw:polygon draw:style-name="gr4" draw:text-style-name="P4" draw:layer="layout" svg:width="0.018cm" svg:height="0.854cm" svg:x="27.805cm" svg:y="7.037cm" svg:viewBox="0 0 19 855" draw:points="0,0 0,855 19,855 19,0">
          <text:p/>
        </draw:polygon>
        <draw:polygon draw:style-name="gr4" draw:text-style-name="P4" draw:layer="layout" svg:width="0.018cm" svg:height="0.868cm" svg:x="27.805cm" svg:y="7.891cm" svg:viewBox="0 0 19 869" draw:points="0,0 0,869 19,869 19,0">
          <text:p/>
        </draw:polygon>
        <draw:frame draw:style-name="gr113" draw:text-style-name="P8" draw:layer="layout" svg:width="11.064cm" svg:height="0.412cm" svg:x="16.372cm" svg:y="5.677cm">
          <draw:text-box>
            <text:p text:style-name="P5"><text:span text:style-name="T3">Calculez</text:span><text:span text:style-name="T4"> les compléments à 2 des décimaux signés sur 8 bits.</text:span></text:p>
          </draw:text-box>
        </draw:frame>
        <draw:frame draw:style-name="gr114" draw:text-style-name="P11" draw:layer="layout" svg:width="1.632cm" svg:height="0.446cm" svg:x="15.79cm" svg:y="6.401cm">
          <draw:text-box>
            <text:p text:style-name="P5"><text:span text:style-name="T9">-17 = <text:s/></text:span></text:p>
          </draw:text-box>
        </draw:frame>
        <draw:frame draw:style-name="gr58" draw:text-style-name="P11" draw:layer="layout" svg:width="1.865cm" svg:height="0.446cm" svg:x="15.79cm" svg:y="7.254cm">
          <draw:text-box>
            <text:p text:style-name="P5"><text:span text:style-name="T9">-127 = <text:s/></text:span></text:p>
          </draw:text-box>
        </draw:frame>
        <draw:frame draw:style-name="gr58" draw:text-style-name="P11" draw:layer="layout" svg:width="1.865cm" svg:height="0.446cm" svg:x="15.79cm" svg:y="8.105cm">
          <draw:text-box>
            <text:p text:style-name="P5"><text:span text:style-name="T9">-128 = <text:s/></text:span></text:p>
          </draw:text-box>
        </draw:frame>
        <draw:frame draw:style-name="gr115" draw:text-style-name="P8" draw:layer="layout" svg:width="8.507cm" svg:height="0.412cm" svg:x="15.102cm" svg:y="9.24cm">
          <draw:text-box>
            <text:p text:style-name="P5"><text:span text:style-name="T3">IV- SOUSTRACTION DE NOMBRES BINAIRES</text:span></text:p>
          </draw:text-box>
        </draw:frame>
        <draw:frame draw:style-name="gr116" draw:text-style-name="P8" draw:layer="layout" svg:width="13.252cm" svg:height="0.412cm" svg:x="15.102cm" svg:y="9.751cm">
          <draw:text-box>
            <text:p text:style-name="P5"><text:span text:style-name="T4">Nous avons vu également que l’opération de soustraction se résume à une</text:span></text:p>
          </draw:text-box>
        </draw:frame>
        <draw:frame draw:style-name="gr117" draw:text-style-name="P8" draw:layer="layout" svg:width="13.392cm" svg:height="0.412cm" svg:x="15.102cm" svg:y="10.164cm">
          <draw:text-box>
            <text:p text:style-name="P5"><text:span text:style-name="T4">opération d’addition de nombres signés. Donc pour soustraire un nombre, il</text:span></text:p>
          </draw:text-box>
        </draw:frame>
        <draw:frame draw:style-name="gr118" draw:text-style-name="P8" draw:layer="layout" svg:width="1.115cm" svg:height="0.412cm" svg:x="15.102cm" svg:y="10.573cm">
          <draw:text-box>
            <text:p text:style-name="P5"><text:span text:style-name="T4">suffit :</text:span></text:p>
          </draw:text-box>
        </draw:frame>
        <draw:frame draw:style-name="gr56" draw:text-style-name="P8" draw:layer="layout" svg:width="0.352cm" svg:height="0.352cm" svg:x="15.737cm" svg:y="11.203cm">
          <draw:text-box>
            <text:p text:style-name="P5"><text:span text:style-name="T12">•</text:span></text:p>
          </draw:text-box>
        </draw:frame>
        <draw:frame draw:style-name="gr119" draw:text-style-name="P8" draw:layer="layout" svg:width="11.889cm" svg:height="0.412cm" svg:x="16.372cm" svg:y="11.12cm">
          <draw:text-box>
            <text:p text:style-name="P5"><text:span text:style-name="T4">de coder le nombre positif à soustraire en un nombre négatif par la</text:span></text:p>
          </draw:text-box>
        </draw:frame>
        <draw:frame draw:style-name="gr120" draw:text-style-name="P8" draw:layer="layout" svg:width="5.234cm" svg:height="0.412cm" svg:x="16.372cm" svg:y="11.533cm">
          <draw:text-box>
            <text:p text:style-name="P5"><text:span text:style-name="T4">méthode du complément à 2,</text:span></text:p>
          </draw:text-box>
        </draw:frame>
        <draw:frame draw:style-name="gr56" draw:text-style-name="P8" draw:layer="layout" svg:width="0.352cm" svg:height="0.352cm" svg:x="15.737cm" svg:y="12.163cm">
          <draw:text-box>
            <text:p text:style-name="P5"><text:span text:style-name="T12">•</text:span></text:p>
          </draw:text-box>
        </draw:frame>
        <draw:frame draw:style-name="gr121" draw:text-style-name="P8" draw:layer="layout" svg:width="3.732cm" svg:height="0.412cm" svg:x="16.372cm" svg:y="12.08cm">
          <draw:text-box>
            <text:p text:style-name="P5"><text:span text:style-name="T4">puis de l’additionner.</text:span></text:p>
          </draw:text-box>
        </draw:frame>
        <draw:frame draw:style-name="gr56" draw:text-style-name="P8" draw:layer="layout" svg:width="0.352cm" svg:height="0.352cm" svg:x="16.372cm" svg:y="12.71cm">
          <draw:text-box>
            <text:p text:style-name="P5"><text:span text:style-name="T12">◦</text:span></text:p>
          </draw:text-box>
        </draw:frame>
        <draw:frame draw:style-name="gr122" draw:text-style-name="P8" draw:layer="layout" svg:width="8.638cm" svg:height="0.412cm" svg:x="17.007cm" svg:y="12.627cm">
          <draw:text-box>
            <text:p text:style-name="P5"><text:span text:style-name="T4">Si le </text:span><text:span text:style-name="T3">résultat </text:span><text:span text:style-name="T4">est</text:span><text:span text:style-name="T3"> positif</text:span><text:span text:style-name="T4">, le travail est </text:span><text:span text:style-name="T3">terminé</text:span><text:span text:style-name="T4">.</text:span></text:p>
          </draw:text-box>
        </draw:frame>
        <draw:frame draw:style-name="gr56" draw:text-style-name="P8" draw:layer="layout" svg:width="0.352cm" svg:height="0.352cm" svg:x="16.372cm" svg:y="13.256cm">
          <draw:text-box>
            <text:p text:style-name="P5"><text:span text:style-name="T12">◦</text:span></text:p>
          </draw:text-box>
        </draw:frame>
        <draw:frame draw:style-name="gr123" draw:text-style-name="P8" draw:layer="layout" svg:width="11.449cm" svg:height="0.412cm" svg:x="17.007cm" svg:y="13.173cm">
          <draw:text-box>
            <text:p text:style-name="P5"><text:span text:style-name="T4">Si le <text:s/></text:span><text:span text:style-name="T3">résultat <text:s/></text:span><text:span text:style-name="T4">est</text:span><text:span text:style-name="T3"> <text:s/>négatif</text:span><text:span text:style-name="T4">, il faut le <text:s/></text:span><text:span text:style-name="T3">complémenter à 2</text:span><text:span text:style-name="T4"> <text:s/>pour</text:span></text:p>
          </draw:text-box>
        </draw:frame>
        <draw:frame draw:style-name="gr124" draw:text-style-name="P8" draw:layer="layout" svg:width="4.993cm" svg:height="0.412cm" svg:x="17.007cm" svg:y="13.583cm">
          <draw:text-box>
            <text:p text:style-name="P5"><text:span text:style-name="T4">connaître sa valeur absolue.</text:span></text:p>
          </draw:text-box>
        </draw:frame>
        <draw:frame draw:style-name="gr47" draw:text-style-name="P8" draw:layer="layout" svg:width="1.678cm" svg:height="0.412cm" svg:x="15.102cm" svg:y="14.094cm">
          <draw:text-box>
            <text:p text:style-name="P5"><text:span text:style-name="T3">Exemple</text:span></text:p>
          </draw:text-box>
        </draw:frame>
        <draw:frame draw:style-name="gr125" draw:text-style-name="P8" draw:layer="layout" svg:width="12.948cm" svg:height="0.412cm" svg:x="15.102cm" svg:y="14.606cm">
          <draw:text-box>
            <text:p text:style-name="P5"><text:span text:style-name="T4">Comment effectuer la soustraction suivante : 5 – 3 ; les nombres binaires</text:span></text:p>
          </draw:text-box>
        </draw:frame>
        <draw:frame draw:style-name="gr126" draw:text-style-name="P8" draw:layer="layout" svg:width="7.233cm" svg:height="0.412cm" svg:x="15.102cm" svg:y="15.018cm">
          <draw:text-box>
            <text:p text:style-name="P5"><text:span text:style-name="T4">étant exprimés dans un format de 4 bits.</text:span></text:p>
          </draw:text-box>
        </draw:frame>
        <draw:frame draw:style-name="gr36" draw:text-style-name="P8" draw:layer="layout" svg:width="0.352cm" svg:height="0.412cm" svg:x="15.102cm" svg:y="15.53cm">
          <draw:text-box>
            <text:p text:style-name="P5"><text:span text:style-name="T4">5</text:span></text:p>
          </draw:text-box>
        </draw:frame>
        <draw:frame draw:style-name="gr51" draw:text-style-name="P12" draw:layer="layout" svg:width="0.264cm" svg:height="0.239cm" svg:x="15.328cm" svg:y="15.703cm">
          <draw:text-box>
            <text:p text:style-name="P5"><text:span text:style-name="T10">10</text:span></text:p>
          </draw:text-box>
        </draw:frame>
        <draw:frame draw:style-name="gr127" draw:text-style-name="P8" draw:layer="layout" svg:width="1.526cm" svg:height="0.412cm" svg:x="15.589cm" svg:y="15.53cm">
          <draw:text-box>
            <text:p text:style-name="P5"><text:span text:style-name="T4"><text:s/></text:span><text:span text:style-name="T4">= 0.101</text:span></text:p>
          </draw:text-box>
        </draw:frame>
        <draw:frame draw:style-name="gr49" draw:text-style-name="P12" draw:layer="layout" svg:width="0.204cm" svg:height="0.239cm" svg:x="17.117cm" svg:y="15.703cm">
          <draw:text-box>
            <text:p text:style-name="P5"><text:span text:style-name="T10">2</text:span></text:p>
          </draw:text-box>
        </draw:frame>
        <draw:frame draw:style-name="gr36" draw:text-style-name="P8" draw:layer="layout" svg:width="0.352cm" svg:height="0.412cm" svg:x="15.102cm" svg:y="16.042cm">
          <draw:text-box>
            <text:p text:style-name="P5"><text:span text:style-name="T4">3</text:span></text:p>
          </draw:text-box>
        </draw:frame>
        <draw:frame draw:style-name="gr51" draw:text-style-name="P12" draw:layer="layout" svg:width="0.264cm" svg:height="0.239cm" svg:x="15.328cm" svg:y="16.214cm">
          <draw:text-box>
            <text:p text:style-name="P5"><text:span text:style-name="T10">10</text:span></text:p>
          </draw:text-box>
        </draw:frame>
        <draw:frame draw:style-name="gr127" draw:text-style-name="P8" draw:layer="layout" svg:width="1.526cm" svg:height="0.412cm" svg:x="15.589cm" svg:y="16.042cm">
          <draw:text-box>
            <text:p text:style-name="P5"><text:span text:style-name="T4"><text:s/></text:span><text:span text:style-name="T4">= 0.011</text:span></text:p>
          </draw:text-box>
        </draw:frame>
        <draw:frame draw:style-name="gr49" draw:text-style-name="P12" draw:layer="layout" svg:width="0.204cm" svg:height="0.239cm" svg:x="17.117cm" svg:y="16.214cm">
          <draw:text-box>
            <text:p text:style-name="P5"><text:span text:style-name="T10">2</text:span></text:p>
          </draw:text-box>
        </draw:frame>
        <draw:frame draw:style-name="gr128" draw:text-style-name="P8" draw:layer="layout" svg:width="0.832cm" svg:height="0.412cm" svg:x="15.102cm" svg:y="16.553cm">
          <draw:text-box>
            <text:p text:style-name="P5"><text:span text:style-name="T4">C1(3</text:span></text:p>
          </draw:text-box>
        </draw:frame>
        <draw:frame draw:style-name="gr51" draw:text-style-name="P12" draw:layer="layout" svg:width="0.264cm" svg:height="0.239cm" svg:x="15.935cm" svg:y="16.726cm">
          <draw:text-box>
            <text:p text:style-name="P5"><text:span text:style-name="T10">10</text:span></text:p>
          </draw:text-box>
        </draw:frame>
        <draw:frame draw:style-name="gr129" draw:text-style-name="P8" draw:layer="layout" svg:width="1.661cm" svg:height="0.412cm" svg:x="16.196cm" svg:y="16.553cm">
          <draw:text-box>
            <text:p text:style-name="P5"><text:span text:style-name="T4">) = 1.100</text:span></text:p>
          </draw:text-box>
        </draw:frame>
        <draw:frame draw:style-name="gr49" draw:text-style-name="P12" draw:layer="layout" svg:width="0.204cm" svg:height="0.239cm" svg:x="17.865cm" svg:y="16.726cm">
          <draw:text-box>
            <text:p text:style-name="P5"><text:span text:style-name="T10">2</text:span></text:p>
          </draw:text-box>
        </draw:frame>
        <draw:frame draw:style-name="gr128" draw:text-style-name="P8" draw:layer="layout" svg:width="0.832cm" svg:height="0.412cm" svg:x="15.102cm" svg:y="17.065cm">
          <draw:text-box>
            <text:p text:style-name="P5"><text:span text:style-name="T4">C2(3</text:span></text:p>
          </draw:text-box>
        </draw:frame>
        <draw:frame draw:style-name="gr51" draw:text-style-name="P12" draw:layer="layout" svg:width="0.264cm" svg:height="0.239cm" svg:x="15.935cm" svg:y="17.237cm">
          <draw:text-box>
            <text:p text:style-name="P5"><text:span text:style-name="T10">10</text:span></text:p>
          </draw:text-box>
        </draw:frame>
        <draw:frame draw:style-name="gr130" draw:text-style-name="P8" draw:layer="layout" svg:width="1.484cm" svg:height="0.412cm" svg:x="16.196cm" svg:y="17.065cm">
          <draw:text-box>
            <text:p text:style-name="P5"><text:span text:style-name="T4">) = C1(3</text:span></text:p>
          </draw:text-box>
        </draw:frame>
        <draw:frame draw:style-name="gr51" draw:text-style-name="P12" draw:layer="layout" svg:width="0.264cm" svg:height="0.239cm" svg:x="17.688cm" svg:y="17.237cm">
          <draw:text-box>
            <text:p text:style-name="P5"><text:span text:style-name="T10">10</text:span></text:p>
          </draw:text-box>
        </draw:frame>
        <draw:frame draw:style-name="gr131" draw:text-style-name="P8" draw:layer="layout" svg:width="4.667cm" svg:height="0.412cm" svg:x="17.949cm" svg:y="17.065cm">
          <draw:text-box>
            <text:p text:style-name="P5"><text:span text:style-name="T4">) + 1 = 1.100 + 1 = 1.101</text:span></text:p>
          </draw:text-box>
        </draw:frame>
        <draw:frame draw:style-name="gr49" draw:text-style-name="P12" draw:layer="layout" svg:width="0.204cm" svg:height="0.239cm" svg:x="22.631cm" svg:y="17.237cm">
          <draw:text-box>
            <text:p text:style-name="P5"><text:span text:style-name="T10">2 </text:span></text:p>
          </draw:text-box>
        </draw:frame>
        <draw:frame draw:style-name="gr132" draw:text-style-name="P8" draw:layer="layout" svg:width="0.76cm" svg:height="0.412cm" svg:x="22.828cm" svg:y="17.065cm">
          <draw:text-box>
            <text:p text:style-name="P5"><text:span text:style-name="T4">= -3</text:span></text:p>
          </draw:text-box>
        </draw:frame>
        <draw:frame draw:style-name="gr51" draw:text-style-name="P12" draw:layer="layout" svg:width="0.264cm" svg:height="0.239cm" svg:x="23.587cm" svg:y="17.237cm">
          <draw:text-box>
            <text:p text:style-name="P5"><text:span text:style-name="T10">10</text:span></text:p>
          </draw:text-box>
        </draw:frame>
        <draw:frame draw:style-name="gr36" draw:text-style-name="P8" draw:layer="layout" svg:width="0.352cm" svg:height="0.412cm" svg:x="15.102cm" svg:y="17.576cm">
          <draw:text-box>
            <text:p text:style-name="P5"><text:span text:style-name="T4">5</text:span></text:p>
          </draw:text-box>
        </draw:frame>
        <draw:frame draw:style-name="gr51" draw:text-style-name="P12" draw:layer="layout" svg:width="0.264cm" svg:height="0.239cm" svg:x="15.328cm" svg:y="17.749cm">
          <draw:text-box>
            <text:p text:style-name="P5"><text:span text:style-name="T10">10</text:span></text:p>
          </draw:text-box>
        </draw:frame>
        <draw:frame draw:style-name="gr133" draw:text-style-name="P8" draw:layer="layout" svg:width="1.005cm" svg:height="0.412cm" svg:x="15.589cm" svg:y="17.576cm">
          <draw:text-box>
            <text:p text:style-name="P5"><text:span text:style-name="T4"><text:s/></text:span><text:span text:style-name="T4">+ (-3</text:span></text:p>
          </draw:text-box>
        </draw:frame>
        <draw:frame draw:style-name="gr51" draw:text-style-name="P12" draw:layer="layout" svg:width="0.264cm" svg:height="0.239cm" svg:x="16.598cm" svg:y="17.749cm">
          <draw:text-box>
            <text:p text:style-name="P5"><text:span text:style-name="T10">10</text:span></text:p>
          </draw:text-box>
        </draw:frame>
        <draw:frame draw:style-name="gr129" draw:text-style-name="P8" draw:layer="layout" svg:width="1.661cm" svg:height="0.412cm" svg:x="16.859cm" svg:y="17.576cm">
          <draw:text-box>
            <text:p text:style-name="P5"><text:span text:style-name="T4">) = 0.101</text:span></text:p>
          </draw:text-box>
        </draw:frame>
        <draw:frame draw:style-name="gr49" draw:text-style-name="P12" draw:layer="layout" svg:width="0.204cm" svg:height="0.239cm" svg:x="18.524cm" svg:y="17.749cm">
          <draw:text-box>
            <text:p text:style-name="P5"><text:span text:style-name="T10">2</text:span></text:p>
          </draw:text-box>
        </draw:frame>
        <draw:frame draw:style-name="gr127" draw:text-style-name="P8" draw:layer="layout" svg:width="1.526cm" svg:height="0.412cm" svg:x="18.655cm" svg:y="17.576cm">
          <draw:text-box>
            <text:p text:style-name="P5"><text:span text:style-name="T4"><text:s/></text:span><text:span text:style-name="T4">+ 1.101</text:span></text:p>
          </draw:text-box>
        </draw:frame>
        <draw:frame draw:style-name="gr49" draw:text-style-name="P12" draw:layer="layout" svg:width="0.204cm" svg:height="0.239cm" svg:x="20.186cm" svg:y="17.749cm">
          <draw:text-box>
            <text:p text:style-name="P5"><text:span text:style-name="T10">2 </text:span></text:p>
          </draw:text-box>
        </draw:frame>
        <draw:frame draw:style-name="gr134" draw:text-style-name="P8" draw:layer="layout" svg:width="1.772cm" svg:height="0.412cm" svg:x="20.38cm" svg:y="17.576cm">
          <draw:text-box>
            <text:p text:style-name="P5"><text:span text:style-name="T4">= 1.</text:span><text:span text:style-name="T3">0</text:span><text:span text:style-name="T4">.010</text:span></text:p>
          </draw:text-box>
        </draw:frame>
        <draw:frame draw:style-name="gr49" draw:text-style-name="P12" draw:layer="layout" svg:width="0.204cm" svg:height="0.239cm" svg:x="22.154cm" svg:y="17.749cm">
          <draw:text-box>
            <text:p text:style-name="P5"><text:span text:style-name="T10">2</text:span></text:p>
          </draw:text-box>
        </draw:frame>
        <draw:frame draw:style-name="gr135" draw:text-style-name="P8" draw:layer="layout" svg:width="1.437cm" svg:height="0.412cm" svg:x="22.285cm" svg:y="17.576cm">
          <draw:text-box>
            <text:p text:style-name="P5"><text:span text:style-name="T4">= </text:span><text:span text:style-name="T3">0</text:span><text:span text:style-name="T4">.010</text:span></text:p>
          </draw:text-box>
        </draw:frame>
        <draw:frame draw:style-name="gr49" draw:text-style-name="P12" draw:layer="layout" svg:width="0.204cm" svg:height="0.239cm" svg:x="23.724cm" svg:y="17.749cm">
          <draw:text-box>
            <text:p text:style-name="P5"><text:span text:style-name="T10">2</text:span></text:p>
          </draw:text-box>
        </draw:frame>
        <draw:frame draw:style-name="gr136" draw:text-style-name="P8" draw:layer="layout" svg:width="3.706cm" svg:height="0.412cm" svg:x="23.855cm" svg:y="17.576cm">
          <draw:text-box>
            <text:p text:style-name="P5"><text:span text:style-name="T4"><text:s/></text:span><text:span text:style-name="T4">car format de 4 bits.</text:span></text:p>
          </draw:text-box>
        </draw:frame>
        <draw:frame draw:style-name="gr98" draw:text-style-name="P8" draw:layer="layout" svg:width="2.144cm" svg:height="0.412cm" svg:x="15.102cm" svg:y="18.088cm">
          <draw:text-box>
            <text:p text:style-name="P5"><text:span text:style-name="T3">Conclusion</text:span></text:p>
          </draw:text-box>
        </draw:frame>
        <draw:frame draw:style-name="gr137" draw:text-style-name="P8" draw:layer="layout" svg:width="1.031cm" svg:height="0.412cm" svg:x="16.355cm" svg:y="18.599cm">
          <draw:text-box>
            <text:p text:style-name="P5"><text:span text:style-name="T3">0</text:span><text:span text:style-name="T4">.010</text:span></text:p>
          </draw:text-box>
        </draw:frame>
        <draw:frame draw:style-name="gr49" draw:text-style-name="P12" draw:layer="layout" svg:width="0.204cm" svg:height="0.239cm" svg:x="17.385cm" svg:y="18.772cm">
          <draw:text-box>
            <text:p text:style-name="P5"><text:span text:style-name="T10">2</text:span></text:p>
          </draw:text-box>
        </draw:frame>
        <draw:frame draw:style-name="gr138" draw:text-style-name="P8" draw:layer="layout" svg:width="1.038cm" svg:height="0.412cm" svg:x="17.515cm" svg:y="18.599cm">
          <draw:text-box>
            <text:p text:style-name="P5"><text:span text:style-name="T4"><text:s/></text:span><text:span text:style-name="T4">= </text:span><text:span text:style-name="T3">+</text:span><text:span text:style-name="T4">2</text:span></text:p>
          </draw:text-box>
        </draw:frame>
        <draw:frame draw:style-name="gr51" draw:text-style-name="P12" draw:layer="layout" svg:width="0.264cm" svg:height="0.239cm" svg:x="18.556cm" svg:y="18.772cm">
          <draw:text-box>
            <text:p text:style-name="P5"><text:span text:style-name="T10">10</text:span></text:p>
          </draw:text-box>
        </draw:frame>
        <draw:frame draw:style-name="gr59" draw:text-style-name="P10" draw:layer="layout" svg:width="4.231cm" svg:height="0.331cm" svg:x="1.005cm" svg:y="19.656cm">
          <draw:text-box>
            <text:p text:style-name="P5"><text:span text:style-name="T13">Lycée P. PICASSO PERPIGNAN</text:span></text:p>
          </draw:text-box>
        </draw:frame>
        <draw:frame draw:style-name="gr60" draw:text-style-name="P10" draw:layer="layout" svg:width="6.517cm" svg:height="0.331cm" svg:x="11.465cm" svg:y="19.656cm">
          <draw:text-box>
            <text:p text:style-name="P5"><text:span text:style-name="T13">P. BOURLON – M. CENTELLES – P. STEININGER</text:span></text:p>
          </draw:text-box>
        </draw:frame>
        <draw:polygon draw:style-name="gr61" draw:text-style-name="P4" draw:layer="layout" svg:width="27.701cm" svg:height="0.014cm" svg:x="1.001cm" svg:y="19.639cm" svg:viewBox="0 0 27702 15" draw:points="0,15 27702,15 27702,0 0,0">
          <text:p/>
        </draw:polygon>
        <draw:polygon draw:style-name="gr61" draw:text-style-name="P4" draw:layer="layout" svg:width="27.701cm" svg:height="0.014cm" svg:x="1.001cm" svg:y="19.988cm" svg:viewBox="0 0 27702 15" draw:points="0,15 27702,15 27702,0 0,0">
          <text:p/>
        </draw:polygon>
        <draw:polygon draw:style-name="gr61" draw:text-style-name="P4" draw:layer="layout" svg:width="0.011cm" svg:height="18.303cm" svg:x="14.848cm" svg:y="1.001cm" svg:viewBox="0 0 12 18304" draw:points="0,18304 12,18304 12,0 0,0">
          <text:p/>
        </draw:polygon>
        <draw:frame draw:style-name="gr62" draw:text-style-name="P10" draw:layer="layout" svg:width="1.264cm" svg:height="0.331cm" svg:x="26.945cm" svg:y="19.656cm">
          <draw:text-box>
            <text:p text:style-name="P5"><text:span text:style-name="T13">Page</text:span><text:span text:style-name="T14"> </text:span><text:span text:style-name="T13">2</text:span><text:span text:style-name="T14">/</text:span><text:span text:style-name="T13">4</text:span></text:p>
          </draw:text-box>
        </draw:frame>
        <draw:frame draw:style-name="gr69" draw:text-style-name="P13" draw:layer="layout" svg:width="9.75cm" svg:height="0.75cm" svg:x="17.25cm" svg:y="6.25cm">
          <draw:text-box>
            <text:p><text:span text:style-name="T15">(C1) 1110 1110 <text:s text:c="14"/>(C2)= (C1)+1= 1110 1111</text:span></text:p>
          </draw:text-box>
        </draw:frame>
        <draw:frame draw:style-name="gr70" draw:text-style-name="P13" draw:layer="layout" svg:width="9.25cm" svg:height="0.941cm" svg:x="17.5cm" svg:y="7.25cm">
          <draw:text-box>
            <text:p><text:span text:style-name="T15">(C1)1000 0000 <text:s text:c="15"/>(C2)=(C1)+1= 1000 0001</text:span></text:p>
          </draw:text-box>
        </draw:frame>
        <draw:frame draw:style-name="gr69" draw:text-style-name="P13" draw:layer="layout" svg:width="9.25cm" svg:height="0.75cm" svg:x="17.5cm" svg:y="8cm">
          <draw:text-box>
            <text:p><text:span text:style-name="T15">(C1)</text:span></text:p>
          </draw:text-box>
        </draw:frame>
        <draw:frame draw:style-name="gr68" draw:text-style-name="P13" draw:layer="layout" svg:width="7.75cm" svg:height="0.471cm" svg:x="18.5cm" svg:y="5.25cm">
          <draw:text-box>
            <text:p><text:span text:style-name="T15">Inverser les 1 et 0= C1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0.691cm" svg:height="0.804cm" svg:x="20.743cm" svg:y="6.66cm" svg:viewBox="0 0 692 805" draw:points="0,805 692,805 692,0 0,0">
          <text:p/>
        </draw:polygon>
        <draw:polygon draw:style-name="gr2" draw:text-style-name="P2" draw:layer="layout" svg:width="0.713cm" svg:height="0.804cm" svg:x="21.434cm" svg:y="6.66cm" svg:viewBox="0 0 714 805" draw:points="0,805 714,805 714,0 0,0">
          <text:p/>
        </draw:polygon>
        <draw:polygon draw:style-name="gr1" draw:text-style-name="P1" draw:layer="layout" svg:width="0.691cm" svg:height="0.801cm" svg:x="20.743cm" svg:y="7.464cm" svg:viewBox="0 0 692 802" draw:points="0,802 692,802 692,0 0,0">
          <text:p/>
        </draw:polygon>
        <draw:polygon draw:style-name="gr2" draw:text-style-name="P2" draw:layer="layout" svg:width="0.713cm" svg:height="0.801cm" svg:x="21.434cm" svg:y="7.464cm" svg:viewBox="0 0 714 802" draw:points="0,802 714,802 714,0 0,0">
          <text:p/>
        </draw:polygon>
        <draw:polygon draw:style-name="gr1" draw:text-style-name="P1" draw:layer="layout" svg:width="0.691cm" svg:height="0.804cm" svg:x="20.743cm" svg:y="8.265cm" svg:viewBox="0 0 692 805" draw:points="0,805 692,805 692,0 0,0">
          <text:p/>
        </draw:polygon>
        <draw:polygon draw:style-name="gr2" draw:text-style-name="P2" draw:layer="layout" svg:width="0.713cm" svg:height="0.804cm" svg:x="21.434cm" svg:y="8.265cm" svg:viewBox="0 0 714 805" draw:points="0,805 714,805 714,0 0,0">
          <text:p/>
        </draw:polygon>
        <draw:polygon draw:style-name="gr1" draw:text-style-name="P1" draw:layer="layout" svg:width="0.691cm" svg:height="0.819cm" svg:x="20.743cm" svg:y="9.069cm" svg:viewBox="0 0 692 820" draw:points="0,820 692,820 692,0 0,0">
          <text:p/>
        </draw:polygon>
        <draw:polygon draw:style-name="gr2" draw:text-style-name="P2" draw:layer="layout" svg:width="0.713cm" svg:height="0.819cm" svg:x="21.434cm" svg:y="9.069cm" svg:viewBox="0 0 714 820" draw:points="0,820 714,820 714,0 0,0">
          <text:p/>
        </draw:polygon>
        <draw:polygon draw:style-name="gr139" draw:text-style-name="P16" draw:layer="layout" svg:width="0.699cm" svg:height="0.801cm" svg:x="20.129cm" svg:y="13.673cm" svg:viewBox="0 0 700 802" draw:points="0,802 700,802 700,0 0,0">
          <text:p/>
        </draw:polygon>
        <draw:polygon draw:style-name="gr139" draw:text-style-name="P16" draw:layer="layout" svg:width="0.698cm" svg:height="0.801cm" svg:x="20.828cm" svg:y="13.673cm" svg:viewBox="0 0 699 802" draw:points="0,802 699,802 699,0 0,0">
          <text:p/>
        </draw:polygon>
        <draw:polygon draw:style-name="gr2" draw:text-style-name="P2" draw:layer="layout" svg:width="0.699cm" svg:height="0.801cm" svg:x="21.526cm" svg:y="13.673cm" svg:viewBox="0 0 700 802" draw:points="0,802 700,802 700,0 0,0">
          <text:p/>
        </draw:polygon>
        <draw:polygon draw:style-name="gr139" draw:text-style-name="P16" draw:layer="layout" svg:width="0.699cm" svg:height="0.804cm" svg:x="20.129cm" svg:y="14.474cm" svg:viewBox="0 0 700 805" draw:points="0,805 700,805 700,0 0,0">
          <text:p/>
        </draw:polygon>
        <draw:polygon draw:style-name="gr139" draw:text-style-name="P16" draw:layer="layout" svg:width="0.698cm" svg:height="0.804cm" svg:x="20.828cm" svg:y="14.474cm" svg:viewBox="0 0 699 805" draw:points="0,805 699,805 699,0 0,0">
          <text:p/>
        </draw:polygon>
        <draw:polygon draw:style-name="gr2" draw:text-style-name="P2" draw:layer="layout" svg:width="0.699cm" svg:height="0.804cm" svg:x="21.526cm" svg:y="14.474cm" svg:viewBox="0 0 700 805" draw:points="0,805 700,805 700,0 0,0">
          <text:p/>
        </draw:polygon>
        <draw:polygon draw:style-name="gr139" draw:text-style-name="P16" draw:layer="layout" svg:width="0.699cm" svg:height="0.801cm" svg:x="20.129cm" svg:y="15.278cm" svg:viewBox="0 0 700 802" draw:points="0,802 700,802 700,0 0,0">
          <text:p/>
        </draw:polygon>
        <draw:polygon draw:style-name="gr139" draw:text-style-name="P16" draw:layer="layout" svg:width="0.698cm" svg:height="0.801cm" svg:x="20.828cm" svg:y="15.278cm" svg:viewBox="0 0 699 802" draw:points="0,802 699,802 699,0 0,0">
          <text:p/>
        </draw:polygon>
        <draw:polygon draw:style-name="gr2" draw:text-style-name="P2" draw:layer="layout" svg:width="0.699cm" svg:height="0.801cm" svg:x="21.526cm" svg:y="15.278cm" svg:viewBox="0 0 700 802" draw:points="0,802 700,802 700,0 0,0">
          <text:p/>
        </draw:polygon>
        <draw:polygon draw:style-name="gr139" draw:text-style-name="P16" draw:layer="layout" svg:width="0.699cm" svg:height="0.822cm" svg:x="20.129cm" svg:y="16.079cm" svg:viewBox="0 0 700 823" draw:points="0,823 700,823 700,0 0,0">
          <text:p/>
        </draw:polygon>
        <draw:polygon draw:style-name="gr139" draw:text-style-name="P16" draw:layer="layout" svg:width="0.698cm" svg:height="0.822cm" svg:x="20.828cm" svg:y="16.079cm" svg:viewBox="0 0 699 823" draw:points="0,823 699,823 699,0 0,0">
          <text:p/>
        </draw:polygon>
        <draw:polygon draw:style-name="gr2" draw:text-style-name="P2" draw:layer="layout" svg:width="0.699cm" svg:height="0.822cm" svg:x="21.526cm" svg:y="16.079cm" svg:viewBox="0 0 700 823" draw:points="0,823 700,823 700,0 0,0">
          <text:p/>
        </draw:polygon>
        <draw:frame draw:style-name="gr47" draw:text-style-name="P8" draw:layer="layout" svg:width="1.678cm" svg:height="0.412cm" svg:x="1.005cm" svg:y="1.412cm">
          <draw:text-box>
            <text:p text:style-name="P5"><text:span text:style-name="T3">Exemple</text:span></text:p>
          </draw:text-box>
        </draw:frame>
        <draw:frame draw:style-name="gr140" draw:text-style-name="P8" draw:layer="layout" svg:width="12.897cm" svg:height="0.412cm" svg:x="1.005cm" svg:y="1.825cm">
          <draw:text-box>
            <text:p text:style-name="P5"><text:span text:style-name="T4">Comment effectuer la soustraction suivante : 3 - 5 ; les nombres binaires</text:span></text:p>
          </draw:text-box>
        </draw:frame>
        <draw:frame draw:style-name="gr126" draw:text-style-name="P8" draw:layer="layout" svg:width="7.233cm" svg:height="0.412cm" svg:x="1.005cm" svg:y="2.234cm">
          <draw:text-box>
            <text:p text:style-name="P5"><text:span text:style-name="T4">étant exprimés dans un format de 4 bits.</text:span></text:p>
          </draw:text-box>
        </draw:frame>
        <draw:frame draw:style-name="gr36" draw:text-style-name="P8" draw:layer="layout" svg:width="0.352cm" svg:height="0.412cm" svg:x="1.005cm" svg:y="2.745cm">
          <draw:text-box>
            <text:p text:style-name="P5"><text:span text:style-name="T4">3</text:span></text:p>
          </draw:text-box>
        </draw:frame>
        <draw:frame draw:style-name="gr51" draw:text-style-name="P12" draw:layer="layout" svg:width="0.264cm" svg:height="0.239cm" svg:x="1.228cm" svg:y="2.918cm">
          <draw:text-box>
            <text:p text:style-name="P5"><text:span text:style-name="T10">10</text:span></text:p>
          </draw:text-box>
        </draw:frame>
        <draw:frame draw:style-name="gr127" draw:text-style-name="P8" draw:layer="layout" svg:width="1.526cm" svg:height="0.412cm" svg:x="1.489cm" svg:y="2.745cm">
          <draw:text-box>
            <text:p text:style-name="P5"><text:span text:style-name="T4"><text:s/></text:span><text:span text:style-name="T4">= 0.011</text:span></text:p>
          </draw:text-box>
        </draw:frame>
        <draw:frame draw:style-name="gr49" draw:text-style-name="P12" draw:layer="layout" svg:width="0.204cm" svg:height="0.239cm" svg:x="3.02cm" svg:y="2.918cm">
          <draw:text-box>
            <text:p text:style-name="P5"><text:span text:style-name="T10">2</text:span></text:p>
          </draw:text-box>
        </draw:frame>
        <draw:frame draw:style-name="gr36" draw:text-style-name="P8" draw:layer="layout" svg:width="0.352cm" svg:height="0.412cm" svg:x="1.005cm" svg:y="3.257cm">
          <draw:text-box>
            <text:p text:style-name="P5"><text:span text:style-name="T4">5</text:span></text:p>
          </draw:text-box>
        </draw:frame>
        <draw:frame draw:style-name="gr51" draw:text-style-name="P12" draw:layer="layout" svg:width="0.264cm" svg:height="0.239cm" svg:x="1.228cm" svg:y="3.43cm">
          <draw:text-box>
            <text:p text:style-name="P5"><text:span text:style-name="T10">10</text:span></text:p>
          </draw:text-box>
        </draw:frame>
        <draw:frame draw:style-name="gr127" draw:text-style-name="P8" draw:layer="layout" svg:width="1.526cm" svg:height="0.412cm" svg:x="1.489cm" svg:y="3.257cm">
          <draw:text-box>
            <text:p text:style-name="P5"><text:span text:style-name="T4"><text:s/></text:span><text:span text:style-name="T4">= 0.101</text:span></text:p>
          </draw:text-box>
        </draw:frame>
        <draw:frame draw:style-name="gr49" draw:text-style-name="P12" draw:layer="layout" svg:width="0.204cm" svg:height="0.239cm" svg:x="3.02cm" svg:y="3.43cm">
          <draw:text-box>
            <text:p text:style-name="P5"><text:span text:style-name="T10">2</text:span></text:p>
          </draw:text-box>
        </draw:frame>
        <draw:frame draw:style-name="gr128" draw:text-style-name="P8" draw:layer="layout" svg:width="0.832cm" svg:height="0.412cm" svg:x="1.005cm" svg:y="3.768cm">
          <draw:text-box>
            <text:p text:style-name="P5"><text:span text:style-name="T4">C1(5</text:span></text:p>
          </draw:text-box>
        </draw:frame>
        <draw:frame draw:style-name="gr51" draw:text-style-name="P12" draw:layer="layout" svg:width="0.264cm" svg:height="0.239cm" svg:x="1.838cm" svg:y="3.941cm">
          <draw:text-box>
            <text:p text:style-name="P5"><text:span text:style-name="T10">10</text:span></text:p>
          </draw:text-box>
        </draw:frame>
        <draw:frame draw:style-name="gr129" draw:text-style-name="P8" draw:layer="layout" svg:width="1.661cm" svg:height="0.412cm" svg:x="2.099cm" svg:y="3.768cm">
          <draw:text-box>
            <text:p text:style-name="P5"><text:span text:style-name="T4">) = 1.010</text:span></text:p>
          </draw:text-box>
        </draw:frame>
        <draw:frame draw:style-name="gr49" draw:text-style-name="P12" draw:layer="layout" svg:width="0.204cm" svg:height="0.239cm" svg:x="3.764cm" svg:y="3.941cm">
          <draw:text-box>
            <text:p text:style-name="P5"><text:span text:style-name="T10">2</text:span></text:p>
          </draw:text-box>
        </draw:frame>
        <draw:frame draw:style-name="gr128" draw:text-style-name="P8" draw:layer="layout" svg:width="0.832cm" svg:height="0.412cm" svg:x="1.005cm" svg:y="4.28cm">
          <draw:text-box>
            <text:p text:style-name="P5"><text:span text:style-name="T4">C2(5</text:span></text:p>
          </draw:text-box>
        </draw:frame>
        <draw:frame draw:style-name="gr51" draw:text-style-name="P12" draw:layer="layout" svg:width="0.264cm" svg:height="0.239cm" svg:x="1.838cm" svg:y="4.453cm">
          <draw:text-box>
            <text:p text:style-name="P5"><text:span text:style-name="T10">10</text:span></text:p>
          </draw:text-box>
        </draw:frame>
        <draw:frame draw:style-name="gr130" draw:text-style-name="P8" draw:layer="layout" svg:width="1.484cm" svg:height="0.412cm" svg:x="2.099cm" svg:y="4.28cm">
          <draw:text-box>
            <text:p text:style-name="P5"><text:span text:style-name="T4">) = C1(5</text:span></text:p>
          </draw:text-box>
        </draw:frame>
        <draw:frame draw:style-name="gr51" draw:text-style-name="P12" draw:layer="layout" svg:width="0.264cm" svg:height="0.239cm" svg:x="3.588cm" svg:y="4.453cm">
          <draw:text-box>
            <text:p text:style-name="P5"><text:span text:style-name="T10">10</text:span></text:p>
          </draw:text-box>
        </draw:frame>
        <draw:frame draw:style-name="gr131" draw:text-style-name="P8" draw:layer="layout" svg:width="4.667cm" svg:height="0.412cm" svg:x="3.849cm" svg:y="4.28cm">
          <draw:text-box>
            <text:p text:style-name="P5"><text:span text:style-name="T4">) + 1 = 1.010 + 1 = 1.011</text:span></text:p>
          </draw:text-box>
        </draw:frame>
        <draw:frame draw:style-name="gr49" draw:text-style-name="P12" draw:layer="layout" svg:width="0.204cm" svg:height="0.239cm" svg:x="8.534cm" svg:y="4.453cm">
          <draw:text-box>
            <text:p text:style-name="P5"><text:span text:style-name="T10">2 </text:span></text:p>
          </draw:text-box>
        </draw:frame>
        <draw:frame draw:style-name="gr132" draw:text-style-name="P8" draw:layer="layout" svg:width="0.76cm" svg:height="0.412cm" svg:x="8.728cm" svg:y="4.28cm">
          <draw:text-box>
            <text:p text:style-name="P5"><text:span text:style-name="T4">= -5</text:span></text:p>
          </draw:text-box>
        </draw:frame>
        <draw:frame draw:style-name="gr51" draw:text-style-name="P12" draw:layer="layout" svg:width="0.264cm" svg:height="0.239cm" svg:x="9.486cm" svg:y="4.453cm">
          <draw:text-box>
            <text:p text:style-name="P5"><text:span text:style-name="T10">10</text:span></text:p>
          </draw:text-box>
        </draw:frame>
        <draw:frame draw:style-name="gr36" draw:text-style-name="P8" draw:layer="layout" svg:width="0.352cm" svg:height="0.412cm" svg:x="1.005cm" svg:y="4.791cm">
          <draw:text-box>
            <text:p text:style-name="P5"><text:span text:style-name="T4">3</text:span></text:p>
          </draw:text-box>
        </draw:frame>
        <draw:frame draw:style-name="gr51" draw:text-style-name="P12" draw:layer="layout" svg:width="0.264cm" svg:height="0.239cm" svg:x="1.228cm" svg:y="4.964cm">
          <draw:text-box>
            <text:p text:style-name="P5"><text:span text:style-name="T10">10</text:span></text:p>
          </draw:text-box>
        </draw:frame>
        <draw:frame draw:style-name="gr133" draw:text-style-name="P8" draw:layer="layout" svg:width="1.005cm" svg:height="0.412cm" svg:x="1.489cm" svg:y="4.791cm">
          <draw:text-box>
            <text:p text:style-name="P5"><text:span text:style-name="T4"><text:s/></text:span><text:span text:style-name="T4">+ (-5</text:span></text:p>
          </draw:text-box>
        </draw:frame>
        <draw:frame draw:style-name="gr51" draw:text-style-name="P12" draw:layer="layout" svg:width="0.264cm" svg:height="0.239cm" svg:x="2.501cm" svg:y="4.964cm">
          <draw:text-box>
            <text:p text:style-name="P5"><text:span text:style-name="T10">10</text:span></text:p>
          </draw:text-box>
        </draw:frame>
        <draw:frame draw:style-name="gr129" draw:text-style-name="P8" draw:layer="layout" svg:width="1.661cm" svg:height="0.412cm" svg:x="2.762cm" svg:y="4.791cm">
          <draw:text-box>
            <text:p text:style-name="P5"><text:span text:style-name="T4">) = 0.011</text:span></text:p>
          </draw:text-box>
        </draw:frame>
        <draw:frame draw:style-name="gr49" draw:text-style-name="P12" draw:layer="layout" svg:width="0.204cm" svg:height="0.239cm" svg:x="4.431cm" svg:y="4.964cm">
          <draw:text-box>
            <text:p text:style-name="P5"><text:span text:style-name="T10">2</text:span></text:p>
          </draw:text-box>
        </draw:frame>
        <draw:frame draw:style-name="gr127" draw:text-style-name="P8" draw:layer="layout" svg:width="1.526cm" svg:height="0.412cm" svg:x="4.561cm" svg:y="4.791cm">
          <draw:text-box>
            <text:p text:style-name="P5"><text:span text:style-name="T4"><text:s/></text:span><text:span text:style-name="T4">+ 1.011</text:span></text:p>
          </draw:text-box>
        </draw:frame>
        <draw:frame draw:style-name="gr49" draw:text-style-name="P12" draw:layer="layout" svg:width="0.204cm" svg:height="0.239cm" svg:x="6.092cm" svg:y="4.964cm">
          <draw:text-box>
            <text:p text:style-name="P5"><text:span text:style-name="T10">2 </text:span></text:p>
          </draw:text-box>
        </draw:frame>
        <draw:frame draw:style-name="gr135" draw:text-style-name="P8" draw:layer="layout" svg:width="1.437cm" svg:height="0.412cm" svg:x="6.287cm" svg:y="4.791cm">
          <draw:text-box>
            <text:p text:style-name="P5"><text:span text:style-name="T4">= </text:span><text:span text:style-name="T3">1</text:span><text:span text:style-name="T4">.110</text:span></text:p>
          </draw:text-box>
        </draw:frame>
        <draw:frame draw:style-name="gr49" draw:text-style-name="P12" draw:layer="layout" svg:width="0.204cm" svg:height="0.239cm" svg:x="7.726cm" svg:y="4.964cm">
          <draw:text-box>
            <text:p text:style-name="P5"><text:span text:style-name="T10">2</text:span></text:p>
          </draw:text-box>
        </draw:frame>
        <draw:frame draw:style-name="gr141" draw:text-style-name="P8" draw:layer="layout" svg:width="6.712cm" svg:height="0.412cm" svg:x="7.856cm" svg:y="4.791cm">
          <draw:text-box>
            <text:p text:style-name="P5"><text:span text:style-name="T4">. C’est un nombre négatif car le bit de</text:span></text:p>
          </draw:text-box>
        </draw:frame>
        <draw:frame draw:style-name="gr142" draw:text-style-name="P8" draw:layer="layout" svg:width="3.96cm" svg:height="0.412cm" svg:x="1.005cm" svg:y="5.204cm">
          <draw:text-box>
            <text:p text:style-name="P5"><text:span text:style-name="T4">poids fort est égal à 1.</text:span></text:p>
          </draw:text-box>
        </draw:frame>
        <draw:frame draw:style-name="gr143" draw:text-style-name="P8" draw:layer="layout" svg:width="1.615cm" svg:height="0.412cm" svg:x="1.005cm" svg:y="5.716cm">
          <draw:text-box>
            <text:p text:style-name="P5"><text:span text:style-name="T4">C1(1.110</text:span></text:p>
          </draw:text-box>
        </draw:frame>
        <draw:frame draw:style-name="gr49" draw:text-style-name="P12" draw:layer="layout" svg:width="0.204cm" svg:height="0.239cm" svg:x="2.621cm" svg:y="5.888cm">
          <draw:text-box>
            <text:p text:style-name="P5"><text:span text:style-name="T10">2 </text:span></text:p>
          </draw:text-box>
        </draw:frame>
        <draw:frame draw:style-name="gr36" draw:text-style-name="P8" draw:layer="layout" svg:width="0.352cm" svg:height="0.412cm" svg:x="2.819cm" svg:y="5.716cm">
          <draw:text-box>
            <text:p text:style-name="P5"><text:span text:style-name="T4">)</text:span></text:p>
          </draw:text-box>
        </draw:frame>
        <draw:frame draw:style-name="gr49" draw:text-style-name="P12" draw:layer="layout" svg:width="0.204cm" svg:height="0.239cm" svg:x="2.956cm" svg:y="5.888cm">
          <draw:text-box>
            <text:p text:style-name="P5"><text:span text:style-name="T10"><text:s/></text:span></text:p>
          </draw:text-box>
        </draw:frame>
        <draw:frame draw:style-name="gr144" draw:text-style-name="P8" draw:layer="layout" svg:width="1.416cm" svg:height="0.412cm" svg:x="3.02cm" svg:y="5.716cm">
          <draw:text-box>
            <text:p text:style-name="P5"><text:span text:style-name="T4">= 0.001</text:span></text:p>
          </draw:text-box>
        </draw:frame>
        <draw:frame draw:style-name="gr49" draw:text-style-name="P12" draw:layer="layout" svg:width="0.204cm" svg:height="0.239cm" svg:x="4.438cm" svg:y="5.888cm">
          <draw:text-box>
            <text:p text:style-name="P5"><text:span text:style-name="T10">2</text:span></text:p>
          </draw:text-box>
        </draw:frame>
        <draw:frame draw:style-name="gr143" draw:text-style-name="P8" draw:layer="layout" svg:width="1.615cm" svg:height="0.412cm" svg:x="1.005cm" svg:y="6.227cm">
          <draw:text-box>
            <text:p text:style-name="P5"><text:span text:style-name="T4">C2(0.001</text:span></text:p>
          </draw:text-box>
        </draw:frame>
        <draw:frame draw:style-name="gr49" draw:text-style-name="P12" draw:layer="layout" svg:width="0.204cm" svg:height="0.239cm" svg:x="2.621cm" svg:y="6.4cm">
          <draw:text-box>
            <text:p text:style-name="P5"><text:span text:style-name="T10">2 </text:span></text:p>
          </draw:text-box>
        </draw:frame>
        <draw:frame draw:style-name="gr36" draw:text-style-name="P8" draw:layer="layout" svg:width="0.352cm" svg:height="0.412cm" svg:x="2.819cm" svg:y="6.227cm">
          <draw:text-box>
            <text:p text:style-name="P5"><text:span text:style-name="T4">)</text:span></text:p>
          </draw:text-box>
        </draw:frame>
        <draw:frame draw:style-name="gr49" draw:text-style-name="P12" draw:layer="layout" svg:width="0.204cm" svg:height="0.239cm" svg:x="2.956cm" svg:y="6.4cm">
          <draw:text-box>
            <text:p text:style-name="P5"><text:span text:style-name="T10"><text:s/></text:span></text:p>
          </draw:text-box>
        </draw:frame>
        <draw:frame draw:style-name="gr144" draw:text-style-name="P8" draw:layer="layout" svg:width="1.416cm" svg:height="0.412cm" svg:x="3.02cm" svg:y="6.227cm">
          <draw:text-box>
            <text:p text:style-name="P5"><text:span text:style-name="T4">= 0.010</text:span></text:p>
          </draw:text-box>
        </draw:frame>
        <draw:frame draw:style-name="gr145" draw:text-style-name="P12" draw:layer="layout" svg:width="0.43cm" svg:height="0.239cm" svg:x="4.438cm" svg:y="6.4cm">
          <draw:text-box>
            <text:p text:style-name="P5"><text:span text:style-name="T10">2 = </text:span></text:p>
          </draw:text-box>
        </draw:frame>
        <draw:frame draw:style-name="gr36" draw:text-style-name="P8" draw:layer="layout" svg:width="0.352cm" svg:height="0.412cm" svg:x="4.868cm" svg:y="6.227cm">
          <draw:text-box>
            <text:p text:style-name="P5"><text:span text:style-name="T4">2</text:span></text:p>
          </draw:text-box>
        </draw:frame>
        <draw:frame draw:style-name="gr51" draw:text-style-name="P12" draw:layer="layout" svg:width="0.264cm" svg:height="0.239cm" svg:x="5.094cm" svg:y="6.4cm">
          <draw:text-box>
            <text:p text:style-name="P5"><text:span text:style-name="T10">10</text:span></text:p>
          </draw:text-box>
        </draw:frame>
        <draw:frame draw:style-name="gr98" draw:text-style-name="P8" draw:layer="layout" svg:width="2.144cm" svg:height="0.412cm" svg:x="1.005cm" svg:y="6.739cm">
          <draw:text-box>
            <text:p text:style-name="P5"><text:span text:style-name="T3">Conclusion</text:span></text:p>
          </draw:text-box>
        </draw:frame>
        <draw:frame draw:style-name="gr137" draw:text-style-name="P8" draw:layer="layout" svg:width="1.031cm" svg:height="0.412cm" svg:x="2.254cm" svg:y="7.25cm">
          <draw:text-box>
            <text:p text:style-name="P5"><text:span text:style-name="T3">1</text:span><text:span text:style-name="T4">.110</text:span></text:p>
          </draw:text-box>
        </draw:frame>
        <draw:frame draw:style-name="gr49" draw:text-style-name="P12" draw:layer="layout" svg:width="0.204cm" svg:height="0.239cm" svg:x="3.284cm" svg:y="7.423cm">
          <draw:text-box>
            <text:p text:style-name="P5"><text:span text:style-name="T10">2</text:span></text:p>
          </draw:text-box>
        </draw:frame>
        <draw:frame draw:style-name="gr146" draw:text-style-name="P8" draw:layer="layout" svg:width="0.886cm" svg:height="0.412cm" svg:x="3.415cm" svg:y="7.25cm">
          <draw:text-box>
            <text:p text:style-name="P5"><text:span text:style-name="T4"><text:s/></text:span><text:span text:style-name="T4">= </text:span><text:span text:style-name="T3">-</text:span><text:span text:style-name="T4">2</text:span></text:p>
          </draw:text-box>
        </draw:frame>
        <draw:frame draw:style-name="gr51" draw:text-style-name="P12" draw:layer="layout" svg:width="0.264cm" svg:height="0.239cm" svg:x="4.307cm" svg:y="7.423cm">
          <draw:text-box>
            <text:p text:style-name="P5"><text:span text:style-name="T10">10</text:span></text:p>
          </draw:text-box>
        </draw:frame>
        <draw:frame draw:style-name="gr56" draw:text-style-name="P8" draw:layer="layout" svg:width="0.352cm" svg:height="0.352cm" svg:x="1.64cm" svg:y="8.392cm">
          <draw:text-box>
            <text:p text:style-name="P5"><text:span text:style-name="T12">•</text:span></text:p>
          </draw:text-box>
        </draw:frame>
        <draw:frame draw:style-name="gr147" draw:text-style-name="P8" draw:layer="layout" svg:width="1.941cm" svg:height="0.412cm" svg:x="2.275cm" svg:y="8.309cm">
          <draw:text-box>
            <text:p text:style-name="P5"><text:span text:style-name="T3">Effectuez</text:span><text:span text:style-name="T4"> </text:span></text:p>
          </draw:text-box>
        </draw:frame>
        <draw:frame draw:style-name="gr148" draw:text-style-name="P8" draw:layer="layout" svg:width="10.331cm" svg:height="0.412cm" svg:x="4.438cm" svg:y="8.309cm">
          <draw:text-box>
            <text:p text:style-name="P5"><text:span text:style-name="T4">les <text:s text:c="2"/>soustractions <text:s text:c="2"/>binaires <text:s text:c="2"/>sur <text:s text:c="2"/>5 <text:s text:c="2"/>bits <text:s text:c="2"/>des <text:s text:c="2"/>décimaux</text:span></text:p>
          </draw:text-box>
        </draw:frame>
        <draw:polygon draw:style-name="gr3" draw:text-style-name="P3" draw:layer="layout" svg:width="13.423cm" svg:height="0.18cm" svg:x="1.178cm" svg:y="12.654cm" svg:viewBox="0 0 13424 181" draw:points="0,181 13424,181 13424,0 0,0">
          <text:p/>
        </draw:polygon>
        <draw:polygon draw:style-name="gr3" draw:text-style-name="P3" draw:layer="layout" svg:width="0.18cm" svg:height="3.252cm" svg:x="14.421cm" svg:y="9.405cm" svg:viewBox="0 0 181 3253" draw:points="0,3253 181,3253 181,0 0,0">
          <text:p/>
        </draw:polygon>
        <draw:polygon draw:style-name="gr4" draw:text-style-name="P4" draw:layer="layout" svg:width="13.438cm" svg:height="0.018cm" svg:x="0.994cm" svg:y="9.228cm" svg:viewBox="0 0 13439 19" draw:points="0,0 13439,0 13439,19 0,19">
          <text:p/>
        </draw:polygon>
        <draw:polygon draw:style-name="gr4" draw:text-style-name="P4" draw:layer="layout" svg:width="13.402cm" svg:height="0.018cm" svg:x="1.012cm" svg:y="10.082cm" svg:viewBox="0 0 13403 19" draw:points="0,0 13403,0 13403,19 0,19">
          <text:p/>
        </draw:polygon>
        <draw:polygon draw:style-name="gr4" draw:text-style-name="P4" draw:layer="layout" svg:width="13.402cm" svg:height="0.018cm" svg:x="1.012cm" svg:y="10.932cm" svg:viewBox="0 0 13403 19" draw:points="0,0 13403,0 13403,19 0,19">
          <text:p/>
        </draw:polygon>
        <draw:polygon draw:style-name="gr4" draw:text-style-name="P4" draw:layer="layout" svg:width="13.402cm" svg:height="0.017cm" svg:x="1.012cm" svg:y="11.786cm" svg:viewBox="0 0 13403 18" draw:points="0,0 13403,0 13403,18 0,18">
          <text:p/>
        </draw:polygon>
        <draw:polygon draw:style-name="gr4" draw:text-style-name="P4" draw:layer="layout" svg:width="13.438cm" svg:height="0.018cm" svg:x="0.994cm" svg:y="12.636cm" svg:viewBox="0 0 13439 19" draw:points="0,0 13439,0 13439,19 0,19">
          <text:p/>
        </draw:polygon>
        <draw:polygon draw:style-name="gr4" draw:text-style-name="P4" draw:layer="layout" svg:width="0.019cm" svg:height="0.854cm" svg:x="0.994cm" svg:y="9.228cm" svg:viewBox="0 0 20 855" draw:points="0,0 0,855 20,855 20,0">
          <text:p/>
        </draw:polygon>
        <draw:polygon draw:style-name="gr4" draw:text-style-name="P4" draw:layer="layout" svg:width="0.019cm" svg:height="0.85cm" svg:x="0.994cm" svg:y="10.082cm" svg:viewBox="0 0 20 851" draw:points="0,0 0,851 20,851 20,0">
          <text:p/>
        </draw:polygon>
        <draw:polygon draw:style-name="gr4" draw:text-style-name="P4" draw:layer="layout" svg:width="0.019cm" svg:height="0.854cm" svg:x="0.994cm" svg:y="10.932cm" svg:viewBox="0 0 20 855" draw:points="0,0 0,855 20,855 20,0">
          <text:p/>
        </draw:polygon>
        <draw:polygon draw:style-name="gr4" draw:text-style-name="P4" draw:layer="layout" svg:width="0.019cm" svg:height="0.868cm" svg:x="0.994cm" svg:y="11.786cm" svg:viewBox="0 0 20 869" draw:points="0,0 0,869 20,869 20,0">
          <text:p/>
        </draw:polygon>
        <draw:polygon draw:style-name="gr4" draw:text-style-name="P4" draw:layer="layout" svg:width="0.018cm" svg:height="0.854cm" svg:x="14.414cm" svg:y="9.228cm" svg:viewBox="0 0 19 855" draw:points="0,0 0,855 19,855 19,0">
          <text:p/>
        </draw:polygon>
        <draw:polygon draw:style-name="gr4" draw:text-style-name="P4" draw:layer="layout" svg:width="0.018cm" svg:height="0.85cm" svg:x="14.414cm" svg:y="10.082cm" svg:viewBox="0 0 19 851" draw:points="0,0 0,851 19,851 19,0">
          <text:p/>
        </draw:polygon>
        <draw:polygon draw:style-name="gr4" draw:text-style-name="P4" draw:layer="layout" svg:width="0.018cm" svg:height="0.854cm" svg:x="14.414cm" svg:y="10.932cm" svg:viewBox="0 0 19 855" draw:points="0,0 0,855 19,855 19,0">
          <text:p/>
        </draw:polygon>
        <draw:polygon draw:style-name="gr4" draw:text-style-name="P4" draw:layer="layout" svg:width="0.018cm" svg:height="0.868cm" svg:x="14.414cm" svg:y="11.786cm" svg:viewBox="0 0 19 869" draw:points="0,0 0,869 19,869 19,0">
          <text:p/>
        </draw:polygon>
        <draw:frame draw:style-name="gr149" draw:text-style-name="P8" draw:layer="layout" svg:width="1.585cm" svg:height="0.412cm" svg:x="2.275cm" svg:y="8.718cm">
          <draw:text-box>
            <text:p text:style-name="P5"><text:span text:style-name="T4">suivants.</text:span></text:p>
          </draw:text-box>
        </draw:frame>
        <draw:frame draw:style-name="gr21" draw:text-style-name="P11" draw:layer="layout" svg:width="2.098cm" svg:height="0.446cm" svg:x="1.101cm" svg:y="9.445cm">
          <draw:text-box>
            <text:p text:style-name="P5"><text:span text:style-name="T9">6 - 3 = <text:s/></text:span></text:p>
          </draw:text-box>
        </draw:frame>
        <draw:frame draw:style-name="gr21" draw:text-style-name="P11" draw:layer="layout" svg:width="2.098cm" svg:height="0.446cm" svg:x="1.101cm" svg:y="10.295cm">
          <draw:text-box>
            <text:p text:style-name="P5"><text:span text:style-name="T9">7 - 1 = <text:s/></text:span></text:p>
          </draw:text-box>
        </draw:frame>
        <draw:frame draw:style-name="gr21" draw:text-style-name="P11" draw:layer="layout" svg:width="2.098cm" svg:height="0.446cm" svg:x="1.101cm" svg:y="11.149cm">
          <draw:text-box>
            <text:p text:style-name="P5"><text:span text:style-name="T9">1 - 6 = <text:s/></text:span></text:p>
          </draw:text-box>
        </draw:frame>
        <draw:frame draw:style-name="gr22" draw:text-style-name="P11" draw:layer="layout" svg:width="2.33cm" svg:height="0.446cm" svg:x="1.101cm" svg:y="11.999cm">
          <draw:text-box>
            <text:p text:style-name="P5"><text:span text:style-name="T9">9 - 15 = <text:s/></text:span></text:p>
          </draw:text-box>
        </draw:frame>
        <draw:frame draw:style-name="gr150" draw:text-style-name="P8" draw:layer="layout" svg:width="7.114cm" svg:height="0.412cm" svg:x="1.005cm" svg:y="13.646cm">
          <draw:text-box>
            <text:p text:style-name="P5"><text:span text:style-name="T3">V- NOTION D’INDICATEURS D’ÉTATS</text:span></text:p>
          </draw:text-box>
        </draw:frame>
        <draw:frame draw:style-name="gr151" draw:text-style-name="P8" draw:layer="layout" svg:width="13.748cm" svg:height="0.412cm" svg:x="1.005cm" svg:y="14.158cm">
          <draw:text-box>
            <text:p text:style-name="P5"><text:span text:style-name="T4">Les <text:s/></text:span><text:span text:style-name="T3">indicateurs</text:span><text:span text:style-name="T4"> </text:span><text:span text:style-name="T3"><text:s/>d’états</text:span><text:span text:style-name="T4"> <text:s/>ou <text:s/></text:span><text:span text:style-name="T3">bits</text:span><text:span text:style-name="T4"> </text:span><text:span text:style-name="T3"><text:s/>d’états</text:span><text:span text:style-name="T4"> <text:s/>ou <text:s/></text:span><text:span text:style-name="T3">drapeaux</text:span><text:span text:style-name="T4"> <text:s/>(flag en anglais)</text:span></text:p>
          </draw:text-box>
        </draw:frame>
        <draw:frame draw:style-name="gr152" draw:text-style-name="P8" draw:layer="layout" svg:width="7.782cm" svg:height="0.412cm" svg:x="1.005cm" svg:y="14.57cm">
          <draw:text-box>
            <text:p text:style-name="P5"><text:span text:style-name="T4">sont les bits spéciaux d’un </text:span><text:span text:style-name="T3">registre</text:span><text:span text:style-name="T4"> </text:span><text:span text:style-name="T3">d’état</text:span><text:span text:style-name="T4">.</text:span></text:p>
          </draw:text-box>
        </draw:frame>
        <draw:frame draw:style-name="gr153" draw:text-style-name="P8" draw:layer="layout" svg:width="13.837cm" svg:height="0.412cm" svg:x="1.005cm" svg:y="15.082cm">
          <draw:text-box>
            <text:p text:style-name="P5"><text:span text:style-name="T4">Ce <text:s text:c="2"/>registre <text:s text:c="2"/>spécial <text:s text:c="2"/>est <text:s text:c="2"/>réservé <text:s text:c="2"/>pour <text:s text:c="2"/>prévenir <text:s text:c="2"/>le <text:s text:c="2"/>CPU <text:s text:c="2"/>effectuant <text:s text:c="2"/>les</text:span></text:p>
          </draw:text-box>
        </draw:frame>
        <draw:frame draw:style-name="gr154" draw:text-style-name="P8" draw:layer="layout" svg:width="13.421cm" svg:height="0.412cm" svg:x="1.005cm" svg:y="15.491cm">
          <draw:text-box>
            <text:p text:style-name="P5"><text:span text:style-name="T4">opérations logiques et arithmétiques qu’un </text:span><text:span text:style-name="T3">résultat</text:span><text:span text:style-name="T4"> </text:span><text:span text:style-name="T3">singulier</text:span><text:span text:style-name="T4"> est survenu.</text:span></text:p>
          </draw:text-box>
        </draw:frame>
        <draw:frame draw:style-name="gr155" draw:text-style-name="P8" draw:layer="layout" svg:width="9.76cm" svg:height="0.412cm" svg:x="1.005cm" svg:y="16.003cm">
          <draw:text-box>
            <text:p text:style-name="P5"><text:span text:style-name="T4">Nous verrons principalement les 3 bits d’état suivants :</text:span></text:p>
          </draw:text-box>
        </draw:frame>
        <draw:frame draw:style-name="gr56" draw:text-style-name="P8" draw:layer="layout" svg:width="0.352cm" svg:height="0.352cm" svg:x="2.141cm" svg:y="16.632cm">
          <draw:text-box>
            <text:p text:style-name="P5"><text:span text:style-name="T12">•</text:span></text:p>
          </draw:text-box>
        </draw:frame>
        <draw:frame draw:style-name="gr156" draw:text-style-name="P8" draw:layer="layout" svg:width="7.852cm" svg:height="0.412cm" svg:x="2.776cm" svg:y="16.55cm">
          <draw:text-box>
            <text:p text:style-name="P5"><text:span text:style-name="T4">Le bit de </text:span><text:span text:style-name="T3">signe</text:span><text:span text:style-name="T4"> (</text:span><text:span text:style-name="T3">N</text:span><text:span text:style-name="T4">egative sign bit), ou bit </text:span><text:span text:style-name="T3">N</text:span><text:span text:style-name="T4">,</text:span></text:p>
          </draw:text-box>
        </draw:frame>
        <draw:frame draw:style-name="gr56" draw:text-style-name="P8" draw:layer="layout" svg:width="0.352cm" svg:height="0.352cm" svg:x="2.141cm" svg:y="17.179cm">
          <draw:text-box>
            <text:p text:style-name="P5"><text:span text:style-name="T12">•</text:span></text:p>
          </draw:text-box>
        </draw:frame>
        <draw:frame draw:style-name="gr157" draw:text-style-name="P8" draw:layer="layout" svg:width="6.26cm" svg:height="0.412cm" svg:x="2.776cm" svg:y="17.096cm">
          <draw:text-box>
            <text:p text:style-name="P5"><text:span text:style-name="T4">Le bit de </text:span><text:span text:style-name="T3">retenue</text:span><text:span text:style-name="T4"> (</text:span><text:span text:style-name="T3">C</text:span><text:span text:style-name="T4">arry), ou bit </text:span><text:span text:style-name="T3">C</text:span><text:span text:style-name="T4">,</text:span></text:p>
          </draw:text-box>
        </draw:frame>
        <draw:frame draw:style-name="gr56" draw:text-style-name="P8" draw:layer="layout" svg:width="0.352cm" svg:height="0.352cm" svg:x="2.141cm" svg:y="17.726cm">
          <draw:text-box>
            <text:p text:style-name="P5"><text:span text:style-name="T12">•</text:span></text:p>
          </draw:text-box>
        </draw:frame>
        <draw:frame draw:style-name="gr158" draw:text-style-name="P8" draw:layer="layout" svg:width="7.978cm" svg:height="0.412cm" svg:x="2.776cm" svg:y="17.643cm">
          <draw:text-box>
            <text:p text:style-name="P5"><text:span text:style-name="T4">Le bit de </text:span><text:span text:style-name="T3">débordement</text:span><text:span text:style-name="T4"> (o</text:span><text:span text:style-name="T3">V</text:span><text:span text:style-name="T4">erflow), ou bit </text:span><text:span text:style-name="T3">V</text:span><text:span text:style-name="T4">.</text:span></text:p>
          </draw:text-box>
        </draw:frame>
        <draw:frame draw:style-name="gr159" draw:text-style-name="P8" draw:layer="layout" svg:width="10.348cm" svg:height="0.412cm" svg:x="1.005cm" svg:y="18.155cm">
          <draw:text-box>
            <text:p text:style-name="P5"><text:span text:style-name="T4">Ces bits sont traités par des instructions spéciales du CPU.</text:span></text:p>
          </draw:text-box>
        </draw:frame>
        <draw:frame draw:style-name="gr160" draw:text-style-name="P8" draw:layer="layout" svg:width="4.278cm" svg:height="0.412cm" svg:x="15.102cm" svg:y="1.003cm">
          <draw:text-box>
            <text:p text:style-name="P5"><text:span text:style-name="T3">V.A- Le bit de signe N</text:span></text:p>
          </draw:text-box>
        </draw:frame>
        <draw:frame draw:style-name="gr161" draw:text-style-name="P8" draw:layer="layout" svg:width="12.99cm" svg:height="0.412cm" svg:x="15.102cm" svg:y="1.514cm">
          <draw:text-box>
            <text:p text:style-name="P5"><text:span text:style-name="T4">Il indique si le résultat d’une opération est positif (N=0) ou négatif (N=1).</text:span></text:p>
          </draw:text-box>
        </draw:frame>
        <draw:frame draw:style-name="gr47" draw:text-style-name="P8" draw:layer="layout" svg:width="1.678cm" svg:height="0.412cm" svg:x="15.102cm" svg:y="2.026cm">
          <draw:text-box>
            <text:p text:style-name="P5"><text:span text:style-name="T3">Exemple</text:span></text:p>
          </draw:text-box>
        </draw:frame>
        <draw:frame draw:style-name="gr162" draw:text-style-name="P8" draw:layer="layout" svg:width="3.397cm" svg:height="0.412cm" svg:x="16.355cm" svg:y="2.537cm">
          <draw:text-box>
            <text:p text:style-name="P5"><text:span text:style-name="T4">0 011 &gt; 0 =&gt; </text:span><text:span text:style-name="T3">N=0</text:span></text:p>
          </draw:text-box>
        </draw:frame>
        <draw:frame draw:style-name="gr162" draw:text-style-name="P8" draw:layer="layout" svg:width="3.397cm" svg:height="0.412cm" svg:x="16.355cm" svg:y="3.049cm">
          <draw:text-box>
            <text:p text:style-name="P5"><text:span text:style-name="T4">1 011 &lt; 0 =&gt; </text:span><text:span text:style-name="T3">N=1</text:span></text:p>
          </draw:text-box>
        </draw:frame>
        <draw:frame draw:style-name="gr163" draw:text-style-name="P8" draw:layer="layout" svg:width="4.731cm" svg:height="0.412cm" svg:x="15.102cm" svg:y="3.758cm">
          <draw:text-box>
            <text:p text:style-name="P5"><text:span text:style-name="T3">V.B- Le bit de retenue C</text:span></text:p>
          </draw:text-box>
        </draw:frame>
        <draw:frame draw:style-name="gr164" draw:text-style-name="P8" draw:layer="layout" svg:width="13.138cm" svg:height="0.412cm" svg:x="15.102cm" svg:y="4.269cm">
          <draw:text-box>
            <text:p text:style-name="P5"><text:span text:style-name="T4">Il indique si le résultat d’une opération nécessite une retenue (</text:span><text:span text:style-name="T3">C=1</text:span><text:span text:style-name="T4">) ou ne</text:span></text:p>
          </draw:text-box>
        </draw:frame>
        <draw:frame draw:style-name="gr165" draw:text-style-name="P8" draw:layer="layout" svg:width="5.734cm" svg:height="0.412cm" svg:x="15.102cm" svg:y="4.682cm">
          <draw:text-box>
            <text:p text:style-name="P5"><text:span text:style-name="T4">nécessite pas de retenue (</text:span><text:span text:style-name="T3">C=0</text:span><text:span text:style-name="T4">).</text:span></text:p>
          </draw:text-box>
        </draw:frame>
        <draw:frame draw:style-name="gr56" draw:text-style-name="P8" draw:layer="layout" svg:width="0.352cm" svg:height="0.352cm" svg:x="15.737cm" svg:y="5.312cm">
          <draw:text-box>
            <text:p text:style-name="P5"><text:span text:style-name="T12">•</text:span></text:p>
          </draw:text-box>
        </draw:frame>
        <draw:frame draw:style-name="gr166" draw:text-style-name="P8" draw:layer="layout" svg:width="0.997cm" svg:height="0.412cm" svg:x="16.372cm" svg:y="5.229cm">
          <draw:text-box>
            <text:p text:style-name="P5"><text:span text:style-name="T4">Cela <text:s/></text:span></text:p>
          </draw:text-box>
        </draw:frame>
        <draw:frame draw:style-name="gr167" draw:text-style-name="P8" draw:layer="layout" svg:width="0.62cm" svg:height="0.412cm" svg:x="17.609cm" svg:y="5.229cm">
          <draw:text-box>
            <text:p text:style-name="P5"><text:span text:style-name="T4">se <text:s/></text:span></text:p>
          </draw:text-box>
        </draw:frame>
        <draw:frame draw:style-name="gr168" draw:text-style-name="P8" draw:layer="layout" svg:width="1.492cm" svg:height="0.412cm" svg:x="18.473cm" svg:y="5.229cm">
          <draw:text-box>
            <text:p text:style-name="P5"><text:span text:style-name="T4">produit <text:s/></text:span></text:p>
          </draw:text-box>
        </draw:frame>
        <draw:frame draw:style-name="gr169" draw:text-style-name="P8" draw:layer="layout" svg:width="2.699cm" svg:height="0.412cm" svg:x="20.204cm" svg:y="5.229cm">
          <draw:text-box>
            <text:p text:style-name="P5"><text:span text:style-name="T4">généralement <text:s/></text:span></text:p>
          </draw:text-box>
        </draw:frame>
        <draw:frame draw:style-name="gr170" draw:text-style-name="P8" draw:layer="layout" svg:width="1.336cm" svg:height="0.412cm" svg:x="23.144cm" svg:y="5.229cm">
          <draw:text-box>
            <text:p text:style-name="P5"><text:span text:style-name="T4">quand <text:s/></text:span></text:p>
          </draw:text-box>
        </draw:frame>
        <draw:frame draw:style-name="gr36" draw:text-style-name="P8" draw:layer="layout" svg:width="0.352cm" svg:height="0.412cm" svg:x="24.719cm" svg:y="5.229cm">
          <draw:text-box>
            <text:p text:style-name="P5"><text:span text:style-name="T4">il</text:span></text:p>
          </draw:text-box>
        </draw:frame>
        <draw:frame draw:style-name="gr36" draw:text-style-name="P8" draw:layer="layout" svg:width="0.352cm" svg:height="0.412cm" svg:x="25.09cm" svg:y="5.229cm">
          <draw:text-box>
            <text:p text:style-name="P5"><text:span text:style-name="T4"><text:s/></text:span></text:p>
          </draw:text-box>
        </draw:frame>
        <draw:frame draw:style-name="gr171" draw:text-style-name="P8" draw:layer="layout" svg:width="1.7cm" svg:height="0.412cm" svg:x="25.378cm" svg:y="5.229cm">
          <draw:text-box>
            <text:p text:style-name="P5"><text:span text:style-name="T4">apparaît <text:s/></text:span></text:p>
          </draw:text-box>
        </draw:frame>
        <draw:frame draw:style-name="gr172" draw:text-style-name="P8" draw:layer="layout" svg:width="0.671cm" svg:height="0.412cm" svg:x="27.318cm" svg:y="5.229cm">
          <draw:text-box>
            <text:p text:style-name="P5"><text:span text:style-name="T4">un <text:s/></text:span></text:p>
          </draw:text-box>
        </draw:frame>
        <draw:frame draw:style-name="gr173" draw:text-style-name="P8" draw:layer="layout" svg:width="0.463cm" svg:height="0.412cm" svg:x="28.227cm" svg:y="5.229cm">
          <draw:text-box>
            <text:p text:style-name="P5"><text:span text:style-name="T4">bit</text:span></text:p>
          </draw:text-box>
        </draw:frame>
        <draw:frame draw:style-name="gr174" draw:text-style-name="P8" draw:layer="layout" svg:width="8.608cm" svg:height="0.412cm" svg:x="16.372cm" svg:y="5.638cm">
          <draw:text-box>
            <text:p text:style-name="P5"><text:span text:style-name="T4">supplémentaire lors d’une addition par exemple.</text:span></text:p>
          </draw:text-box>
        </draw:frame>
        <draw:polygon draw:style-name="gr3" draw:text-style-name="P3" draw:layer="layout" svg:width="5.14cm" svg:height="0.18cm" svg:x="19.279cm" svg:y="9.888cm" svg:viewBox="0 0 5141 181" draw:points="0,181 5141,181 5141,0 0,0">
          <text:p/>
        </draw:polygon>
        <draw:polygon draw:style-name="gr3" draw:text-style-name="P3" draw:layer="layout" svg:width="0.18cm" svg:height="3.055cm" svg:x="24.239cm" svg:y="6.836cm" svg:viewBox="0 0 181 3056" draw:points="0,3056 181,3056 181,0 0,0">
          <text:p/>
        </draw:polygon>
        <draw:polygon draw:style-name="gr4" draw:text-style-name="P4" draw:layer="layout" svg:width="0.928cm" svg:height="0.019cm" svg:x="19.102cm" svg:y="9.069cm" svg:viewBox="0 0 929 20" draw:points="0,0 929,0 929,20 0,20">
          <text:p/>
        </draw:polygon>
        <draw:polygon draw:style-name="gr4" draw:text-style-name="P4" draw:layer="layout" svg:width="0.713cm" svg:height="0.019cm" svg:x="21.434cm" svg:y="9.069cm" svg:viewBox="0 0 714 20" draw:points="0,0 714,0 714,20 0,20">
          <text:p/>
        </draw:polygon>
        <draw:polygon draw:style-name="gr4" draw:text-style-name="P4" draw:layer="layout" svg:width="0.691cm" svg:height="0.019cm" svg:x="22.147cm" svg:y="9.069cm" svg:viewBox="0 0 692 20" draw:points="0,0 692,0 692,20 0,20">
          <text:p/>
        </draw:polygon>
        <draw:polygon draw:style-name="gr4" draw:text-style-name="P4" draw:layer="layout" svg:width="0.688cm" svg:height="0.019cm" svg:x="22.838cm" svg:y="9.069cm" svg:viewBox="0 0 689 20" draw:points="0,0 689,0 689,20 0,20">
          <text:p/>
        </draw:polygon>
        <draw:polygon draw:style-name="gr4" draw:text-style-name="P4" draw:layer="layout" svg:width="0.713cm" svg:height="0.019cm" svg:x="23.526cm" svg:y="9.069cm" svg:viewBox="0 0 714 20" draw:points="0,0 714,0 714,20 0,20">
          <text:p/>
        </draw:polygon>
        <draw:frame draw:style-name="gr175" draw:text-style-name="P8" draw:layer="layout" svg:width="3.99cm" svg:height="0.412cm" svg:x="15.102cm" svg:y="6.15cm">
          <draw:text-box>
            <text:p text:style-name="P5"><text:span text:style-name="T3">Exemple (sur 4 bits)</text:span></text:p>
          </draw:text-box>
        </draw:frame>
        <draw:frame draw:style-name="gr15" draw:text-style-name="P8" draw:layer="layout" svg:width="0.352cm" svg:height="0.399cm" svg:x="20.987cm" svg:y="6.864cm">
          <draw:text-box>
            <text:p text:style-name="P5"><text:span text:style-name="T11">C</text:span></text:p>
          </draw:text-box>
        </draw:frame>
        <draw:frame draw:style-name="gr15" draw:text-style-name="P8" draw:layer="layout" svg:width="0.352cm" svg:height="0.399cm" svg:x="21.689cm" svg:y="6.864cm">
          <draw:text-box>
            <text:p text:style-name="P5"><text:span text:style-name="T11">N</text:span></text:p>
          </draw:text-box>
        </draw:frame>
        <draw:frame draw:style-name="gr86" draw:text-style-name="P12" draw:layer="layout" svg:width="0.204cm" svg:height="0.23cm" svg:x="23.125cm" svg:y="7.026cm">
          <draw:text-box>
            <text:p text:style-name="P5"><text:span text:style-name="T20">1</text:span></text:p>
          </draw:text-box>
        </draw:frame>
        <draw:frame draw:style-name="gr176" draw:text-style-name="P8" draw:layer="layout" svg:width="0.426cm" svg:height="0.399cm" svg:x="19.36cm" svg:y="7.665cm">
          <draw:text-box>
            <text:p text:style-name="P5"><text:span text:style-name="T8"><text:s/></text:span><text:span text:style-name="T8">5</text:span></text:p>
          </draw:text-box>
        </draw:frame>
        <draw:frame draw:style-name="gr15" draw:text-style-name="P8" draw:layer="layout" svg:width="0.352cm" svg:height="0.399cm" svg:x="20.285cm" svg:y="7.665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21.689cm" svg:y="7.665cm">
          <draw:text-box>
            <text:p text:style-name="P5"><text:span text:style-name="T11">0</text:span></text:p>
          </draw:text-box>
        </draw:frame>
        <draw:frame draw:style-name="gr15" draw:text-style-name="P8" draw:layer="layout" svg:width="0.352cm" svg:height="0.399cm" svg:x="22.391cm" svg:y="7.665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082cm" svg:y="7.665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3.781cm" svg:y="7.665cm">
          <draw:text-box>
            <text:p text:style-name="P5"><text:span text:style-name="T8">1</text:span></text:p>
          </draw:text-box>
        </draw:frame>
        <draw:frame draw:style-name="gr53" draw:text-style-name="P8" draw:layer="layout" svg:width="0.425cm" svg:height="0.399cm" svg:x="19.36cm" svg:y="8.469cm">
          <draw:text-box>
            <text:p text:style-name="P5"><text:span text:style-name="T8">-3</text:span></text:p>
          </draw:text-box>
        </draw:frame>
        <draw:frame draw:style-name="gr15" draw:text-style-name="P8" draw:layer="layout" svg:width="0.352cm" svg:height="0.399cm" svg:x="20.285cm" svg:y="8.469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21.689cm" svg:y="8.469cm">
          <draw:text-box>
            <text:p text:style-name="P5"><text:span text:style-name="T11">1</text:span></text:p>
          </draw:text-box>
        </draw:frame>
        <draw:frame draw:style-name="gr15" draw:text-style-name="P8" draw:layer="layout" svg:width="0.352cm" svg:height="0.399cm" svg:x="22.391cm" svg:y="8.469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082cm" svg:y="8.469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3.781cm" svg:y="8.469cm">
          <draw:text-box>
            <text:p text:style-name="P5"><text:span text:style-name="T8">1</text:span></text:p>
          </draw:text-box>
        </draw:frame>
        <draw:frame draw:style-name="gr176" draw:text-style-name="P8" draw:layer="layout" svg:width="0.426cm" svg:height="0.399cm" svg:x="19.36cm" svg:y="9.288cm">
          <draw:text-box>
            <text:p text:style-name="P5"><text:span text:style-name="T8"><text:s/></text:span><text:span text:style-name="T8">2</text:span></text:p>
          </draw:text-box>
        </draw:frame>
        <draw:frame draw:style-name="gr15" draw:text-style-name="P8" draw:layer="layout" svg:width="0.352cm" svg:height="0.399cm" svg:x="20.285cm" svg:y="9.288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20.987cm" svg:y="9.288cm">
          <draw:text-box>
            <text:p text:style-name="P5"><text:span text:style-name="T11">1</text:span></text:p>
          </draw:text-box>
        </draw:frame>
        <draw:frame draw:style-name="gr15" draw:text-style-name="P8" draw:layer="layout" svg:width="0.352cm" svg:height="0.399cm" svg:x="21.689cm" svg:y="9.288cm">
          <draw:text-box>
            <text:p text:style-name="P5"><text:span text:style-name="T11">0</text:span></text:p>
          </draw:text-box>
        </draw:frame>
        <draw:frame draw:style-name="gr15" draw:text-style-name="P8" draw:layer="layout" svg:width="0.352cm" svg:height="0.399cm" svg:x="22.391cm" svg:y="9.288cm">
          <draw:text-box>
            <text:p text:style-name="P5"><text:span text:style-name="T8">0</text:span></text:p>
          </draw:text-box>
        </draw:frame>
        <draw:frame draw:style-name="gr15" draw:text-style-name="P8" draw:layer="layout" svg:width="0.352cm" svg:height="0.399cm" svg:x="23.082cm" svg:y="9.288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781cm" svg:y="9.288cm">
          <draw:text-box>
            <text:p text:style-name="P5"><text:span text:style-name="T8">0</text:span></text:p>
          </draw:text-box>
        </draw:frame>
        <draw:frame draw:style-name="gr177" draw:text-style-name="P8" draw:layer="layout" svg:width="0.637cm" svg:height="0.399cm" svg:x="21.586cm" svg:y="10.17cm">
          <draw:text-box>
            <text:p text:style-name="P5"><text:span text:style-name="T11">C=1</text:span></text:p>
          </draw:text-box>
        </draw:frame>
        <draw:frame draw:style-name="gr178" draw:text-style-name="P8" draw:layer="layout" svg:width="5.84cm" svg:height="0.412cm" svg:x="15.102cm" svg:y="10.87cm">
          <draw:text-box>
            <text:p text:style-name="P5"><text:span text:style-name="T3">V.C- Le bit de débordement V</text:span></text:p>
          </draw:text-box>
        </draw:frame>
        <draw:frame draw:style-name="gr179" draw:text-style-name="P8" draw:layer="layout" svg:width="13.058cm" svg:height="0.412cm" svg:x="15.102cm" svg:y="11.381cm">
          <draw:text-box>
            <text:p text:style-name="P5"><text:span text:style-name="T4">Un <text:s/></text:span><text:span text:style-name="T3">débordement</text:span><text:span text:style-name="T4"> <text:s/>se produit quand <text:s/></text:span><text:span text:style-name="T3">le résultat</text:span><text:span text:style-name="T4"> <text:s/>n’est pas du bon signe</text:span></text:p>
          </draw:text-box>
        </draw:frame>
        <draw:frame draw:style-name="gr180" draw:text-style-name="P8" draw:layer="layout" svg:width="1.196cm" svg:height="0.412cm" svg:x="15.102cm" svg:y="11.794cm">
          <draw:text-box>
            <text:p text:style-name="P5"><text:span text:style-name="T4">(</text:span><text:span text:style-name="T3">V=1</text:span><text:span text:style-name="T4">).</text:span></text:p>
          </draw:text-box>
        </draw:frame>
        <draw:frame draw:style-name="gr56" draw:text-style-name="P8" draw:layer="layout" svg:width="0.352cm" svg:height="0.352cm" svg:x="15.737cm" svg:y="12.424cm">
          <draw:text-box>
            <text:p text:style-name="P5"><text:span text:style-name="T12">•</text:span></text:p>
          </draw:text-box>
        </draw:frame>
        <draw:frame draw:style-name="gr181" draw:text-style-name="P8" draw:layer="layout" svg:width="11.766cm" svg:height="0.412cm" svg:x="16.372cm" svg:y="12.341cm">
          <draw:text-box>
            <text:p text:style-name="P5"><text:span text:style-name="T4">Cela se produit généralement quand on additionne ou on soustrait</text:span></text:p>
          </draw:text-box>
        </draw:frame>
        <draw:frame draw:style-name="gr182" draw:text-style-name="P8" draw:layer="layout" svg:width="6.991cm" svg:height="0.412cm" svg:x="16.372cm" svg:y="12.75cm">
          <draw:text-box>
            <text:p text:style-name="P5"><text:span text:style-name="T4">de grands nombres positifs ou négatifs.</text:span></text:p>
          </draw:text-box>
        </draw:frame>
        <draw:polygon draw:style-name="gr3" draw:text-style-name="P3" draw:layer="layout" svg:width="5.592cm" svg:height="0.18cm" svg:x="18.908cm" svg:y="16.901cm" svg:viewBox="0 0 5593 181" draw:points="0,181 5593,181 5593,0 0,0">
          <text:p/>
        </draw:polygon>
        <draw:polygon draw:style-name="gr3" draw:text-style-name="P3" draw:layer="layout" svg:width="0.18cm" svg:height="3.055cm" svg:x="24.32cm" svg:y="13.85cm" svg:viewBox="0 0 181 3056" draw:points="0,3056 181,3056 181,0 0,0">
          <text:p/>
        </draw:polygon>
        <draw:polygon draw:style-name="gr4" draw:text-style-name="P4" draw:layer="layout" svg:width="0.699cm" svg:height="0.018cm" svg:x="18.732cm" svg:y="16.079cm" svg:viewBox="0 0 700 19" draw:points="0,0 700,0 700,19 0,19">
          <text:p/>
        </draw:polygon>
        <draw:polygon draw:style-name="gr4" draw:text-style-name="P4" draw:layer="layout" svg:width="0.699cm" svg:height="0.018cm" svg:x="21.526cm" svg:y="16.079cm" svg:viewBox="0 0 700 19" draw:points="0,0 700,0 700,19 0,19">
          <text:p/>
        </draw:polygon>
        <draw:polygon draw:style-name="gr4" draw:text-style-name="P4" draw:layer="layout" svg:width="0.698cm" svg:height="0.018cm" svg:x="22.225cm" svg:y="16.079cm" svg:viewBox="0 0 699 19" draw:points="0,0 699,0 699,19 0,19">
          <text:p/>
        </draw:polygon>
        <draw:polygon draw:style-name="gr4" draw:text-style-name="P4" draw:layer="layout" svg:width="0.699cm" svg:height="0.018cm" svg:x="22.923cm" svg:y="16.079cm" svg:viewBox="0 0 700 19" draw:points="0,0 700,0 700,19 0,19">
          <text:p/>
        </draw:polygon>
        <draw:polygon draw:style-name="gr4" draw:text-style-name="P4" draw:layer="layout" svg:width="0.698cm" svg:height="0.018cm" svg:x="23.622cm" svg:y="16.079cm" svg:viewBox="0 0 699 19" draw:points="0,0 699,0 699,19 0,19">
          <text:p/>
        </draw:polygon>
        <draw:frame draw:style-name="gr175" draw:text-style-name="P8" draw:layer="layout" svg:width="3.99cm" svg:height="0.412cm" svg:x="15.102cm" svg:y="13.262cm">
          <draw:text-box>
            <text:p text:style-name="P5"><text:span text:style-name="T3">Exemple (sur 4 bits)</text:span></text:p>
          </draw:text-box>
        </draw:frame>
        <draw:frame draw:style-name="gr15" draw:text-style-name="P8" draw:layer="layout" svg:width="0.352cm" svg:height="0.399cm" svg:x="20.376cm" svg:y="13.874cm">
          <draw:text-box>
            <text:p text:style-name="P5"><text:span text:style-name="T11">V</text:span></text:p>
          </draw:text-box>
        </draw:frame>
        <draw:frame draw:style-name="gr15" draw:text-style-name="P8" draw:layer="layout" svg:width="0.352cm" svg:height="0.399cm" svg:x="21.075cm" svg:y="13.874cm">
          <draw:text-box>
            <text:p text:style-name="P5"><text:span text:style-name="T11">C</text:span></text:p>
          </draw:text-box>
        </draw:frame>
        <draw:frame draw:style-name="gr15" draw:text-style-name="P8" draw:layer="layout" svg:width="0.352cm" svg:height="0.399cm" svg:x="21.773cm" svg:y="13.874cm">
          <draw:text-box>
            <text:p text:style-name="P5"><text:span text:style-name="T11">N</text:span></text:p>
          </draw:text-box>
        </draw:frame>
        <draw:frame draw:style-name="gr86" draw:text-style-name="P12" draw:layer="layout" svg:width="0.204cm" svg:height="0.23cm" svg:x="22.514cm" svg:y="14.036cm">
          <draw:text-box>
            <text:p text:style-name="P5"><text:span text:style-name="T20">1</text:span></text:p>
          </draw:text-box>
        </draw:frame>
        <draw:frame draw:style-name="gr86" draw:text-style-name="P12" draw:layer="layout" svg:width="0.204cm" svg:height="0.23cm" svg:x="23.213cm" svg:y="14.036cm">
          <draw:text-box>
            <text:p text:style-name="P5"><text:span text:style-name="T20">1</text:span></text:p>
          </draw:text-box>
        </draw:frame>
        <draw:frame draw:style-name="gr176" draw:text-style-name="P8" draw:layer="layout" svg:width="0.426cm" svg:height="0.399cm" svg:x="18.874cm" svg:y="14.678cm">
          <draw:text-box>
            <text:p text:style-name="P5"><text:span text:style-name="T8"><text:s/></text:span><text:span text:style-name="T8">7</text:span></text:p>
          </draw:text-box>
        </draw:frame>
        <draw:frame draw:style-name="gr15" draw:text-style-name="P8" draw:layer="layout" svg:width="0.352cm" svg:height="0.399cm" svg:x="19.678cm" svg:y="14.678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21.773cm" svg:y="14.678cm">
          <draw:text-box>
            <text:p text:style-name="P5"><text:span text:style-name="T11">0</text:span></text:p>
          </draw:text-box>
        </draw:frame>
        <draw:frame draw:style-name="gr15" draw:text-style-name="P8" draw:layer="layout" svg:width="0.352cm" svg:height="0.399cm" svg:x="22.472cm" svg:y="14.678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17cm" svg:y="14.678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869cm" svg:y="14.678cm">
          <draw:text-box>
            <text:p text:style-name="P5"><text:span text:style-name="T8">1</text:span></text:p>
          </draw:text-box>
        </draw:frame>
        <draw:frame draw:style-name="gr53" draw:text-style-name="P8" draw:layer="layout" svg:width="0.425cm" svg:height="0.399cm" svg:x="18.874cm" svg:y="15.479cm">
          <draw:text-box>
            <text:p text:style-name="P5"><text:span text:style-name="T8">+7</text:span></text:p>
          </draw:text-box>
        </draw:frame>
        <draw:frame draw:style-name="gr15" draw:text-style-name="P8" draw:layer="layout" svg:width="0.352cm" svg:height="0.399cm" svg:x="19.678cm" svg:y="15.479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21.773cm" svg:y="15.479cm">
          <draw:text-box>
            <text:p text:style-name="P5"><text:span text:style-name="T11">0</text:span></text:p>
          </draw:text-box>
        </draw:frame>
        <draw:frame draw:style-name="gr15" draw:text-style-name="P8" draw:layer="layout" svg:width="0.352cm" svg:height="0.399cm" svg:x="22.472cm" svg:y="15.479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17cm" svg:y="15.479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869cm" svg:y="15.479cm">
          <draw:text-box>
            <text:p text:style-name="P5"><text:span text:style-name="T8">1</text:span></text:p>
          </draw:text-box>
        </draw:frame>
        <draw:frame draw:style-name="gr53" draw:text-style-name="P8" draw:layer="layout" svg:width="0.425cm" svg:height="0.399cm" svg:x="18.874cm" svg:y="16.301cm">
          <draw:text-box>
            <text:p text:style-name="P5"><text:span text:style-name="T8">14</text:span></text:p>
          </draw:text-box>
        </draw:frame>
        <draw:frame draw:style-name="gr15" draw:text-style-name="P8" draw:layer="layout" svg:width="0.352cm" svg:height="0.399cm" svg:x="19.678cm" svg:y="16.301cm">
          <draw:text-box>
            <text:p text:style-name="P5"><text:span text:style-name="T8">=</text:span></text:p>
          </draw:text-box>
        </draw:frame>
        <draw:frame draw:style-name="gr15" draw:text-style-name="P8" draw:layer="layout" svg:width="0.352cm" svg:height="0.399cm" svg:x="20.376cm" svg:y="16.301cm">
          <draw:text-box>
            <text:p text:style-name="P5"><text:span text:style-name="T11">1</text:span></text:p>
          </draw:text-box>
        </draw:frame>
        <draw:frame draw:style-name="gr15" draw:text-style-name="P8" draw:layer="layout" svg:width="0.352cm" svg:height="0.399cm" svg:x="21.075cm" svg:y="16.301cm">
          <draw:text-box>
            <text:p text:style-name="P5"><text:span text:style-name="T11">0</text:span></text:p>
          </draw:text-box>
        </draw:frame>
        <draw:frame draw:style-name="gr15" draw:text-style-name="P8" draw:layer="layout" svg:width="0.352cm" svg:height="0.399cm" svg:x="21.773cm" svg:y="16.301cm">
          <draw:text-box>
            <text:p text:style-name="P5"><text:span text:style-name="T11">1</text:span></text:p>
          </draw:text-box>
        </draw:frame>
        <draw:frame draw:style-name="gr15" draw:text-style-name="P8" draw:layer="layout" svg:width="0.352cm" svg:height="0.399cm" svg:x="22.472cm" svg:y="16.301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17cm" svg:y="16.301cm">
          <draw:text-box>
            <text:p text:style-name="P5"><text:span text:style-name="T8">1</text:span></text:p>
          </draw:text-box>
        </draw:frame>
        <draw:frame draw:style-name="gr15" draw:text-style-name="P8" draw:layer="layout" svg:width="0.352cm" svg:height="0.399cm" svg:x="23.869cm" svg:y="16.301cm">
          <draw:text-box>
            <text:p text:style-name="P5"><text:span text:style-name="T8">0</text:span></text:p>
          </draw:text-box>
        </draw:frame>
        <draw:frame draw:style-name="gr183" draw:text-style-name="P8" draw:layer="layout" svg:width="12.554cm" svg:height="0.412cm" svg:x="15.102cm" svg:y="17.181cm">
          <draw:text-box>
            <text:p text:style-name="P5"><text:span text:style-name="T4">Le CPU fait une addition de 2 nombres positifs mais un changement de</text:span></text:p>
          </draw:text-box>
        </draw:frame>
        <draw:frame draw:style-name="gr184" draw:text-style-name="P8" draw:layer="layout" svg:width="4.117cm" svg:height="0.412cm" svg:x="15.102cm" svg:y="17.594cm">
          <draw:text-box>
            <text:p text:style-name="P5"><text:span text:style-name="T4">signe est apparu (N=1)</text:span></text:p>
          </draw:text-box>
        </draw:frame>
        <draw:frame draw:style-name="gr177" draw:text-style-name="P8" draw:layer="layout" svg:width="0.637cm" svg:height="0.399cm" svg:x="21.586cm" svg:y="18.103cm">
          <draw:text-box>
            <text:p text:style-name="P5"><text:span text:style-name="T11">V=1</text:span></text:p>
          </draw:text-box>
        </draw:frame>
        <draw:frame draw:style-name="gr59" draw:text-style-name="P10" draw:layer="layout" svg:width="4.231cm" svg:height="0.331cm" svg:x="1.005cm" svg:y="19.656cm">
          <draw:text-box>
            <text:p text:style-name="P5"><text:span text:style-name="T13">Lycée P. PICASSO PERPIGNAN</text:span></text:p>
          </draw:text-box>
        </draw:frame>
        <draw:frame draw:style-name="gr60" draw:text-style-name="P10" draw:layer="layout" svg:width="6.517cm" svg:height="0.331cm" svg:x="11.465cm" svg:y="19.656cm">
          <draw:text-box>
            <text:p text:style-name="P5"><text:span text:style-name="T13">P. BOURLON – M. CENTELLES – P. STEININGER</text:span></text:p>
          </draw:text-box>
        </draw:frame>
        <draw:polygon draw:style-name="gr61" draw:text-style-name="P4" draw:layer="layout" svg:width="27.701cm" svg:height="0.014cm" svg:x="1.001cm" svg:y="19.639cm" svg:viewBox="0 0 27702 15" draw:points="0,15 27702,15 27702,0 0,0">
          <text:p/>
        </draw:polygon>
        <draw:polygon draw:style-name="gr61" draw:text-style-name="P4" draw:layer="layout" svg:width="27.701cm" svg:height="0.014cm" svg:x="1.001cm" svg:y="19.988cm" svg:viewBox="0 0 27702 15" draw:points="0,15 27702,15 27702,0 0,0">
          <text:p/>
        </draw:polygon>
        <draw:polygon draw:style-name="gr61" draw:text-style-name="P4" draw:layer="layout" svg:width="0.011cm" svg:height="18.303cm" svg:x="14.848cm" svg:y="1.001cm" svg:viewBox="0 0 12 18304" draw:points="0,18304 12,18304 12,0 0,0">
          <text:p/>
        </draw:polygon>
        <draw:frame draw:style-name="gr62" draw:text-style-name="P10" draw:layer="layout" svg:width="1.264cm" svg:height="0.331cm" svg:x="26.945cm" svg:y="19.656cm">
          <draw:text-box>
            <text:p text:style-name="P5"><text:span text:style-name="T13">Page</text:span><text:span text:style-name="T14"> </text:span><text:span text:style-name="T13">3</text:span><text:span text:style-name="T14">/</text:span><text:span text:style-name="T13">4</text:span></text:p>
          </draw:text-box>
        </draw:frame>
        <draw:frame draw:style-name="gr69" draw:text-style-name="P13" draw:layer="layout" svg:width="4.5cm" svg:height="0.75cm" svg:x="3cm" svg:y="9.25cm">
          <draw:text-box>
            <text:p><text:span text:style-name="T15">0110 + 1101 = 0011</text:span></text:p>
          </draw:text-box>
        </draw:frame>
        <draw:frame draw:style-name="gr64" draw:text-style-name="P13" draw:layer="layout" svg:width="4.25cm" svg:height="0.5cm" svg:x="3cm" svg:y="10.25cm">
          <draw:text-box>
            <text:p><text:span text:style-name="T15">0111 + 1111 = <text:s/>0110</text:span></text:p>
          </draw:text-box>
        </draw:frame>
        <draw:frame draw:style-name="gr69" draw:text-style-name="P13" draw:layer="layout" svg:width="6cm" svg:height="0.75cm" svg:x="3cm" svg:y="11cm">
          <draw:text-box>
            <text:p><text:span text:style-name="T15"><text:s text:c="3"/></text:span><text:span text:style-name="T15">0001 + 1 1010 = 1 1011</text:span></text:p>
          </draw:text-box>
        </draw:frame>
        <draw:frame draw:style-name="gr68" draw:text-style-name="P13" draw:layer="layout" svg:width="4.75cm" svg:height="0.471cm" svg:x="3.25cm" svg:y="12cm">
          <draw:text-box>
            <text:p><text:span text:style-name="T15">1001 + 1 0001 = 1101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0.907cm" svg:height="0.571cm" svg:x="11.648cm" svg:y="1.859cm" svg:viewBox="0 0 908 572" draw:points="0,572 908,572 908,0 0,0">
          <text:p/>
        </draw:polygon>
        <draw:polygon draw:style-name="gr1" draw:text-style-name="P1" draw:layer="layout" svg:width="0.907cm" svg:height="0.571cm" svg:x="12.555cm" svg:y="1.859cm" svg:viewBox="0 0 908 572" draw:points="0,572 908,572 908,0 0,0">
          <text:p/>
        </draw:polygon>
        <draw:polygon draw:style-name="gr1" draw:text-style-name="P1" draw:layer="layout" svg:width="0.899cm" svg:height="0.571cm" svg:x="13.462cm" svg:y="1.859cm" svg:viewBox="0 0 900 572" draw:points="0,572 900,572 900,0 0,0">
          <text:p/>
        </draw:polygon>
        <draw:frame draw:style-name="gr56" draw:text-style-name="P8" draw:layer="layout" svg:width="0.352cm" svg:height="0.352cm" svg:x="1.64cm" svg:y="1.121cm">
          <draw:text-box>
            <text:p text:style-name="P5"><text:span text:style-name="T12">•</text:span></text:p>
          </draw:text-box>
        </draw:frame>
        <draw:frame draw:style-name="gr185" draw:text-style-name="P8" draw:layer="layout" svg:width="13.13cm" svg:height="0.412cm" svg:x="2.275cm" svg:y="1.038cm">
          <draw:text-box>
            <text:p text:style-name="P5"><text:span text:style-name="T3">Effectuez</text:span><text:span text:style-name="T4"> <text:s/>les <text:s text:c="2"/>opérations <text:s text:c="2"/>binaires, <text:s text:c="2"/>sur <text:s text:c="2"/>7 <text:s text:c="2"/>bits <text:s text:c="2"/>+ <text:s text:c="2"/>1 <text:s text:c="2"/>bit <text:s text:c="2"/>de <text:s text:c="2"/>signe,</text:span></text:p>
          </draw:text-box>
        </draw:frame>
        <draw:polygon draw:style-name="gr3" draw:text-style-name="P3" draw:layer="layout" svg:width="13.363cm" svg:height="0.18cm" svg:x="1.178cm" svg:y="17.444cm" svg:viewBox="0 0 13364 181" draw:points="0,181 13364,181 13364,0 0,0">
          <text:p/>
        </draw:polygon>
        <draw:polygon draw:style-name="gr3" draw:text-style-name="P3" draw:layer="layout" svg:width="0.18cm" svg:height="15.413cm" svg:x="14.361cm" svg:y="2.035cm" svg:viewBox="0 0 181 15414" draw:points="0,15414 181,15414 181,0 0,0">
          <text:p/>
        </draw:polygon>
        <draw:polygon draw:style-name="gr4" draw:text-style-name="P4" draw:layer="layout" svg:width="0.914cm" svg:height="0.017cm" svg:x="11.641cm" svg:y="1.859cm" svg:viewBox="0 0 915 18" draw:points="0,0 915,0 915,18 0,18">
          <text:p/>
        </draw:polygon>
        <draw:polygon draw:style-name="gr4" draw:text-style-name="P4" draw:layer="layout" svg:width="0.907cm" svg:height="0.017cm" svg:x="12.555cm" svg:y="1.859cm" svg:viewBox="0 0 908 18" draw:points="0,0 908,0 908,18 0,18">
          <text:p/>
        </draw:polygon>
        <draw:polygon draw:style-name="gr4" draw:text-style-name="P4" draw:layer="layout" svg:width="0.91cm" svg:height="0.017cm" svg:x="13.462cm" svg:y="1.859cm" svg:viewBox="0 0 911 18" draw:points="0,0 911,0 911,18 0,18">
          <text:p/>
        </draw:polygon>
        <draw:polygon draw:style-name="gr4" draw:text-style-name="P4" draw:layer="layout" svg:width="2.202cm" svg:height="0.018cm" svg:x="0.994cm" svg:y="2.43cm" svg:viewBox="0 0 2203 19" draw:points="0,0 2203,0 2203,19 0,19">
          <text:p/>
        </draw:polygon>
        <draw:polygon draw:style-name="gr4" draw:text-style-name="P4" draw:layer="layout" svg:width="8.452cm" svg:height="0.018cm" svg:x="3.196cm" svg:y="2.43cm" svg:viewBox="0 0 8453 19" draw:points="0,0 8453,0 8453,19 0,19">
          <text:p/>
        </draw:polygon>
        <draw:polygon draw:style-name="gr4" draw:text-style-name="P4" draw:layer="layout" svg:width="0.907cm" svg:height="0.018cm" svg:x="11.648cm" svg:y="2.43cm" svg:viewBox="0 0 908 19" draw:points="0,0 908,0 908,19 0,19">
          <text:p/>
        </draw:polygon>
        <draw:polygon draw:style-name="gr4" draw:text-style-name="P4" draw:layer="layout" svg:width="0.907cm" svg:height="0.018cm" svg:x="12.555cm" svg:y="2.43cm" svg:viewBox="0 0 908 19" draw:points="0,0 908,0 908,19 0,19">
          <text:p/>
        </draw:polygon>
        <draw:polygon draw:style-name="gr4" draw:text-style-name="P4" draw:layer="layout" svg:width="0.892cm" svg:height="0.018cm" svg:x="13.462cm" svg:y="2.43cm" svg:viewBox="0 0 893 19" draw:points="0,0 893,0 893,19 0,19">
          <text:p/>
        </draw:polygon>
        <draw:polygon draw:style-name="gr4" draw:text-style-name="P4" draw:layer="layout" svg:width="2.184cm" svg:height="0.017cm" svg:x="1.012cm" svg:y="4.928cm" svg:viewBox="0 0 2185 18" draw:points="0,0 2185,0 2185,18 0,18">
          <text:p/>
        </draw:polygon>
        <draw:polygon draw:style-name="gr4" draw:text-style-name="P4" draw:layer="layout" svg:width="8.452cm" svg:height="0.017cm" svg:x="3.196cm" svg:y="4.928cm" svg:viewBox="0 0 8453 18" draw:points="0,0 8453,0 8453,18 0,18">
          <text:p/>
        </draw:polygon>
        <draw:polygon draw:style-name="gr4" draw:text-style-name="P4" draw:layer="layout" svg:width="0.907cm" svg:height="0.017cm" svg:x="11.648cm" svg:y="4.928cm" svg:viewBox="0 0 908 18" draw:points="0,0 908,0 908,18 0,18">
          <text:p/>
        </draw:polygon>
        <draw:polygon draw:style-name="gr4" draw:text-style-name="P4" draw:layer="layout" svg:width="0.907cm" svg:height="0.017cm" svg:x="12.555cm" svg:y="4.928cm" svg:viewBox="0 0 908 18" draw:points="0,0 908,0 908,18 0,18">
          <text:p/>
        </draw:polygon>
        <draw:polygon draw:style-name="gr4" draw:text-style-name="P4" draw:layer="layout" svg:width="0.892cm" svg:height="0.017cm" svg:x="13.462cm" svg:y="4.928cm" svg:viewBox="0 0 893 18" draw:points="0,0 893,0 893,18 0,18">
          <text:p/>
        </draw:polygon>
        <draw:polygon draw:style-name="gr4" draw:text-style-name="P4" draw:layer="layout" svg:width="2.184cm" svg:height="0.018cm" svg:x="1.012cm" svg:y="7.429cm" svg:viewBox="0 0 2185 19" draw:points="0,0 2185,0 2185,19 0,19">
          <text:p/>
        </draw:polygon>
        <draw:polygon draw:style-name="gr4" draw:text-style-name="P4" draw:layer="layout" svg:width="8.452cm" svg:height="0.018cm" svg:x="3.196cm" svg:y="7.429cm" svg:viewBox="0 0 8453 19" draw:points="0,0 8453,0 8453,19 0,19">
          <text:p/>
        </draw:polygon>
        <draw:polygon draw:style-name="gr4" draw:text-style-name="P4" draw:layer="layout" svg:width="0.907cm" svg:height="0.018cm" svg:x="11.648cm" svg:y="7.429cm" svg:viewBox="0 0 908 19" draw:points="0,0 908,0 908,19 0,19">
          <text:p/>
        </draw:polygon>
        <draw:polygon draw:style-name="gr4" draw:text-style-name="P4" draw:layer="layout" svg:width="0.907cm" svg:height="0.018cm" svg:x="12.555cm" svg:y="7.429cm" svg:viewBox="0 0 908 19" draw:points="0,0 908,0 908,19 0,19">
          <text:p/>
        </draw:polygon>
        <draw:polygon draw:style-name="gr4" draw:text-style-name="P4" draw:layer="layout" svg:width="0.892cm" svg:height="0.018cm" svg:x="13.462cm" svg:y="7.429cm" svg:viewBox="0 0 893 19" draw:points="0,0 893,0 893,19 0,19">
          <text:p/>
        </draw:polygon>
        <draw:polygon draw:style-name="gr4" draw:text-style-name="P4" draw:layer="layout" svg:width="2.184cm" svg:height="0.017cm" svg:x="1.012cm" svg:y="9.927cm" svg:viewBox="0 0 2185 18" draw:points="0,0 2185,0 2185,18 0,18">
          <text:p/>
        </draw:polygon>
        <draw:polygon draw:style-name="gr4" draw:text-style-name="P4" draw:layer="layout" svg:width="8.452cm" svg:height="0.017cm" svg:x="3.196cm" svg:y="9.927cm" svg:viewBox="0 0 8453 18" draw:points="0,0 8453,0 8453,18 0,18">
          <text:p/>
        </draw:polygon>
        <draw:polygon draw:style-name="gr4" draw:text-style-name="P4" draw:layer="layout" svg:width="0.907cm" svg:height="0.017cm" svg:x="11.648cm" svg:y="9.927cm" svg:viewBox="0 0 908 18" draw:points="0,0 908,0 908,18 0,18">
          <text:p/>
        </draw:polygon>
        <draw:polygon draw:style-name="gr4" draw:text-style-name="P4" draw:layer="layout" svg:width="0.907cm" svg:height="0.017cm" svg:x="12.555cm" svg:y="9.927cm" svg:viewBox="0 0 908 18" draw:points="0,0 908,0 908,18 0,18">
          <text:p/>
        </draw:polygon>
        <draw:polygon draw:style-name="gr4" draw:text-style-name="P4" draw:layer="layout" svg:width="0.892cm" svg:height="0.017cm" svg:x="13.462cm" svg:y="9.927cm" svg:viewBox="0 0 893 18" draw:points="0,0 893,0 893,18 0,18">
          <text:p/>
        </draw:polygon>
        <draw:polygon draw:style-name="gr4" draw:text-style-name="P4" draw:layer="layout" svg:width="2.184cm" svg:height="0.018cm" svg:x="1.012cm" svg:y="12.428cm" svg:viewBox="0 0 2185 19" draw:points="0,0 2185,0 2185,19 0,19">
          <text:p/>
        </draw:polygon>
        <draw:polygon draw:style-name="gr4" draw:text-style-name="P4" draw:layer="layout" svg:width="8.452cm" svg:height="0.018cm" svg:x="3.196cm" svg:y="12.428cm" svg:viewBox="0 0 8453 19" draw:points="0,0 8453,0 8453,19 0,19">
          <text:p/>
        </draw:polygon>
        <draw:polygon draw:style-name="gr4" draw:text-style-name="P4" draw:layer="layout" svg:width="0.907cm" svg:height="0.018cm" svg:x="11.648cm" svg:y="12.428cm" svg:viewBox="0 0 908 19" draw:points="0,0 908,0 908,19 0,19">
          <text:p/>
        </draw:polygon>
        <draw:polygon draw:style-name="gr4" draw:text-style-name="P4" draw:layer="layout" svg:width="0.907cm" svg:height="0.018cm" svg:x="12.555cm" svg:y="12.428cm" svg:viewBox="0 0 908 19" draw:points="0,0 908,0 908,19 0,19">
          <text:p/>
        </draw:polygon>
        <draw:polygon draw:style-name="gr4" draw:text-style-name="P4" draw:layer="layout" svg:width="0.892cm" svg:height="0.018cm" svg:x="13.462cm" svg:y="12.428cm" svg:viewBox="0 0 893 19" draw:points="0,0 893,0 893,19 0,19">
          <text:p/>
        </draw:polygon>
        <draw:polygon draw:style-name="gr4" draw:text-style-name="P4" draw:layer="layout" svg:width="2.184cm" svg:height="0.017cm" svg:x="1.012cm" svg:y="14.926cm" svg:viewBox="0 0 2185 18" draw:points="0,0 2185,0 2185,18 0,18">
          <text:p/>
        </draw:polygon>
        <draw:polygon draw:style-name="gr4" draw:text-style-name="P4" draw:layer="layout" svg:width="8.452cm" svg:height="0.017cm" svg:x="3.196cm" svg:y="14.926cm" svg:viewBox="0 0 8453 18" draw:points="0,0 8453,0 8453,18 0,18">
          <text:p/>
        </draw:polygon>
        <draw:polygon draw:style-name="gr4" draw:text-style-name="P4" draw:layer="layout" svg:width="0.907cm" svg:height="0.017cm" svg:x="11.648cm" svg:y="14.926cm" svg:viewBox="0 0 908 18" draw:points="0,0 908,0 908,18 0,18">
          <text:p/>
        </draw:polygon>
        <draw:polygon draw:style-name="gr4" draw:text-style-name="P4" draw:layer="layout" svg:width="0.907cm" svg:height="0.017cm" svg:x="12.555cm" svg:y="14.926cm" svg:viewBox="0 0 908 18" draw:points="0,0 908,0 908,18 0,18">
          <text:p/>
        </draw:polygon>
        <draw:polygon draw:style-name="gr4" draw:text-style-name="P4" draw:layer="layout" svg:width="0.892cm" svg:height="0.017cm" svg:x="13.462cm" svg:y="14.926cm" svg:viewBox="0 0 893 18" draw:points="0,0 893,0 893,18 0,18">
          <text:p/>
        </draw:polygon>
        <draw:polygon draw:style-name="gr4" draw:text-style-name="P4" draw:layer="layout" svg:width="2.202cm" svg:height="0.017cm" svg:x="0.994cm" svg:y="17.427cm" svg:viewBox="0 0 2203 18" draw:points="0,0 2203,0 2203,18 0,18">
          <text:p/>
        </draw:polygon>
        <draw:polygon draw:style-name="gr4" draw:text-style-name="P4" draw:layer="layout" svg:width="8.452cm" svg:height="0.017cm" svg:x="3.196cm" svg:y="17.427cm" svg:viewBox="0 0 8453 18" draw:points="0,0 8453,0 8453,18 0,18">
          <text:p/>
        </draw:polygon>
        <draw:polygon draw:style-name="gr4" draw:text-style-name="P4" draw:layer="layout" svg:width="0.907cm" svg:height="0.017cm" svg:x="11.648cm" svg:y="17.427cm" svg:viewBox="0 0 908 18" draw:points="0,0 908,0 908,18 0,18">
          <text:p/>
        </draw:polygon>
        <draw:polygon draw:style-name="gr4" draw:text-style-name="P4" draw:layer="layout" svg:width="0.907cm" svg:height="0.017cm" svg:x="12.555cm" svg:y="17.427cm" svg:viewBox="0 0 908 18" draw:points="0,0 908,0 908,18 0,18">
          <text:p/>
        </draw:polygon>
        <draw:polygon draw:style-name="gr4" draw:text-style-name="P4" draw:layer="layout" svg:width="0.91cm" svg:height="0.017cm" svg:x="13.462cm" svg:y="17.427cm" svg:viewBox="0 0 911 18" draw:points="0,0 911,0 911,18 0,18">
          <text:p/>
        </draw:polygon>
        <draw:polygon draw:style-name="gr4" draw:text-style-name="P4" draw:layer="layout" svg:width="0.019cm" svg:height="2.498cm" svg:x="0.994cm" svg:y="2.43cm" svg:viewBox="0 0 20 2499" draw:points="0,0 0,2499 20,2499 20,0">
          <text:p/>
        </draw:polygon>
        <draw:polygon draw:style-name="gr4" draw:text-style-name="P4" draw:layer="layout" svg:width="0.019cm" svg:height="2.501cm" svg:x="0.994cm" svg:y="4.928cm" svg:viewBox="0 0 20 2502" draw:points="0,0 0,2502 20,2502 20,0">
          <text:p/>
        </draw:polygon>
        <draw:polygon draw:style-name="gr4" draw:text-style-name="P4" draw:layer="layout" svg:width="0.019cm" svg:height="2.498cm" svg:x="0.994cm" svg:y="7.429cm" svg:viewBox="0 0 20 2499" draw:points="0,0 0,2499 20,2499 20,0">
          <text:p/>
        </draw:polygon>
        <draw:polygon draw:style-name="gr4" draw:text-style-name="P4" draw:layer="layout" svg:width="0.019cm" svg:height="2.501cm" svg:x="0.994cm" svg:y="9.927cm" svg:viewBox="0 0 20 2502" draw:points="0,0 0,2502 20,2502 20,0">
          <text:p/>
        </draw:polygon>
        <draw:polygon draw:style-name="gr4" draw:text-style-name="P4" draw:layer="layout" svg:width="0.019cm" svg:height="2.498cm" svg:x="0.994cm" svg:y="12.428cm" svg:viewBox="0 0 20 2499" draw:points="0,0 0,2499 20,2499 20,0">
          <text:p/>
        </draw:polygon>
        <draw:polygon draw:style-name="gr4" draw:text-style-name="P4" draw:layer="layout" svg:width="0.019cm" svg:height="2.518cm" svg:x="0.994cm" svg:y="14.926cm" svg:viewBox="0 0 20 2519" draw:points="0,0 0,2519 20,2519 20,0">
          <text:p/>
        </draw:polygon>
        <draw:polygon draw:style-name="gr4" draw:text-style-name="P4" draw:layer="layout" svg:width="0.017cm" svg:height="2.48cm" svg:x="3.189cm" svg:y="2.448cm" svg:viewBox="0 0 18 2481" draw:points="0,0 0,2481 18,2481 18,0">
          <text:p/>
        </draw:polygon>
        <draw:polygon draw:style-name="gr4" draw:text-style-name="P4" draw:layer="layout" svg:width="0.017cm" svg:height="2.501cm" svg:x="3.189cm" svg:y="4.928cm" svg:viewBox="0 0 18 2502" draw:points="0,0 0,2502 18,2502 18,0">
          <text:p/>
        </draw:polygon>
        <draw:polygon draw:style-name="gr4" draw:text-style-name="P4" draw:layer="layout" svg:width="0.017cm" svg:height="2.498cm" svg:x="3.189cm" svg:y="7.429cm" svg:viewBox="0 0 18 2499" draw:points="0,0 0,2499 18,2499 18,0">
          <text:p/>
        </draw:polygon>
        <draw:polygon draw:style-name="gr4" draw:text-style-name="P4" draw:layer="layout" svg:width="0.017cm" svg:height="2.501cm" svg:x="3.189cm" svg:y="9.927cm" svg:viewBox="0 0 18 2502" draw:points="0,0 0,2502 18,2502 18,0">
          <text:p/>
        </draw:polygon>
        <draw:polygon draw:style-name="gr4" draw:text-style-name="P4" draw:layer="layout" svg:width="0.017cm" svg:height="2.498cm" svg:x="3.189cm" svg:y="12.428cm" svg:viewBox="0 0 18 2499" draw:points="0,0 0,2499 18,2499 18,0">
          <text:p/>
        </draw:polygon>
        <draw:polygon draw:style-name="gr4" draw:text-style-name="P4" draw:layer="layout" svg:width="0.017cm" svg:height="2.501cm" svg:x="3.189cm" svg:y="14.926cm" svg:viewBox="0 0 18 2502" draw:points="0,0 0,2502 18,2502 18,0">
          <text:p/>
        </draw:polygon>
        <draw:polygon draw:style-name="gr4" draw:text-style-name="P4" draw:layer="layout" svg:width="0.018cm" svg:height="0.571cm" svg:x="11.641cm" svg:y="1.859cm" svg:viewBox="0 0 19 572" draw:points="0,0 0,572 19,572 19,0">
          <text:p/>
        </draw:polygon>
        <draw:polygon draw:style-name="gr4" draw:text-style-name="P4" draw:layer="layout" svg:width="0.018cm" svg:height="2.498cm" svg:x="11.641cm" svg:y="2.43cm" svg:viewBox="0 0 19 2499" draw:points="0,0 0,2499 19,2499 19,0">
          <text:p/>
        </draw:polygon>
        <draw:polygon draw:style-name="gr4" draw:text-style-name="P4" draw:layer="layout" svg:width="0.018cm" svg:height="2.501cm" svg:x="11.641cm" svg:y="4.928cm" svg:viewBox="0 0 19 2502" draw:points="0,0 0,2502 19,2502 19,0">
          <text:p/>
        </draw:polygon>
        <draw:polygon draw:style-name="gr4" draw:text-style-name="P4" draw:layer="layout" svg:width="0.018cm" svg:height="2.498cm" svg:x="11.641cm" svg:y="7.429cm" svg:viewBox="0 0 19 2499" draw:points="0,0 0,2499 19,2499 19,0">
          <text:p/>
        </draw:polygon>
        <draw:polygon draw:style-name="gr4" draw:text-style-name="P4" draw:layer="layout" svg:width="0.018cm" svg:height="2.501cm" svg:x="11.641cm" svg:y="9.927cm" svg:viewBox="0 0 19 2502" draw:points="0,0 0,2502 19,2502 19,0">
          <text:p/>
        </draw:polygon>
        <draw:polygon draw:style-name="gr4" draw:text-style-name="P4" draw:layer="layout" svg:width="0.018cm" svg:height="2.498cm" svg:x="11.641cm" svg:y="12.428cm" svg:viewBox="0 0 19 2499" draw:points="0,0 0,2499 19,2499 19,0">
          <text:p/>
        </draw:polygon>
        <draw:polygon draw:style-name="gr4" draw:text-style-name="P4" draw:layer="layout" svg:width="0.018cm" svg:height="2.501cm" svg:x="11.641cm" svg:y="14.926cm" svg:viewBox="0 0 19 2502" draw:points="0,0 0,2502 19,2502 19,0">
          <text:p/>
        </draw:polygon>
        <draw:polygon draw:style-name="gr4" draw:text-style-name="P4" draw:layer="layout" svg:width="0.017cm" svg:height="0.554cm" svg:x="12.548cm" svg:y="1.876cm" svg:viewBox="0 0 18 555" draw:points="0,0 0,555 18,555 18,0">
          <text:p/>
        </draw:polygon>
        <draw:polygon draw:style-name="gr4" draw:text-style-name="P4" draw:layer="layout" svg:width="0.017cm" svg:height="2.498cm" svg:x="12.548cm" svg:y="2.43cm" svg:viewBox="0 0 18 2499" draw:points="0,0 0,2499 18,2499 18,0">
          <text:p/>
        </draw:polygon>
        <draw:polygon draw:style-name="gr4" draw:text-style-name="P4" draw:layer="layout" svg:width="0.017cm" svg:height="2.501cm" svg:x="12.548cm" svg:y="4.928cm" svg:viewBox="0 0 18 2502" draw:points="0,0 0,2502 18,2502 18,0">
          <text:p/>
        </draw:polygon>
        <draw:polygon draw:style-name="gr4" draw:text-style-name="P4" draw:layer="layout" svg:width="0.017cm" svg:height="2.498cm" svg:x="12.548cm" svg:y="7.429cm" svg:viewBox="0 0 18 2499" draw:points="0,0 0,2499 18,2499 18,0">
          <text:p/>
        </draw:polygon>
        <draw:polygon draw:style-name="gr4" draw:text-style-name="P4" draw:layer="layout" svg:width="0.017cm" svg:height="2.501cm" svg:x="12.548cm" svg:y="9.927cm" svg:viewBox="0 0 18 2502" draw:points="0,0 0,2502 18,2502 18,0">
          <text:p/>
        </draw:polygon>
        <draw:polygon draw:style-name="gr4" draw:text-style-name="P4" draw:layer="layout" svg:width="0.017cm" svg:height="2.498cm" svg:x="12.548cm" svg:y="12.428cm" svg:viewBox="0 0 18 2499" draw:points="0,0 0,2499 18,2499 18,0">
          <text:p/>
        </draw:polygon>
        <draw:polygon draw:style-name="gr4" draw:text-style-name="P4" draw:layer="layout" svg:width="0.017cm" svg:height="2.501cm" svg:x="12.548cm" svg:y="14.926cm" svg:viewBox="0 0 18 2502" draw:points="0,0 0,2502 18,2502 18,0">
          <text:p/>
        </draw:polygon>
        <draw:polygon draw:style-name="gr4" draw:text-style-name="P4" draw:layer="layout" svg:width="0.018cm" svg:height="0.554cm" svg:x="13.454cm" svg:y="1.876cm" svg:viewBox="0 0 19 555" draw:points="0,0 0,555 19,555 19,0">
          <text:p/>
        </draw:polygon>
        <draw:polygon draw:style-name="gr4" draw:text-style-name="P4" draw:layer="layout" svg:width="0.018cm" svg:height="2.498cm" svg:x="13.454cm" svg:y="2.43cm" svg:viewBox="0 0 19 2499" draw:points="0,0 0,2499 19,2499 19,0">
          <text:p/>
        </draw:polygon>
        <draw:polygon draw:style-name="gr4" draw:text-style-name="P4" draw:layer="layout" svg:width="0.018cm" svg:height="2.501cm" svg:x="13.454cm" svg:y="4.928cm" svg:viewBox="0 0 19 2502" draw:points="0,0 0,2502 19,2502 19,0">
          <text:p/>
        </draw:polygon>
        <draw:polygon draw:style-name="gr4" draw:text-style-name="P4" draw:layer="layout" svg:width="0.018cm" svg:height="2.498cm" svg:x="13.454cm" svg:y="7.429cm" svg:viewBox="0 0 19 2499" draw:points="0,0 0,2499 19,2499 19,0">
          <text:p/>
        </draw:polygon>
        <draw:polygon draw:style-name="gr4" draw:text-style-name="P4" draw:layer="layout" svg:width="0.018cm" svg:height="2.501cm" svg:x="13.454cm" svg:y="9.927cm" svg:viewBox="0 0 19 2502" draw:points="0,0 0,2502 19,2502 19,0">
          <text:p/>
        </draw:polygon>
        <draw:polygon draw:style-name="gr4" draw:text-style-name="P4" draw:layer="layout" svg:width="0.018cm" svg:height="2.498cm" svg:x="13.454cm" svg:y="12.428cm" svg:viewBox="0 0 19 2499" draw:points="0,0 0,2499 19,2499 19,0">
          <text:p/>
        </draw:polygon>
        <draw:polygon draw:style-name="gr4" draw:text-style-name="P4" draw:layer="layout" svg:width="0.018cm" svg:height="2.501cm" svg:x="13.454cm" svg:y="14.926cm" svg:viewBox="0 0 19 2502" draw:points="0,0 0,2502 19,2502 19,0">
          <text:p/>
        </draw:polygon>
        <draw:polygon draw:style-name="gr4" draw:text-style-name="P4" draw:layer="layout" svg:width="0.018cm" svg:height="0.571cm" svg:x="14.354cm" svg:y="1.859cm" svg:viewBox="0 0 19 572" draw:points="0,0 0,572 19,572 19,0">
          <text:p/>
        </draw:polygon>
        <draw:polygon draw:style-name="gr4" draw:text-style-name="P4" draw:layer="layout" svg:width="0.018cm" svg:height="2.498cm" svg:x="14.354cm" svg:y="2.43cm" svg:viewBox="0 0 19 2499" draw:points="0,0 0,2499 19,2499 19,0">
          <text:p/>
        </draw:polygon>
        <draw:polygon draw:style-name="gr4" draw:text-style-name="P4" draw:layer="layout" svg:width="0.018cm" svg:height="2.501cm" svg:x="14.354cm" svg:y="4.928cm" svg:viewBox="0 0 19 2502" draw:points="0,0 0,2502 19,2502 19,0">
          <text:p/>
        </draw:polygon>
        <draw:polygon draw:style-name="gr4" draw:text-style-name="P4" draw:layer="layout" svg:width="0.018cm" svg:height="2.498cm" svg:x="14.354cm" svg:y="7.429cm" svg:viewBox="0 0 19 2499" draw:points="0,0 0,2499 19,2499 19,0">
          <text:p/>
        </draw:polygon>
        <draw:polygon draw:style-name="gr4" draw:text-style-name="P4" draw:layer="layout" svg:width="0.018cm" svg:height="2.501cm" svg:x="14.354cm" svg:y="9.927cm" svg:viewBox="0 0 19 2502" draw:points="0,0 0,2502 19,2502 19,0">
          <text:p/>
        </draw:polygon>
        <draw:polygon draw:style-name="gr4" draw:text-style-name="P4" draw:layer="layout" svg:width="0.018cm" svg:height="2.498cm" svg:x="14.354cm" svg:y="12.428cm" svg:viewBox="0 0 19 2499" draw:points="0,0 0,2499 19,2499 19,0">
          <text:p/>
        </draw:polygon>
        <draw:polygon draw:style-name="gr4" draw:text-style-name="P4" draw:layer="layout" svg:width="0.018cm" svg:height="2.518cm" svg:x="14.354cm" svg:y="14.926cm" svg:viewBox="0 0 19 2519" draw:points="0,0 0,2519 19,2519 19,0">
          <text:p/>
        </draw:polygon>
        <draw:frame draw:style-name="gr186" draw:text-style-name="P8" draw:layer="layout" svg:width="10.217cm" svg:height="0.412cm" svg:x="2.275cm" svg:y="1.447cm">
          <draw:text-box>
            <text:p text:style-name="P5"><text:span text:style-name="T4">suivantes en précisant la valeur des bits d’états N, C et V.</text:span></text:p>
          </draw:text-box>
        </draw:frame>
        <draw:frame draw:style-name="gr187" draw:text-style-name="P9" draw:layer="layout" svg:width="0.317cm" svg:height="0.361cm" svg:x="12.012cm" svg:y="1.972cm">
          <draw:text-box>
            <text:p text:style-name="P5"><text:span text:style-name="T6">N</text:span></text:p>
          </draw:text-box>
        </draw:frame>
        <draw:frame draw:style-name="gr187" draw:text-style-name="P9" draw:layer="layout" svg:width="0.317cm" svg:height="0.361cm" svg:x="12.919cm" svg:y="1.972cm">
          <draw:text-box>
            <text:p text:style-name="P5"><text:span text:style-name="T6">C</text:span></text:p>
          </draw:text-box>
        </draw:frame>
        <draw:frame draw:style-name="gr187" draw:text-style-name="P9" draw:layer="layout" svg:width="0.317cm" svg:height="0.361cm" svg:x="13.822cm" svg:y="1.972cm">
          <draw:text-box>
            <text:p text:style-name="P5"><text:span text:style-name="T6">V</text:span></text:p>
          </draw:text-box>
        </draw:frame>
        <draw:frame draw:style-name="gr188" draw:text-style-name="P11" draw:layer="layout" svg:width="1.167cm" svg:height="0.446cm" svg:x="1.101cm" svg:y="3.028cm">
          <draw:text-box>
            <text:p text:style-name="P5"><text:span text:style-name="T9"><text:s text:c="2"/></text:span><text:span text:style-name="T9">127</text:span></text:p>
          </draw:text-box>
        </draw:frame>
        <draw:frame draw:style-name="gr189" draw:text-style-name="P11" draw:layer="layout" svg:width="1.166cm" svg:height="0.446cm" svg:x="1.101cm" svg:y="3.469cm">
          <draw:text-box>
            <text:p text:style-name="P5"><text:span text:style-name="T9">- <text:s text:c="2"/>1</text:span></text:p>
          </draw:text-box>
        </draw:frame>
        <draw:frame draw:style-name="gr189" draw:text-style-name="P11" draw:layer="layout" svg:width="1.166cm" svg:height="0.446cm" svg:x="1.101cm" svg:y="3.907cm">
          <draw:text-box>
            <text:p text:style-name="P5"><text:span text:style-name="T9">= 126</text:span></text:p>
          </draw:text-box>
        </draw:frame>
        <draw:frame draw:style-name="gr190" draw:text-style-name="P11" draw:layer="layout" svg:width="0.468cm" svg:height="0.446cm" svg:x="3.295cm" svg:y="3.469cm">
          <draw:text-box>
            <text:p text:style-name="P5"><text:span text:style-name="T9"><text:s text:c="2"/></text:span></text:p>
          </draw:text-box>
        </draw:frame>
        <draw:frame draw:style-name="gr188" draw:text-style-name="P11" draw:layer="layout" svg:width="1.167cm" svg:height="0.446cm" svg:x="1.101cm" svg:y="5.529cm">
          <draw:text-box>
            <text:p text:style-name="P5"><text:span text:style-name="T9"><text:s text:c="2"/></text:span><text:span text:style-name="T9">127</text:span></text:p>
          </draw:text-box>
        </draw:frame>
        <draw:frame draw:style-name="gr189" draw:text-style-name="P11" draw:layer="layout" svg:width="1.166cm" svg:height="0.446cm" svg:x="1.101cm" svg:y="5.967cm">
          <draw:text-box>
            <text:p text:style-name="P5"><text:span text:style-name="T9">+ <text:s text:c="2"/>1</text:span></text:p>
          </draw:text-box>
        </draw:frame>
        <draw:frame draw:style-name="gr189" draw:text-style-name="P11" draw:layer="layout" svg:width="1.166cm" svg:height="0.446cm" svg:x="1.101cm" svg:y="6.408cm">
          <draw:text-box>
            <text:p text:style-name="P5"><text:span text:style-name="T9">= 128</text:span></text:p>
          </draw:text-box>
        </draw:frame>
        <draw:frame draw:style-name="gr190" draw:text-style-name="P11" draw:layer="layout" svg:width="0.468cm" svg:height="0.446cm" svg:x="3.295cm" svg:y="5.967cm">
          <draw:text-box>
            <text:p text:style-name="P5"><text:span text:style-name="T9"><text:s text:c="2"/></text:span></text:p>
          </draw:text-box>
        </draw:frame>
        <draw:frame draw:style-name="gr191" draw:text-style-name="P11" draw:layer="layout" svg:width="0.934cm" svg:height="0.446cm" svg:x="1.101cm" svg:y="8.027cm">
          <draw:text-box>
            <text:p text:style-name="P5"><text:span text:style-name="T9"><text:s text:c="2"/></text:span><text:span text:style-name="T9">19</text:span></text:p>
          </draw:text-box>
        </draw:frame>
        <draw:frame draw:style-name="gr192" draw:text-style-name="P11" draw:layer="layout" svg:width="0.933cm" svg:height="0.446cm" svg:x="1.101cm" svg:y="8.468cm">
          <draw:text-box>
            <text:p text:style-name="P5"><text:span text:style-name="T9">+ 24</text:span></text:p>
          </draw:text-box>
        </draw:frame>
        <draw:frame draw:style-name="gr192" draw:text-style-name="P11" draw:layer="layout" svg:width="0.933cm" svg:height="0.446cm" svg:x="1.101cm" svg:y="8.905cm">
          <draw:text-box>
            <text:p text:style-name="P5"><text:span text:style-name="T9">= 43</text:span></text:p>
          </draw:text-box>
        </draw:frame>
        <draw:frame draw:style-name="gr193" draw:text-style-name="P11" draw:layer="layout" svg:width="0.701cm" svg:height="0.446cm" svg:x="3.295cm" svg:y="8.468cm">
          <draw:text-box>
            <text:p text:style-name="P5"><text:span text:style-name="T9"><text:s text:c="3"/></text:span></text:p>
          </draw:text-box>
        </draw:frame>
        <draw:frame draw:style-name="gr191" draw:text-style-name="P11" draw:layer="layout" svg:width="0.934cm" svg:height="0.446cm" svg:x="1.101cm" svg:y="10.528cm">
          <draw:text-box>
            <text:p text:style-name="P5"><text:span text:style-name="T9"><text:s text:c="2"/></text:span><text:span text:style-name="T9">25</text:span></text:p>
          </draw:text-box>
        </draw:frame>
        <draw:frame draw:style-name="gr192" draw:text-style-name="P11" draw:layer="layout" svg:width="0.933cm" svg:height="0.446cm" svg:x="1.101cm" svg:y="10.966cm">
          <draw:text-box>
            <text:p text:style-name="P5"><text:span text:style-name="T9">+ <text:s/>4</text:span></text:p>
          </draw:text-box>
        </draw:frame>
        <draw:frame draw:style-name="gr192" draw:text-style-name="P11" draw:layer="layout" svg:width="0.933cm" svg:height="0.446cm" svg:x="1.101cm" svg:y="11.407cm">
          <draw:text-box>
            <text:p text:style-name="P5"><text:span text:style-name="T9">= 29</text:span></text:p>
          </draw:text-box>
        </draw:frame>
        <draw:frame draw:style-name="gr193" draw:text-style-name="P11" draw:layer="layout" svg:width="0.701cm" svg:height="0.446cm" svg:x="3.295cm" svg:y="10.966cm">
          <draw:text-box>
            <text:p text:style-name="P5"><text:span text:style-name="T9"><text:s text:c="3"/></text:span></text:p>
          </draw:text-box>
        </draw:frame>
        <draw:frame draw:style-name="gr194" draw:text-style-name="P11" draw:layer="layout" svg:width="1.4cm" svg:height="0.446cm" svg:x="1.101cm" svg:y="13.026cm">
          <draw:text-box>
            <text:p text:style-name="P5"><text:span text:style-name="T9"><text:s text:c="3"/></text:span><text:span text:style-name="T9">-64</text:span></text:p>
          </draw:text-box>
        </draw:frame>
        <draw:frame draw:style-name="gr195" draw:text-style-name="P11" draw:layer="layout" svg:width="1.399cm" svg:height="0.446cm" svg:x="1.101cm" svg:y="13.467cm">
          <draw:text-box>
            <text:p text:style-name="P5"><text:span text:style-name="T9">- <text:s text:c="2"/>65</text:span></text:p>
          </draw:text-box>
        </draw:frame>
        <draw:frame draw:style-name="gr195" draw:text-style-name="P11" draw:layer="layout" svg:width="1.399cm" svg:height="0.446cm" svg:x="1.101cm" svg:y="13.904cm">
          <draw:text-box>
            <text:p text:style-name="P5"><text:span text:style-name="T9">= -129</text:span></text:p>
          </draw:text-box>
        </draw:frame>
        <draw:frame draw:style-name="gr193" draw:text-style-name="P11" draw:layer="layout" svg:width="0.701cm" svg:height="0.446cm" svg:x="3.295cm" svg:y="13.467cm">
          <draw:text-box>
            <text:p text:style-name="P5"><text:span text:style-name="T9"><text:s text:c="3"/></text:span></text:p>
          </draw:text-box>
        </draw:frame>
        <draw:frame draw:style-name="gr191" draw:text-style-name="P11" draw:layer="layout" svg:width="0.934cm" svg:height="0.446cm" svg:x="1.101cm" svg:y="15.527cm">
          <draw:text-box>
            <text:p text:style-name="P5"><text:span text:style-name="T9"><text:s text:c="3"/></text:span><text:span text:style-name="T9">1</text:span></text:p>
          </draw:text-box>
        </draw:frame>
        <draw:frame draw:style-name="gr192" draw:text-style-name="P11" draw:layer="layout" svg:width="0.933cm" svg:height="0.446cm" svg:x="1.101cm" svg:y="15.964cm">
          <draw:text-box>
            <text:p text:style-name="P5"><text:span text:style-name="T9">- <text:s/>2</text:span></text:p>
          </draw:text-box>
        </draw:frame>
        <draw:frame draw:style-name="gr192" draw:text-style-name="P11" draw:layer="layout" svg:width="0.933cm" svg:height="0.446cm" svg:x="1.101cm" svg:y="16.405cm">
          <draw:text-box>
            <text:p text:style-name="P5"><text:span text:style-name="T9">= -1</text:span></text:p>
          </draw:text-box>
        </draw:frame>
        <draw:frame draw:style-name="gr59" draw:text-style-name="P10" draw:layer="layout" svg:width="4.231cm" svg:height="0.331cm" svg:x="1.005cm" svg:y="19.656cm">
          <draw:text-box>
            <text:p text:style-name="P5"><text:span text:style-name="T13">Lycée P. PICASSO PERPIGNAN</text:span></text:p>
          </draw:text-box>
        </draw:frame>
        <draw:frame draw:style-name="gr60" draw:text-style-name="P10" draw:layer="layout" svg:width="6.517cm" svg:height="0.331cm" svg:x="11.465cm" svg:y="19.656cm">
          <draw:text-box>
            <text:p text:style-name="P5"><text:span text:style-name="T13">P. BOURLON – M. CENTELLES – P. STEININGER</text:span></text:p>
          </draw:text-box>
        </draw:frame>
        <draw:polygon draw:style-name="gr61" draw:text-style-name="P4" draw:layer="layout" svg:width="27.701cm" svg:height="0.014cm" svg:x="1.001cm" svg:y="19.639cm" svg:viewBox="0 0 27702 15" draw:points="0,15 27702,15 27702,0 0,0">
          <text:p/>
        </draw:polygon>
        <draw:polygon draw:style-name="gr61" draw:text-style-name="P4" draw:layer="layout" svg:width="27.701cm" svg:height="0.014cm" svg:x="1.001cm" svg:y="19.988cm" svg:viewBox="0 0 27702 15" draw:points="0,15 27702,15 27702,0 0,0">
          <text:p/>
        </draw:polygon>
        <draw:polygon draw:style-name="gr61" draw:text-style-name="P4" draw:layer="layout" svg:width="0.011cm" svg:height="18.303cm" svg:x="14.848cm" svg:y="1.001cm" svg:viewBox="0 0 12 18304" draw:points="0,18304 12,18304 12,0 0,0">
          <text:p/>
        </draw:polygon>
        <draw:frame draw:style-name="gr62" draw:text-style-name="P10" draw:layer="layout" svg:width="1.264cm" svg:height="0.331cm" svg:x="26.945cm" svg:y="19.656cm">
          <draw:text-box>
            <text:p text:style-name="P5"><text:span text:style-name="T13">Page</text:span><text:span text:style-name="T14"> </text:span><text:span text:style-name="T13">4</text:span><text:span text:style-name="T14">/</text:span><text:span text:style-name="T13">4</text:span></text:p>
          </draw:text-box>
        </draw:frame>
        <draw:frame draw:style-name="gr196" draw:text-style-name="P18" draw:layer="layout" svg:width="8.25cm" svg:height="2.25cm" svg:x="3.25cm" svg:y="2.5cm">
          <draw:text-box>
            <text:p text:style-name="P17"><text:span text:style-name="T21"><text:s text:c="6"/></text:span><text:span text:style-name="T21">0111 1111</text:span></text:p>
            <text:p text:style-name="P17"><text:span text:style-name="T21"><text:s text:c="2"/></text:span><text:span text:style-name="T21">+ <text:s/>1111 1111</text:span></text:p>
            <text:p text:style-name="P17"><text:span text:style-name="T21"><text:s text:c="5"/></text:span></text:p>
            <text:p text:style-name="P17"><text:span text:style-name="T21"><text:s text:c="6"/></text:span><text:span text:style-name="T21">0111 1110</text:span></text:p>
          </draw:text-box>
        </draw:frame>
        <draw:line draw:style-name="gr67" draw:text-style-name="P15" draw:layer="layout" svg:x1="2.75cm" svg:y1="3.5cm" svg:x2="6.75cm" svg:y2="3.5cm">
          <text:p/>
        </draw:line>
        <draw:frame draw:style-name="gr196" draw:text-style-name="P18" draw:layer="layout" svg:width="7cm" svg:height="2.25cm" svg:x="3.25cm" svg:y="5cm">
          <draw:text-box>
            <text:p text:style-name="P17"><text:span text:style-name="T21"><text:s text:c="6"/></text:span><text:span text:style-name="T21">0111 1111</text:span></text:p>
            <text:p text:style-name="P17"><text:span text:style-name="T21"><text:s text:c="2"/></text:span><text:span text:style-name="T21">+ <text:s/>0000 0001</text:span></text:p>
            <text:p text:style-name="P17"><text:span text:style-name="T21"/></text:p>
            <text:p text:style-name="P17"><text:span text:style-name="T21"><text:s text:c="5"/></text:span><text:span text:style-name="T21">1 000 0000</text:span></text:p>
          </draw:text-box>
        </draw:frame>
        <draw:line draw:style-name="gr67" draw:text-style-name="P15" draw:layer="layout" svg:x1="3cm" svg:y1="6cm" svg:x2="6.75cm" svg:y2="6cm">
          <text:p/>
        </draw:line>
        <draw:frame draw:style-name="gr197" draw:text-style-name="P20" draw:layer="layout" svg:width="0.75cm" svg:height="4.25cm" svg:x="12.5cm" svg:y="2.5cm">
          <draw:text-box>
            <text:p text:style-name="P19"><text:span text:style-name="T22"><text:s text:c="2"/></text:span></text:p>
            <text:p text:style-name="P19"><text:span text:style-name="T22"/></text:p>
          </draw:text-box>
        </draw:frame>
        <draw:frame draw:style-name="gr198" draw:text-style-name="P21" draw:layer="layout" svg:width="2.75cm" svg:height="6.397cm" svg:x="11.5cm" svg:y="2.75cm">
          <draw:text-box>
            <text:p><text:s/><text:span text:style-name="T22">0</text:span> <text:s text:c="3"/><text:span text:style-name="T22">1 <text:s text:c="5"/>0</text:span></text:p>
            <text:p><text:span text:style-name="T22"/></text:p>
            <text:p><text:span text:style-name="T22"/></text:p>
            <text:p><text:span text:style-name="T22"/></text:p>
            <text:p><text:span text:style-name="T22"><text:s text:c="3"/></text:span><text:span text:style-name="T22">1 <text:s text:c="5"/>0 <text:s text:c="6"/>1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draw:frame draw:style-name="gr196" draw:text-style-name="P18" draw:layer="layout" svg:width="7.75cm" svg:height="4.321cm" svg:x="3.25cm" svg:y="7.5cm">
          <draw:text-box>
            <text:p text:style-name="P17"><text:span text:style-name="T21"><text:s text:c="5"/></text:span><text:span text:style-name="T21">0001 0011</text:span></text:p>
            <text:p text:style-name="P17"><text:span text:style-name="T21"><text:s text:c="5"/></text:span><text:span text:style-name="T21">0001 1000</text:span></text:p>
            <text:p text:style-name="P17"><text:span text:style-name="T21"/></text:p>
            <text:p text:style-name="P17"><text:span text:style-name="T21"><text:s text:c="5"/></text:span><text:span text:style-name="T21">0010 1011</text:span></text:p>
            <text:p text:style-name="P17"><text:span text:style-name="T21"/></text:p>
            <text:p text:style-name="P17"><text:span text:style-name="T21"/></text:p>
            <text:p text:style-name="P17"><text:span text:style-name="T21"><text:s text:c="5"/></text:span><text:span text:style-name="T21">0001 1001</text:span></text:p>
            <text:p text:style-name="P17"><text:span text:style-name="T21"><text:s text:c="5"/></text:span><text:span text:style-name="T21">0000 0100</text:span></text:p>
            <text:p text:style-name="P17"><text:span text:style-name="T21"/></text:p>
            <text:p text:style-name="P17"><text:span text:style-name="T21"><text:s text:c="5"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New" svg:font-family="CourierNew" style:font-pitch="variable"/>
    <style:font-face style:name="CourierNew1" svg:font-family="CourierNew"/>
    <style:font-face style:name="CourierNewPS" svg:font-family="CourierNewPS" style:font-pitch="variable"/>
    <style:font-face style:name="CourierNewPS1" svg:font-family="CourierNewPS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4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9T09:56:10.925000000</dc:date>
    <meta:editing-duration>PT34M2S</meta:editing-duration>
    <meta:editing-cycles>2</meta:editing-cycles>
    <meta:generator>LibreOffice/7.2.6.2$Windows_X86_64 LibreOffice_project/b0ec3a565991f7569a5a7f5d24fed7f52653d754</meta:generator>
    <meta:document-statistic meta:object-count="725"/>
  </office:meta>
</office:document-meta>
</file>